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none"/>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none"/>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none"/>
      <style:text-properties style:use-window-font-color="true" style:text-outline="false" style:text-line-through-style="none" style:text-line-through-type="none" style:font-name="Liberation Serif" fo:font-size="10pt" fo:language="pt" fo:country="BR"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pt" fo:country="BR" fo:font-style="italic"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5" table:default-cell-style-name="Default"/>
        <table:table-row table:style-name="ro1">
          <table:table-cell table:style-name="ce1" office:value-type="string" calcext:value-type="string">
            <table:cell-range-source table:name="HTML_1" xlink:type="simple" xlink:href="https://en.wikipedia.org/wiki/Template:COVID-19_pandemic_data" table:filter-name="calc_HTML_WebQuery" table:filter-options="0 1" table:last-column-spanned="6" table:last-row-spanned="523"/>
            <text:p>Location<text:a xlink:href="#cite_note-1" xlink:type="simple">[a]</text:a> </text:p>
          </table:table-cell>
          <table:table-cell/>
          <table:table-cell table:style-name="ce6" office:value-type="string" calcext:value-type="string">
            <text:p>Cases<text:a xlink:href="#cite_note-ccc-3" xlink:type="simple">[b]</text:a> </text:p>
          </table:table-cell>
          <table:table-cell table:style-name="ce6" office:value-type="string" calcext:value-type="string">
            <text:p>Deaths<text:a xlink:href="#cite_note-4" xlink:type="simple">[c]</text:a> </text:p>
          </table:table-cell>
          <table:table-cell table:style-name="ce6" office:value-type="string" calcext:value-type="string">
            <text:p>Recov.<text:a xlink:href="#cite_note-5" xlink:type="simple">[d]</text:a> </text:p>
          </table:table-cell>
          <table:table-cell table:style-name="ce6" office:value-type="string" calcext:value-type="string">
            <text:p>Ref.</text:p>
          </table:table-cell>
        </table:table-row>
        <table:table-row table:style-name="ro1">
          <table:table-cell/>
          <table:table-cell table:style-name="ce6" office:value-type="string" calcext:value-type="string">
            <text:p>World<text:a xlink:href="#cite_note-6" xlink:type="simple">[e]</text:a> </text:p>
          </table:table-cell>
          <table:table-cell table:style-name="ce6" office:value-type="string" calcext:value-type="string">
            <text:p>136,315,604</text:p>
          </table:table-cell>
          <table:table-cell table:style-name="ce6" office:value-type="string" calcext:value-type="string">
            <text:p>2,940,833</text:p>
          </table:table-cell>
          <table:table-cell table:style-name="ce6" office:value-type="string" calcext:value-type="string">
            <text:p>77,593,298</text:p>
          </table:table-cell>
          <table:table-cell table:style-name="ce6" office:value-type="string" calcext:value-type="string">
            <text:p><text:a xlink:href="#cite_note-JHU_ticker-7" xlink:type="simple">[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United_States" xlink:type="simple">United States</text:a><text:a xlink:href="#cite_note-14" xlink:type="simple">[f]</text:a> </text:p>
          </table:table-cell>
          <table:table-cell table:style-name="ce8" office:value-type="string" calcext:value-type="string">
            <text:p>31,442,604</text:p>
          </table:table-cell>
          <table:table-cell table:style-name="ce8" office:value-type="float" office:value="567.894" calcext:value-type="float">
            <text:p>567,894</text:p>
          </table:table-cell>
          <table:table-cell table:style-name="ce8" office:value-type="string" calcext:value-type="string">
            <text:p>No data</text:p>
          </table:table-cell>
          <table:table-cell table:style-name="ce8" office:value-type="string" calcext:value-type="string">
            <text:p><text:a xlink:href="#cite_note-:1p3a-15" xlink:type="simple">[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ndia" xlink:type="simple">India</text:a> </text:p>
          </table:table-cell>
          <table:table-cell table:style-name="ce8" office:value-type="string" calcext:value-type="string">
            <text:p>13,527,717</text:p>
          </table:table-cell>
          <table:table-cell table:style-name="ce8" office:value-type="float" office:value="170.179" calcext:value-type="float">
            <text:p>170,179</text:p>
          </table:table-cell>
          <table:table-cell table:style-name="ce8" office:value-type="string" calcext:value-type="string">
            <text:p>12,156,529</text:p>
          </table:table-cell>
          <table:table-cell table:style-name="ce8" office:value-type="string" calcext:value-type="string">
            <text:p><text:a xlink:href="#cite_note-16" xlink:type="simple">[1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razil" xlink:type="simple">Brazil</text:a> </text:p>
          </table:table-cell>
          <table:table-cell table:style-name="ce8" office:value-type="string" calcext:value-type="string">
            <text:p>13,521,409</text:p>
          </table:table-cell>
          <table:table-cell table:style-name="ce8" office:value-type="float" office:value="355.031" calcext:value-type="float">
            <text:p>355,031</text:p>
          </table:table-cell>
          <table:table-cell table:style-name="ce8" office:value-type="string" calcext:value-type="string">
            <text:p>11,957,068</text:p>
          </table:table-cell>
          <table:table-cell table:style-name="ce8" office:value-type="string" calcext:value-type="string">
            <text:p><text:a xlink:href="#cite_note-17" xlink:type="simple">[11]</text:a><text:a xlink:href="#cite_note-18" xlink:type="simple">[1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France" xlink:type="simple">France</text:a><text:a xlink:href="#cite_note-20" xlink:type="simple">[g]</text:a> </text:p>
          </table:table-cell>
          <table:table-cell table:style-name="ce8" office:value-type="string" calcext:value-type="string">
            <text:p>5,067,216</text:p>
          </table:table-cell>
          <table:table-cell table:style-name="ce8" office:value-type="float" office:value="99.135" calcext:value-type="float">
            <text:p>99,135</text:p>
          </table:table-cell>
          <table:table-cell table:style-name="ce8" office:value-type="string" calcext:value-type="string">
            <text:p>No data</text:p>
          </table:table-cell>
          <table:table-cell table:style-name="ce8" office:value-type="string" calcext:value-type="string">
            <text:p><text:a xlink:href="#cite_note-gov-fr-19" xlink:type="simple">[13]</text:a><text:a xlink:href="#cite_note-SPF-21" xlink:type="simple">[1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Russia" xlink:type="simple">Russia</text:a><text:a xlink:href="#cite_note-22" xlink:type="simple">[h]</text:a> </text:p>
          </table:table-cell>
          <table:table-cell table:style-name="ce8" office:value-type="string" calcext:value-type="string">
            <text:p>4,649,710</text:p>
          </table:table-cell>
          <table:table-cell table:style-name="ce8" office:value-type="float" office:value="103.263" calcext:value-type="float">
            <text:p>103,263</text:p>
          </table:table-cell>
          <table:table-cell table:style-name="ce8" office:value-type="string" calcext:value-type="string">
            <text:p>4,272,165</text:p>
          </table:table-cell>
          <table:table-cell table:style-name="ce8" office:value-type="string" calcext:value-type="string">
            <text:p><text:a xlink:href="#cite_note-23" xlink:type="simple">[1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United_Kingdom" xlink:type="simple">United Kingdom</text:a><text:a xlink:href="#cite_note-25" xlink:type="simple">[i]</text:a> </text:p>
          </table:table-cell>
          <table:table-cell table:style-name="ce8" office:value-type="string" calcext:value-type="string">
            <text:p>4,373,343</text:p>
          </table:table-cell>
          <table:table-cell table:style-name="ce8" office:value-type="float" office:value="127.1" calcext:value-type="float">
            <text:p>127,1</text:p>
          </table:table-cell>
          <table:table-cell table:style-name="ce8" office:value-type="string" calcext:value-type="string">
            <text:p>No data</text:p>
          </table:table-cell>
          <table:table-cell table:style-name="ce8" office:value-type="string" calcext:value-type="string">
            <text:p><text:a xlink:href="#cite_note-26" xlink:type="simple">[1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urkey" xlink:type="simple">Turkey</text:a><text:a xlink:href="#cite_note-30" xlink:type="simple">[j]</text:a> </text:p>
          </table:table-cell>
          <table:table-cell table:style-name="ce8" office:value-type="string" calcext:value-type="string">
            <text:p>3,903,573</text:p>
          </table:table-cell>
          <table:table-cell table:style-name="ce8" office:value-type="float" office:value="34.182" calcext:value-type="float">
            <text:p>34,182</text:p>
          </table:table-cell>
          <table:table-cell table:style-name="ce8" office:value-type="string" calcext:value-type="string">
            <text:p>3,372,629</text:p>
          </table:table-cell>
          <table:table-cell table:style-name="ce8" office:value-type="string" calcext:value-type="string">
            <text:p><text:a xlink:href="#cite_note-31" xlink:type="simple">[2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taly" xlink:type="simple">Italy</text:a> </text:p>
          </table:table-cell>
          <table:table-cell table:style-name="ce8" office:value-type="string" calcext:value-type="string">
            <text:p>3,779,594</text:p>
          </table:table-cell>
          <table:table-cell table:style-name="ce8" office:value-type="float" office:value="114.612" calcext:value-type="float">
            <text:p>114,612</text:p>
          </table:table-cell>
          <table:table-cell table:style-name="ce8" office:value-type="string" calcext:value-type="string">
            <text:p>3,140,565</text:p>
          </table:table-cell>
          <table:table-cell table:style-name="ce8" office:value-type="string" calcext:value-type="string">
            <text:p><text:a xlink:href="#cite_note-32" xlink:type="simple">[2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pain" xlink:type="simple">Spain</text:a><text:a xlink:href="#cite_note-33" xlink:type="simple">[k]</text:a> </text:p>
          </table:table-cell>
          <table:table-cell table:style-name="ce8" office:value-type="string" calcext:value-type="string">
            <text:p>3,370,256</text:p>
          </table:table-cell>
          <table:table-cell table:style-name="ce8" office:value-type="float" office:value="76.525" calcext:value-type="float">
            <text:p>76,525</text:p>
          </table:table-cell>
          <table:table-cell table:style-name="ce8" office:value-type="string" calcext:value-type="string">
            <text:p>No data</text:p>
          </table:table-cell>
          <table:table-cell table:style-name="ce8" office:value-type="string" calcext:value-type="string">
            <text:p><text:a xlink:href="#cite_note-es-rtve-34" xlink:type="simple">[2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ermany" xlink:type="simple">Germany</text:a><text:a xlink:href="#cite_note-37" xlink:type="simple">[l]</text:a> </text:p>
          </table:table-cell>
          <table:table-cell table:style-name="ce8" office:value-type="string" calcext:value-type="string">
            <text:p>3,021,064</text:p>
          </table:table-cell>
          <table:table-cell table:style-name="ce8" office:value-type="float" office:value="79.11" calcext:value-type="float">
            <text:p>79,11</text:p>
          </table:table-cell>
          <table:table-cell table:style-name="ce8" office:value-type="string" calcext:value-type="string">
            <text:p>2,683,814</text:p>
          </table:table-cell>
          <table:table-cell table:style-name="ce8" office:value-type="string" calcext:value-type="string">
            <text:p><text:a xlink:href="#cite_note-tagesspiegel-36" xlink:type="simple">[25]</text:a><text:a xlink:href="#cite_note-zeit-35" xlink:type="simple">[2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oland" xlink:type="simple">Poland</text:a> </text:p>
          </table:table-cell>
          <table:table-cell table:style-name="ce8" office:value-type="string" calcext:value-type="string">
            <text:p>2,586,647</text:p>
          </table:table-cell>
          <table:table-cell table:style-name="ce8" office:value-type="float" office:value="58.481" calcext:value-type="float">
            <text:p>58,481</text:p>
          </table:table-cell>
          <table:table-cell table:style-name="ce8" office:value-type="string" calcext:value-type="string">
            <text:p>2,197,782</text:p>
          </table:table-cell>
          <table:table-cell table:style-name="ce8" office:value-type="string" calcext:value-type="string">
            <text:p><text:a xlink:href="#cite_note-38" xlink:type="simple">[2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olombia" xlink:type="simple">Colombia</text:a> </text:p>
          </table:table-cell>
          <table:table-cell table:style-name="ce8" office:value-type="string" calcext:value-type="string">
            <text:p>2,552,937</text:p>
          </table:table-cell>
          <table:table-cell table:style-name="ce8" office:value-type="float" office:value="66.156" calcext:value-type="float">
            <text:p>66,156</text:p>
          </table:table-cell>
          <table:table-cell table:style-name="ce8" office:value-type="string" calcext:value-type="string">
            <text:p>2,395,733</text:p>
          </table:table-cell>
          <table:table-cell table:style-name="ce8" office:value-type="string" calcext:value-type="string">
            <text:p><text:a xlink:href="#cite_note-39" xlink:type="simple">[2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rgentina" xlink:type="simple">Argentina</text:a><text:a xlink:href="#cite_note-41" xlink:type="simple">[m]</text:a> </text:p>
          </table:table-cell>
          <table:table-cell table:style-name="ce8" office:value-type="string" calcext:value-type="string">
            <text:p>2,551,945</text:p>
          </table:table-cell>
          <table:table-cell table:style-name="ce8" office:value-type="float" office:value="57.975" calcext:value-type="float">
            <text:p>57,975</text:p>
          </table:table-cell>
          <table:table-cell table:style-name="ce8" office:value-type="string" calcext:value-type="string">
            <text:p>2,247,070</text:p>
          </table:table-cell>
          <table:table-cell table:style-name="ce8" office:value-type="string" calcext:value-type="string">
            <text:p><text:a xlink:href="#cite_note-42" xlink:type="simple">[2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exico" xlink:type="simple">Mexico</text:a> </text:p>
          </table:table-cell>
          <table:table-cell table:style-name="ce8" office:value-type="string" calcext:value-type="string">
            <text:p>2,280,213</text:p>
          </table:table-cell>
          <table:table-cell table:style-name="ce8" office:value-type="float" office:value="209.338" calcext:value-type="float">
            <text:p>209,338</text:p>
          </table:table-cell>
          <table:table-cell table:style-name="ce8" office:value-type="string" calcext:value-type="string">
            <text:p>1,809,921</text:p>
          </table:table-cell>
          <table:table-cell table:style-name="ce8" office:value-type="string" calcext:value-type="string">
            <text:p><text:a xlink:href="#cite_note-43" xlink:type="simple">[3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ran" xlink:type="simple">Iran</text:a> </text:p>
          </table:table-cell>
          <table:table-cell table:style-name="ce8" office:value-type="string" calcext:value-type="string">
            <text:p>2,070,141</text:p>
          </table:table-cell>
          <table:table-cell table:style-name="ce8" office:value-type="float" office:value="64.49" calcext:value-type="float">
            <text:p>64,49</text:p>
          </table:table-cell>
          <table:table-cell table:style-name="ce8" office:value-type="string" calcext:value-type="string">
            <text:p>1,710,974</text:p>
          </table:table-cell>
          <table:table-cell table:style-name="ce8" office:value-type="string" calcext:value-type="string">
            <text:p><text:a xlink:href="#cite_note-44" xlink:type="simple">[3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Ukraine" xlink:type="simple">Ukraine</text:a><text:a xlink:href="#cite_note-45" xlink:type="simple">[n]</text:a> </text:p>
          </table:table-cell>
          <table:table-cell table:style-name="ce8" office:value-type="string" calcext:value-type="string">
            <text:p>1,861,105</text:p>
          </table:table-cell>
          <table:table-cell table:style-name="ce8" office:value-type="float" office:value="37.301" calcext:value-type="float">
            <text:p>37,301</text:p>
          </table:table-cell>
          <table:table-cell table:style-name="ce8" office:value-type="string" calcext:value-type="string">
            <text:p>1,416,215</text:p>
          </table:table-cell>
          <table:table-cell table:style-name="ce8" office:value-type="string" calcext:value-type="string">
            <text:p><text:a xlink:href="#cite_note-46" xlink:type="simple">[32]</text:a><text:a xlink:href="#cite_note-47" xlink:type="simple">[3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eru" xlink:type="simple">Peru</text:a> </text:p>
          </table:table-cell>
          <table:table-cell table:style-name="ce8" office:value-type="string" calcext:value-type="string">
            <text:p>1,647,694</text:p>
          </table:table-cell>
          <table:table-cell table:style-name="ce8" office:value-type="float" office:value="54.903" calcext:value-type="float">
            <text:p>54,903</text:p>
          </table:table-cell>
          <table:table-cell table:style-name="ce8" office:value-type="string" calcext:value-type="string">
            <text:p>1,566,543</text:p>
          </table:table-cell>
          <table:table-cell table:style-name="ce8" office:value-type="string" calcext:value-type="string">
            <text:p><text:a xlink:href="#cite_note-48" xlink:type="simple">[34]</text:a><text:a xlink:href="#cite_note-49" xlink:type="simple">[3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Czech_Republic" xlink:type="simple">Czech Republic</text:a> </text:p>
          </table:table-cell>
          <table:table-cell table:style-name="ce8" office:value-type="string" calcext:value-type="string">
            <text:p>1,581,184</text:p>
          </table:table-cell>
          <table:table-cell table:style-name="ce8" office:value-type="float" office:value="27.918" calcext:value-type="float">
            <text:p>27,918</text:p>
          </table:table-cell>
          <table:table-cell table:style-name="ce8" office:value-type="string" calcext:value-type="string">
            <text:p>1,466,296</text:p>
          </table:table-cell>
          <table:table-cell table:style-name="ce8" office:value-type="string" calcext:value-type="string">
            <text:p><text:a xlink:href="#cite_note-50" xlink:type="simple">[3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uth_Africa" xlink:type="simple">South Africa</text:a> </text:p>
          </table:table-cell>
          <table:table-cell table:style-name="ce8" office:value-type="string" calcext:value-type="string">
            <text:p>1,559,113</text:p>
          </table:table-cell>
          <table:table-cell table:style-name="ce8" office:value-type="float" office:value="53.356" calcext:value-type="float">
            <text:p>53,356</text:p>
          </table:table-cell>
          <table:table-cell table:style-name="ce8" office:value-type="string" calcext:value-type="string">
            <text:p>1,484,356</text:p>
          </table:table-cell>
          <table:table-cell table:style-name="ce8" office:value-type="string" calcext:value-type="string">
            <text:p><text:a xlink:href="#cite_note-51" xlink:type="simple">[37]</text:a><text:a xlink:href="#cite_note-52" xlink:type="simple">[3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ndonesia" xlink:type="simple">Indonesia</text:a> </text:p>
          </table:table-cell>
          <table:table-cell table:style-name="ce8" office:value-type="string" calcext:value-type="string">
            <text:p>1,571,824</text:p>
          </table:table-cell>
          <table:table-cell table:style-name="ce8" office:value-type="float" office:value="42.656" calcext:value-type="float">
            <text:p>42,656</text:p>
          </table:table-cell>
          <table:table-cell table:style-name="ce8" office:value-type="string" calcext:value-type="string">
            <text:p>1,419,796</text:p>
          </table:table-cell>
          <table:table-cell table:style-name="ce8" office:value-type="string" calcext:value-type="string">
            <text:p><text:a xlink:href="#cite_note-wikidata-0a91f56b030eec008f2f702e57998b44ea41e8ab-v3-53" xlink:type="simple">[3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Netherlands" xlink:type="simple">Netherlands</text:a><text:a xlink:href="#cite_note-55" xlink:type="simple">[o]</text:a> </text:p>
          </table:table-cell>
          <table:table-cell table:style-name="ce8" office:value-type="string" calcext:value-type="string">
            <text:p>1,342,447</text:p>
          </table:table-cell>
          <table:table-cell table:style-name="ce8" office:value-type="float" office:value="16.754" calcext:value-type="float">
            <text:p>16,754</text:p>
          </table:table-cell>
          <table:table-cell table:style-name="ce8" office:value-type="string" calcext:value-type="string">
            <text:p>No data</text:p>
          </table:table-cell>
          <table:table-cell table:style-name="ce8" office:value-type="string" calcext:value-type="string">
            <text:p><text:a xlink:href="#cite_note-actueel-56" xlink:type="simple">[41]</text:a><text:a xlink:href="#cite_note-57" xlink:type="simple">[4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hile" xlink:type="simple">Chile</text:a><text:a xlink:href="#cite_note-61" xlink:type="simple">[p]</text:a> </text:p>
          </table:table-cell>
          <table:table-cell table:style-name="ce8" office:value-type="string" calcext:value-type="string">
            <text:p>1,068,522</text:p>
          </table:table-cell>
          <table:table-cell table:style-name="ce8" office:value-type="float" office:value="24.213" calcext:value-type="float">
            <text:p>24,213</text:p>
          </table:table-cell>
          <table:table-cell table:style-name="ce8" office:value-type="float" office:value="998.4" calcext:value-type="float">
            <text:p>998,4</text:p>
          </table:table-cell>
          <table:table-cell table:style-name="ce8" office:value-type="string" calcext:value-type="string">
            <text:p><text:a xlink:href="#cite_note-62" xlink:type="simple">[4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anada" xlink:type="simple">Canada</text:a><text:a xlink:href="#cite_note-65" xlink:type="simple">[q]</text:a> </text:p>
          </table:table-cell>
          <table:table-cell table:style-name="ce8" office:value-type="string" calcext:value-type="string">
            <text:p>1,052,539</text:p>
          </table:table-cell>
          <table:table-cell table:style-name="ce8" office:value-type="float" office:value="23.287" calcext:value-type="float">
            <text:p>23,287</text:p>
          </table:table-cell>
          <table:table-cell table:style-name="ce8" office:value-type="float" office:value="958.633" calcext:value-type="float">
            <text:p>958,633</text:p>
          </table:table-cell>
          <table:table-cell table:style-name="ce8" office:value-type="string" calcext:value-type="string">
            <text:p><text:a xlink:href="#cite_note-66" xlink:type="simple">[4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Romania" xlink:type="simple">Romania</text:a> </text:p>
          </table:table-cell>
          <table:table-cell table:style-name="ce8" office:value-type="string" calcext:value-type="string">
            <text:p>1,008,490</text:p>
          </table:table-cell>
          <table:table-cell table:style-name="ce8" office:value-type="float" office:value="25.248" calcext:value-type="float">
            <text:p>25,248</text:p>
          </table:table-cell>
          <table:table-cell table:style-name="ce8" office:value-type="float" office:value="910.298" calcext:value-type="float">
            <text:p>910,298</text:p>
          </table:table-cell>
          <table:table-cell table:style-name="ce8" office:value-type="string" calcext:value-type="string">
            <text:p><text:a xlink:href="#cite_note-67" xlink:type="simple">[5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lgium" xlink:type="simple">Belgium</text:a><text:a xlink:href="#cite_note-69" xlink:type="simple">[r]</text:a> </text:p>
          </table:table-cell>
          <table:table-cell table:style-name="ce8" office:value-type="float" office:value="925.476" calcext:value-type="float">
            <text:p>925,476</text:p>
          </table:table-cell>
          <table:table-cell table:style-name="ce8" office:value-type="float" office:value="23.473" calcext:value-type="float">
            <text:p>23,473</text:p>
          </table:table-cell>
          <table:table-cell table:style-name="ce8" office:value-type="string" calcext:value-type="string">
            <text:p>No data</text:p>
          </table:table-cell>
          <table:table-cell table:style-name="ce8" office:value-type="string" calcext:value-type="string">
            <text:p><text:a xlink:href="#cite_note-70" xlink:type="simple">[52]</text:a><text:a xlink:href="#cite_note-71" xlink:type="simple">[5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raq" xlink:type="simple">Iraq</text:a> </text:p>
          </table:table-cell>
          <table:table-cell table:style-name="ce8" office:value-type="float" office:value="924.946" calcext:value-type="float">
            <text:p>924,946</text:p>
          </table:table-cell>
          <table:table-cell table:style-name="ce8" office:value-type="float" office:value="14.713" calcext:value-type="float">
            <text:p>14,713</text:p>
          </table:table-cell>
          <table:table-cell table:style-name="ce8" office:value-type="float" office:value="814.853" calcext:value-type="float">
            <text:p>814,853</text:p>
          </table:table-cell>
          <table:table-cell table:style-name="ce8" office:value-type="string" calcext:value-type="string">
            <text:p><text:a xlink:href="#cite_note-72" xlink:type="simple">[5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Philippines" xlink:type="simple">Philippines</text:a> </text:p>
          </table:table-cell>
          <table:table-cell table:style-name="ce8" office:value-type="float" office:value="876.225" calcext:value-type="float">
            <text:p>876,225</text:p>
          </table:table-cell>
          <table:table-cell table:style-name="ce8" office:value-type="float" office:value="15.149" calcext:value-type="float">
            <text:p>15,149</text:p>
          </table:table-cell>
          <table:table-cell table:style-name="ce8" office:value-type="float" office:value="703.625" calcext:value-type="float">
            <text:p>703,625</text:p>
          </table:table-cell>
          <table:table-cell table:style-name="ce8" office:value-type="string" calcext:value-type="string">
            <text:p><text:a xlink:href="#cite_note-73" xlink:type="simple">[55]</text:a><text:a xlink:href="#cite_note-74" xlink:type="simple">[5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weden" xlink:type="simple">Sweden</text:a> </text:p>
          </table:table-cell>
          <table:table-cell table:style-name="ce8" office:value-type="float" office:value="857.401" calcext:value-type="float">
            <text:p>857,401</text:p>
          </table:table-cell>
          <table:table-cell table:style-name="ce8" office:value-type="float" office:value="13.621" calcext:value-type="float">
            <text:p>13,621</text:p>
          </table:table-cell>
          <table:table-cell table:style-name="ce8" office:value-type="string" calcext:value-type="string">
            <text:p>No data</text:p>
          </table:table-cell>
          <table:table-cell table:style-name="ce8" office:value-type="string" calcext:value-type="string">
            <text:p><text:a xlink:href="#cite_note-FHM_Official_stats-75" xlink:type="simple">[5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srael" xlink:type="simple">Israel</text:a><text:a xlink:href="#cite_note-76" xlink:type="simple">[s]</text:a> </text:p>
          </table:table-cell>
          <table:table-cell table:style-name="ce8" office:value-type="float" office:value="835.811" calcext:value-type="float">
            <text:p>835,811</text:p>
          </table:table-cell>
          <table:table-cell table:style-name="ce8" office:value-type="float" office:value="6.292" calcext:value-type="float">
            <text:p>6,292</text:p>
          </table:table-cell>
          <table:table-cell table:style-name="ce8" office:value-type="float" office:value="825.515" calcext:value-type="float">
            <text:p>825,515</text:p>
          </table:table-cell>
          <table:table-cell table:style-name="ce8" office:value-type="string" calcext:value-type="string">
            <text:p><text:a xlink:href="#cite_note-77" xlink:type="simple">[5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ortugal" xlink:type="simple">Portugal</text:a> </text:p>
          </table:table-cell>
          <table:table-cell table:style-name="ce8" office:value-type="float" office:value="827.765" calcext:value-type="float">
            <text:p>827,765</text:p>
          </table:table-cell>
          <table:table-cell table:style-name="ce8" office:value-type="float" office:value="16.918" calcext:value-type="float">
            <text:p>16,918</text:p>
          </table:table-cell>
          <table:table-cell table:style-name="ce8" office:value-type="float" office:value="785.063" calcext:value-type="float">
            <text:p>785,063</text:p>
          </table:table-cell>
          <table:table-cell table:style-name="ce8" office:value-type="string" calcext:value-type="string">
            <text:p><text:a xlink:href="#cite_note-78" xlink:type="simple">[59]</text:a><text:a xlink:href="#cite_note-79" xlink:type="simple">[6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akistan" xlink:type="simple">Pakistan</text:a> </text:p>
          </table:table-cell>
          <table:table-cell table:style-name="ce8" office:value-type="float" office:value="725.602" calcext:value-type="float">
            <text:p>725,602</text:p>
          </table:table-cell>
          <table:table-cell table:style-name="ce8" office:value-type="float" office:value="15.501" calcext:value-type="float">
            <text:p>15,501</text:p>
          </table:table-cell>
          <table:table-cell table:style-name="ce8" office:value-type="float" office:value="634.835" calcext:value-type="float">
            <text:p>634,835</text:p>
          </table:table-cell>
          <table:table-cell table:style-name="ce8" office:value-type="string" calcext:value-type="string">
            <text:p><text:a xlink:href="#cite_note-80" xlink:type="simple">[6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Hungary" xlink:type="simple">Hungary</text:a> </text:p>
          </table:table-cell>
          <table:table-cell table:style-name="ce8" office:value-type="float" office:value="725.241" calcext:value-type="float">
            <text:p>725,241</text:p>
          </table:table-cell>
          <table:table-cell table:style-name="ce8" office:value-type="float" office:value="23.708" calcext:value-type="float">
            <text:p>23,708</text:p>
          </table:table-cell>
          <table:table-cell table:style-name="ce8" office:value-type="float" office:value="429.074" calcext:value-type="float">
            <text:p>429,074</text:p>
          </table:table-cell>
          <table:table-cell table:style-name="ce8" office:value-type="string" calcext:value-type="string">
            <text:p><text:a xlink:href="#cite_note-81" xlink:type="simple">[6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angladesh" xlink:type="simple">Bangladesh</text:a> </text:p>
          </table:table-cell>
          <table:table-cell table:style-name="ce8" office:value-type="float" office:value="691.957" calcext:value-type="float">
            <text:p>691,957</text:p>
          </table:table-cell>
          <table:table-cell table:style-name="ce8" office:value-type="float" office:value="9.822" calcext:value-type="float">
            <text:p>9,822</text:p>
          </table:table-cell>
          <table:table-cell table:style-name="ce8" office:value-type="float" office:value="581.113" calcext:value-type="float">
            <text:p>581,113</text:p>
          </table:table-cell>
          <table:table-cell table:style-name="ce8" office:value-type="string" calcext:value-type="string">
            <text:p><text:a xlink:href="#cite_note-82" xlink:type="simple">[63]</text:a><text:a xlink:href="#cite_note-83" xlink:type="simple">[6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Jordan" xlink:type="simple">Jordan</text:a> </text:p>
          </table:table-cell>
          <table:table-cell table:style-name="ce8" office:value-type="float" office:value="665.735" calcext:value-type="float">
            <text:p>665,735</text:p>
          </table:table-cell>
          <table:table-cell table:style-name="ce8" office:value-type="float" office:value="7.773" calcext:value-type="float">
            <text:p>7,773</text:p>
          </table:table-cell>
          <table:table-cell table:style-name="ce8" office:value-type="float" office:value="596.293" calcext:value-type="float">
            <text:p>596,293</text:p>
          </table:table-cell>
          <table:table-cell table:style-name="ce8" office:value-type="string" calcext:value-type="string">
            <text:p><text:a xlink:href="#cite_note-84" xlink:type="simple">[6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erbia" xlink:type="simple">Serbia</text:a><text:a xlink:href="#cite_note-85" xlink:type="simple">[t]</text:a> </text:p>
          </table:table-cell>
          <table:table-cell table:style-name="ce8" office:value-type="float" office:value="645.173" calcext:value-type="float">
            <text:p>645,173</text:p>
          </table:table-cell>
          <table:table-cell table:style-name="ce8" office:value-type="float" office:value="5.773" calcext:value-type="float">
            <text:p>5,773</text:p>
          </table:table-cell>
          <table:table-cell table:style-name="ce8" office:value-type="string" calcext:value-type="string">
            <text:p>No data</text:p>
          </table:table-cell>
          <table:table-cell table:style-name="ce8" office:value-type="string" calcext:value-type="string">
            <text:p><text:a xlink:href="#cite_note-86" xlink:type="simple">[6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witzerland" xlink:type="simple">Switzerland</text:a><text:a xlink:href="#cite_note-87" xlink:type="simple">[u]</text:a> </text:p>
          </table:table-cell>
          <table:table-cell table:style-name="ce8" office:value-type="float" office:value="623.126" calcext:value-type="float">
            <text:p>623,126</text:p>
          </table:table-cell>
          <table:table-cell table:style-name="ce8" office:value-type="float" office:value="9.82" calcext:value-type="float">
            <text:p>9,82</text:p>
          </table:table-cell>
          <table:table-cell table:style-name="ce8" office:value-type="float" office:value="317.6" calcext:value-type="float">
            <text:p>317,6</text:p>
          </table:table-cell>
          <table:table-cell table:style-name="ce8" office:value-type="string" calcext:value-type="string">
            <text:p><text:a xlink:href="#cite_note-88" xlink:type="simple">[67]</text:a><text:a xlink:href="#cite_note-89" xlink:type="simple">[6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ustria" xlink:type="simple">Austria</text:a> </text:p>
          </table:table-cell>
          <table:table-cell table:style-name="ce8" office:value-type="float" office:value="574.755" calcext:value-type="float">
            <text:p>574,755</text:p>
          </table:table-cell>
          <table:table-cell table:style-name="ce8" office:value-type="float" office:value="9.662" calcext:value-type="float">
            <text:p>9,662</text:p>
          </table:table-cell>
          <table:table-cell table:style-name="ce8" office:value-type="float" office:value="532.539" calcext:value-type="float">
            <text:p>532,539</text:p>
          </table:table-cell>
          <table:table-cell table:style-name="ce8" office:value-type="string" calcext:value-type="string">
            <text:p><text:a xlink:href="#cite_note-90" xlink:type="simple">[6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Japan" xlink:type="simple">Japan</text:a><text:a xlink:href="#cite_note-DiamondPrincess-91" xlink:type="simple">[v]</text:a> </text:p>
          </table:table-cell>
          <table:table-cell table:style-name="ce8" office:value-type="float" office:value="506.286" calcext:value-type="float">
            <text:p>506,286</text:p>
          </table:table-cell>
          <table:table-cell table:style-name="ce8" office:value-type="float" office:value="9.4" calcext:value-type="float">
            <text:p>9,4</text:p>
          </table:table-cell>
          <table:table-cell table:style-name="ce8" office:value-type="float" office:value="465.916" calcext:value-type="float">
            <text:p>465,916</text:p>
          </table:table-cell>
          <table:table-cell table:style-name="ce8" office:value-type="string" calcext:value-type="string">
            <text:p><text:a xlink:href="#cite_note-92" xlink:type="simple">[7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rocco" xlink:type="simple">Morocco</text:a><text:a xlink:href="#cite_note-93" xlink:type="simple">[w]</text:a> </text:p>
          </table:table-cell>
          <table:table-cell table:style-name="ce8" office:value-type="float" office:value="501.688" calcext:value-type="float">
            <text:p>501,688</text:p>
          </table:table-cell>
          <table:table-cell table:style-name="ce8" office:value-type="float" office:value="8.891" calcext:value-type="float">
            <text:p>8,891</text:p>
          </table:table-cell>
          <table:table-cell table:style-name="ce8" office:value-type="float" office:value="488.015" calcext:value-type="float">
            <text:p>488,015</text:p>
          </table:table-cell>
          <table:table-cell table:style-name="ce8" office:value-type="string" calcext:value-type="string">
            <text:p><text:a xlink:href="#cite_note-94" xlink:type="simple">[7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ebanon" xlink:type="simple">Lebanon</text:a> </text:p>
          </table:table-cell>
          <table:table-cell table:style-name="ce8" office:value-type="float" office:value="496.846" calcext:value-type="float">
            <text:p>496,846</text:p>
          </table:table-cell>
          <table:table-cell table:style-name="ce8" office:value-type="float" office:value="6.661" calcext:value-type="float">
            <text:p>6,661</text:p>
          </table:table-cell>
          <table:table-cell table:style-name="ce8" office:value-type="float" office:value="402.172" calcext:value-type="float">
            <text:p>402,172</text:p>
          </table:table-cell>
          <table:table-cell table:style-name="ce8" office:value-type="string" calcext:value-type="string">
            <text:p><text:a xlink:href="#cite_note-95" xlink:type="simple">[7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United_Arab_Emirates" xlink:type="simple">United Arab Emirates</text:a> </text:p>
          </table:table-cell>
          <table:table-cell table:style-name="ce8" office:value-type="float" office:value="485.675" calcext:value-type="float">
            <text:p>485,675</text:p>
          </table:table-cell>
          <table:table-cell table:style-name="ce8" office:value-type="float" office:value="1.533" calcext:value-type="float">
            <text:p>1,533</text:p>
          </table:table-cell>
          <table:table-cell table:style-name="ce8" office:value-type="float" office:value="470.175" calcext:value-type="float">
            <text:p>470,175</text:p>
          </table:table-cell>
          <table:table-cell table:style-name="ce8" office:value-type="string" calcext:value-type="string">
            <text:p><text:a xlink:href="#cite_note-96" xlink:type="simple">[7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udi_Arabia" xlink:type="simple">Saudi Arabia</text:a> </text:p>
          </table:table-cell>
          <table:table-cell table:style-name="ce8" office:value-type="float" office:value="398.435" calcext:value-type="float">
            <text:p>398,435</text:p>
          </table:table-cell>
          <table:table-cell table:style-name="ce8" office:value-type="float" office:value="6.754" calcext:value-type="float">
            <text:p>6,754</text:p>
          </table:table-cell>
          <table:table-cell table:style-name="ce8" office:value-type="float" office:value="383.321" calcext:value-type="float">
            <text:p>383,321</text:p>
          </table:table-cell>
          <table:table-cell table:style-name="ce8" office:value-type="string" calcext:value-type="string">
            <text:p><text:a xlink:href="#cite_note-97" xlink:type="simple">[7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ulgaria" xlink:type="simple">Bulgaria</text:a> </text:p>
          </table:table-cell>
          <table:table-cell table:style-name="ce8" office:value-type="float" office:value="375.115" calcext:value-type="float">
            <text:p>375,115</text:p>
          </table:table-cell>
          <table:table-cell table:style-name="ce8" office:value-type="float" office:value="14.619" calcext:value-type="float">
            <text:p>14,619</text:p>
          </table:table-cell>
          <table:table-cell table:style-name="ce8" office:value-type="float" office:value="289.356" calcext:value-type="float">
            <text:p>289,356</text:p>
          </table:table-cell>
          <table:table-cell table:style-name="ce8" office:value-type="string" calcext:value-type="string">
            <text:p><text:a xlink:href="#cite_note-98" xlink:type="simple">[75]</text:a><text:a xlink:href="#cite_note-99" xlink:type="simple">[7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lovakia" xlink:type="simple">Slovakia</text:a> </text:p>
          </table:table-cell>
          <table:table-cell table:style-name="ce8" office:value-type="float" office:value="371.168" calcext:value-type="float">
            <text:p>371,168</text:p>
          </table:table-cell>
          <table:table-cell table:style-name="ce8" office:value-type="float" office:value="10.63" calcext:value-type="float">
            <text:p>10,63</text:p>
          </table:table-cell>
          <table:table-cell table:style-name="ce8" office:value-type="string" calcext:value-type="string">
            <text:p>No data</text:p>
          </table:table-cell>
          <table:table-cell table:style-name="ce8" office:value-type="string" calcext:value-type="string">
            <text:p><text:a xlink:href="#cite_note-100" xlink:type="simple">[7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laysia" xlink:type="simple">Malaysia</text:a> </text:p>
          </table:table-cell>
          <table:table-cell table:style-name="ce8" office:value-type="float" office:value="362.173" calcext:value-type="float">
            <text:p>362,173</text:p>
          </table:table-cell>
          <table:table-cell table:style-name="ce8" office:value-type="float" office:value="1.333" calcext:value-type="float">
            <text:p>1,333</text:p>
          </table:table-cell>
          <table:table-cell table:style-name="ce8" office:value-type="float" office:value="345.005" calcext:value-type="float">
            <text:p>345,005</text:p>
          </table:table-cell>
          <table:table-cell table:style-name="ce8" office:value-type="string" calcext:value-type="string">
            <text:p><text:a xlink:href="#cite_note-101" xlink:type="simple">[7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anama" xlink:type="simple">Panama</text:a> </text:p>
          </table:table-cell>
          <table:table-cell table:style-name="ce8" office:value-type="float" office:value="358.611" calcext:value-type="float">
            <text:p>358,611</text:p>
          </table:table-cell>
          <table:table-cell table:style-name="ce8" office:value-type="float" office:value="6.163" calcext:value-type="float">
            <text:p>6,163</text:p>
          </table:table-cell>
          <table:table-cell table:style-name="ce8" office:value-type="float" office:value="348.231" calcext:value-type="float">
            <text:p>348,231</text:p>
          </table:table-cell>
          <table:table-cell table:style-name="ce8" office:value-type="string" calcext:value-type="string">
            <text:p><text:a xlink:href="#cite_note-102" xlink:type="simple">[7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cuador" xlink:type="simple">Ecuador</text:a> </text:p>
          </table:table-cell>
          <table:table-cell table:style-name="ce8" office:value-type="float" office:value="347.07" calcext:value-type="float">
            <text:p>347,07</text:p>
          </table:table-cell>
          <table:table-cell table:style-name="ce8" office:value-type="float" office:value="17.298" calcext:value-type="float">
            <text:p>17,298</text:p>
          </table:table-cell>
          <table:table-cell table:style-name="ce8" office:value-type="float" office:value="298.604" calcext:value-type="float">
            <text:p>298,604</text:p>
          </table:table-cell>
          <table:table-cell table:style-name="ce8" office:value-type="string" calcext:value-type="string">
            <text:p><text:a xlink:href="#cite_note-103" xlink:type="simple">[80]</text:a><text:a xlink:href="#cite_note-104" xlink:type="simple">[8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larus" xlink:type="simple">Belarus</text:a> </text:p>
          </table:table-cell>
          <table:table-cell table:style-name="ce8" office:value-type="float" office:value="336.881" calcext:value-type="float">
            <text:p>336,881</text:p>
          </table:table-cell>
          <table:table-cell table:style-name="ce8" office:value-type="float" office:value="2.363" calcext:value-type="float">
            <text:p>2,363</text:p>
          </table:table-cell>
          <table:table-cell table:style-name="ce8" office:value-type="float" office:value="327.087" calcext:value-type="float">
            <text:p>327,087</text:p>
          </table:table-cell>
          <table:table-cell table:style-name="ce8" office:value-type="string" calcext:value-type="string">
            <text:p><text:a xlink:href="#cite_note-tut_336881-105" xlink:type="simple">[8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reece" xlink:type="simple">Greece</text:a> </text:p>
          </table:table-cell>
          <table:table-cell table:style-name="ce8" office:value-type="float" office:value="295.48" calcext:value-type="float">
            <text:p>295,48</text:p>
          </table:table-cell>
          <table:table-cell table:style-name="ce8" office:value-type="float" office:value="8.885" calcext:value-type="float">
            <text:p>8,885</text:p>
          </table:table-cell>
          <table:table-cell table:style-name="ce8" office:value-type="string" calcext:value-type="string">
            <text:p>No data</text:p>
          </table:table-cell>
          <table:table-cell table:style-name="ce8" office:value-type="string" calcext:value-type="string">
            <text:p><text:a xlink:href="#cite_note-106" xlink:type="simple">[8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roatia" xlink:type="simple">Croatia</text:a> </text:p>
          </table:table-cell>
          <table:table-cell table:style-name="ce8" office:value-type="float" office:value="292.938" calcext:value-type="float">
            <text:p>292,938</text:p>
          </table:table-cell>
          <table:table-cell table:style-name="ce8" office:value-type="float" office:value="6.333" calcext:value-type="float">
            <text:p>6,333</text:p>
          </table:table-cell>
          <table:table-cell table:style-name="ce8" office:value-type="float" office:value="274.761" calcext:value-type="float">
            <text:p>274,761</text:p>
          </table:table-cell>
          <table:table-cell table:style-name="ce8" office:value-type="string" calcext:value-type="string">
            <text:p><text:a xlink:href="#cite_note-107" xlink:type="simple">[8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eorgia_(country)" xlink:type="simple">Georgia</text:a><text:a xlink:href="#cite_note-108" xlink:type="simple">[x]</text:a> </text:p>
          </table:table-cell>
          <table:table-cell table:style-name="ce8" office:value-type="float" office:value="288.755" calcext:value-type="float">
            <text:p>288,755</text:p>
          </table:table-cell>
          <table:table-cell table:style-name="ce8" office:value-type="float" office:value="3.883" calcext:value-type="float">
            <text:p>3,883</text:p>
          </table:table-cell>
          <table:table-cell table:style-name="ce8" office:value-type="float" office:value="277.829" calcext:value-type="float">
            <text:p>277,829</text:p>
          </table:table-cell>
          <table:table-cell table:style-name="ce8" office:value-type="string" calcext:value-type="string">
            <text:p><text:a xlink:href="#cite_note-109" xlink:type="simple">[8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zerbaijan" xlink:type="simple">Azerbaijan</text:a><text:a xlink:href="#cite_note-110" xlink:type="simple">[y]</text:a> </text:p>
          </table:table-cell>
          <table:table-cell table:style-name="ce8" office:value-type="float" office:value="287.144" calcext:value-type="float">
            <text:p>287,144</text:p>
          </table:table-cell>
          <table:table-cell table:style-name="ce8" office:value-type="float" office:value="3.944" calcext:value-type="float">
            <text:p>3,944</text:p>
          </table:table-cell>
          <table:table-cell table:style-name="ce8" office:value-type="float" office:value="251.76" calcext:value-type="float">
            <text:p>251,76</text:p>
          </table:table-cell>
          <table:table-cell table:style-name="ce8" office:value-type="string" calcext:value-type="string">
            <text:p><text:a xlink:href="#cite_note-111" xlink:type="simple">[8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olivia" xlink:type="simple">Bolivia</text:a> </text:p>
          </table:table-cell>
          <table:table-cell table:style-name="ce8" office:value-type="float" office:value="282.095" calcext:value-type="float">
            <text:p>282,095</text:p>
          </table:table-cell>
          <table:table-cell table:style-name="ce8" office:value-type="float" office:value="12.451" calcext:value-type="float">
            <text:p>12,451</text:p>
          </table:table-cell>
          <table:table-cell table:style-name="ce8" office:value-type="float" office:value="231.546" calcext:value-type="float">
            <text:p>231,546</text:p>
          </table:table-cell>
          <table:table-cell table:style-name="ce8" office:value-type="string" calcext:value-type="string">
            <text:p><text:a xlink:href="#cite_note-112" xlink:type="simple">[8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epal" xlink:type="simple">Nepal</text:a> </text:p>
          </table:table-cell>
          <table:table-cell table:style-name="ce8" office:value-type="float" office:value="280.524" calcext:value-type="float">
            <text:p>280,524</text:p>
          </table:table-cell>
          <table:table-cell table:style-name="ce8" office:value-type="float" office:value="3.053" calcext:value-type="float">
            <text:p>3,053</text:p>
          </table:table-cell>
          <table:table-cell table:style-name="ce8" office:value-type="float" office:value="274.165" calcext:value-type="float">
            <text:p>274,165</text:p>
          </table:table-cell>
          <table:table-cell table:style-name="ce8" office:value-type="string" calcext:value-type="string">
            <text:p><text:a xlink:href="#cite_note-113" xlink:type="simple">[8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unisia" xlink:type="simple">Tunisia</text:a> </text:p>
          </table:table-cell>
          <table:table-cell table:style-name="ce8" office:value-type="float" office:value="271.861" calcext:value-type="float">
            <text:p>271,861</text:p>
          </table:table-cell>
          <table:table-cell table:style-name="ce8" office:value-type="float" office:value="9.293" calcext:value-type="float">
            <text:p>9,293</text:p>
          </table:table-cell>
          <table:table-cell table:style-name="ce8" office:value-type="float" office:value="224.907" calcext:value-type="float">
            <text:p>224,907</text:p>
          </table:table-cell>
          <table:table-cell table:style-name="ce8" office:value-type="string" calcext:value-type="string">
            <text:p><text:a xlink:href="#cite_note-114" xlink:type="simple">[8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azakhstan" xlink:type="simple">Kazakhstan</text:a> </text:p>
          </table:table-cell>
          <table:table-cell table:style-name="ce8" office:value-type="float" office:value="271.809" calcext:value-type="float">
            <text:p>271,809</text:p>
          </table:table-cell>
          <table:table-cell table:style-name="ce8" office:value-type="float" office:value="3.236" calcext:value-type="float">
            <text:p>3,236</text:p>
          </table:table-cell>
          <table:table-cell table:style-name="ce8" office:value-type="float" office:value="234.665" calcext:value-type="float">
            <text:p>234,665</text:p>
          </table:table-cell>
          <table:table-cell table:style-name="ce8" office:value-type="string" calcext:value-type="string">
            <text:p><text:a xlink:href="#cite_note-115" xlink:type="simple">[90]</text:a><text:a xlink:href="#cite_note-116" xlink:type="simple">[9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State_of_Palestine" xlink:type="simple">Palestine</text:a> </text:p>
          </table:table-cell>
          <table:table-cell table:style-name="ce8" office:value-type="float" office:value="268.132" calcext:value-type="float">
            <text:p>268,132</text:p>
          </table:table-cell>
          <table:table-cell table:style-name="ce8" office:value-type="float" office:value="2.86" calcext:value-type="float">
            <text:p>2,86</text:p>
          </table:table-cell>
          <table:table-cell table:style-name="ce8" office:value-type="float" office:value="232.96" calcext:value-type="float">
            <text:p>232,96</text:p>
          </table:table-cell>
          <table:table-cell table:style-name="ce8" office:value-type="string" calcext:value-type="string">
            <text:p><text:a xlink:href="#cite_note-117" xlink:type="simple">[9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Dominican_Republic" xlink:type="simple">Dominican Republic</text:a> </text:p>
          </table:table-cell>
          <table:table-cell table:style-name="ce8" office:value-type="float" office:value="257.186" calcext:value-type="float">
            <text:p>257,186</text:p>
          </table:table-cell>
          <table:table-cell table:style-name="ce8" office:value-type="float" office:value="3.385" calcext:value-type="float">
            <text:p>3,385</text:p>
          </table:table-cell>
          <table:table-cell table:style-name="ce8" office:value-type="float" office:value="216.02" calcext:value-type="float">
            <text:p>216,02</text:p>
          </table:table-cell>
          <table:table-cell table:style-name="ce8" office:value-type="string" calcext:value-type="string">
            <text:p><text:a xlink:href="#cite_note-118" xlink:type="simple">[9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uwait" xlink:type="simple">Kuwait</text:a> </text:p>
          </table:table-cell>
          <table:table-cell table:style-name="ce8" office:value-type="float" office:value="247.094" calcext:value-type="float">
            <text:p>247,094</text:p>
          </table:table-cell>
          <table:table-cell table:style-name="ce8" office:value-type="float" office:value="1.407" calcext:value-type="float">
            <text:p>1,407</text:p>
          </table:table-cell>
          <table:table-cell table:style-name="ce8" office:value-type="float" office:value="231.24" calcext:value-type="float">
            <text:p>231,24</text:p>
          </table:table-cell>
          <table:table-cell table:style-name="ce8" office:value-type="string" calcext:value-type="string">
            <text:p><text:a xlink:href="#cite_note-119" xlink:type="simple">[9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ldova" xlink:type="simple">Moldova</text:a><text:a xlink:href="#cite_note-120" xlink:type="simple">[z]</text:a> </text:p>
          </table:table-cell>
          <table:table-cell table:style-name="ce8" office:value-type="float" office:value="241.217" calcext:value-type="float">
            <text:p>241,217</text:p>
          </table:table-cell>
          <table:table-cell table:style-name="ce8" office:value-type="float" office:value="5.388" calcext:value-type="float">
            <text:p>5,388</text:p>
          </table:table-cell>
          <table:table-cell table:style-name="ce8" office:value-type="float" office:value="222.927" calcext:value-type="float">
            <text:p>222,927</text:p>
          </table:table-cell>
          <table:table-cell table:style-name="ce8" office:value-type="string" calcext:value-type="string">
            <text:p><text:a xlink:href="#cite_note-121" xlink:type="simple">[9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Republic_of_Ireland" xlink:type="simple">Ireland</text:a> </text:p>
          </table:table-cell>
          <table:table-cell table:style-name="ce8" office:value-type="float" office:value="241.33" calcext:value-type="float">
            <text:p>241,33</text:p>
          </table:table-cell>
          <table:table-cell table:style-name="ce8" office:value-type="float" office:value="4.785" calcext:value-type="float">
            <text:p>4,785</text:p>
          </table:table-cell>
          <table:table-cell table:style-name="ce8" office:value-type="string" calcext:value-type="string">
            <text:p>No data</text:p>
          </table:table-cell>
          <table:table-cell table:style-name="ce8" office:value-type="string" calcext:value-type="string">
            <text:p><text:a xlink:href="#cite_note-122" xlink:type="simple">[9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Denmark" xlink:type="simple">Denmark</text:a><text:a xlink:href="#cite_note-123" xlink:type="simple">[aa]</text:a> </text:p>
          </table:table-cell>
          <table:table-cell table:style-name="ce8" office:value-type="float" office:value="238.306" calcext:value-type="float">
            <text:p>238,306</text:p>
          </table:table-cell>
          <table:table-cell table:style-name="ce8" office:value-type="float" office:value="2.443" calcext:value-type="float">
            <text:p>2,443</text:p>
          </table:table-cell>
          <table:table-cell table:style-name="ce8" office:value-type="float" office:value="227.244" calcext:value-type="float">
            <text:p>227,244</text:p>
          </table:table-cell>
          <table:table-cell table:style-name="ce8" office:value-type="string" calcext:value-type="string">
            <text:p><text:a xlink:href="#cite_note-gov-dk-124" xlink:type="simple">[97]</text:a><text:a xlink:href="#cite_note-125" xlink:type="simple">[9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araguay" xlink:type="simple">Paraguay</text:a> </text:p>
          </table:table-cell>
          <table:table-cell table:style-name="ce8" office:value-type="float" office:value="235.292" calcext:value-type="float">
            <text:p>235,292</text:p>
          </table:table-cell>
          <table:table-cell table:style-name="ce8" office:value-type="float" office:value="4.827" calcext:value-type="float">
            <text:p>4,827</text:p>
          </table:table-cell>
          <table:table-cell table:style-name="ce8" office:value-type="float" office:value="193.286" calcext:value-type="float">
            <text:p>193,286</text:p>
          </table:table-cell>
          <table:table-cell table:style-name="ce8" office:value-type="string" calcext:value-type="string">
            <text:p><text:a xlink:href="#cite_note-126" xlink:type="simple">[9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thiopia" xlink:type="simple">Ethiopia</text:a> </text:p>
          </table:table-cell>
          <table:table-cell table:style-name="ce8" office:value-type="float" office:value="228.996" calcext:value-type="float">
            <text:p>228,996</text:p>
          </table:table-cell>
          <table:table-cell table:style-name="ce8" office:value-type="float" office:value="3.174" calcext:value-type="float">
            <text:p>3,174</text:p>
          </table:table-cell>
          <table:table-cell table:style-name="ce8" office:value-type="float" office:value="170.633" calcext:value-type="float">
            <text:p>170,633</text:p>
          </table:table-cell>
          <table:table-cell table:style-name="ce8" office:value-type="string" calcext:value-type="string">
            <text:p><text:a xlink:href="#cite_note-127" xlink:type="simple">[100]</text:a><text:a xlink:href="#cite_note-128" xlink:type="simple">[10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ithuania" xlink:type="simple">Lithuania</text:a> </text:p>
          </table:table-cell>
          <table:table-cell table:style-name="ce8" office:value-type="float" office:value="226.783" calcext:value-type="float">
            <text:p>226,783</text:p>
          </table:table-cell>
          <table:table-cell table:style-name="ce8" office:value-type="float" office:value="3.697" calcext:value-type="float">
            <text:p>3,697</text:p>
          </table:table-cell>
          <table:table-cell table:style-name="ce8" office:value-type="float" office:value="205.965" calcext:value-type="float">
            <text:p>205,965</text:p>
          </table:table-cell>
          <table:table-cell table:style-name="ce8" office:value-type="string" calcext:value-type="string">
            <text:p><text:a xlink:href="#cite_note-129" xlink:type="simple">[102]</text:a><text:a xlink:href="#cite_note-130" xlink:type="simple">[10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lovenia" xlink:type="simple">Slovenia</text:a> </text:p>
          </table:table-cell>
          <table:table-cell table:style-name="ce8" office:value-type="float" office:value="226.499" calcext:value-type="float">
            <text:p>226,499</text:p>
          </table:table-cell>
          <table:table-cell table:style-name="ce8" office:value-type="float" office:value="4.119" calcext:value-type="float">
            <text:p>4,119</text:p>
          </table:table-cell>
          <table:table-cell table:style-name="ce8" office:value-type="string" calcext:value-type="string">
            <text:p>No data</text:p>
          </table:table-cell>
          <table:table-cell table:style-name="ce8" office:value-type="string" calcext:value-type="string">
            <text:p><text:a xlink:href="#cite_note-131" xlink:type="simple">[104]</text:a><text:a xlink:href="#cite_note-132" xlink:type="simple">[10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osta_Rica" xlink:type="simple">Costa Rica</text:a> </text:p>
          </table:table-cell>
          <table:table-cell table:style-name="ce8" office:value-type="float" office:value="222.544" calcext:value-type="float">
            <text:p>222,544</text:p>
          </table:table-cell>
          <table:table-cell table:style-name="ce8" office:value-type="float" office:value="3.018" calcext:value-type="float">
            <text:p>3,018</text:p>
          </table:table-cell>
          <table:table-cell table:style-name="ce8" office:value-type="float" office:value="194.76" calcext:value-type="float">
            <text:p>194,76</text:p>
          </table:table-cell>
          <table:table-cell table:style-name="ce8" office:value-type="string" calcext:value-type="string">
            <text:p><text:a xlink:href="#cite_note-133" xlink:type="simple">[106]</text:a><text:a xlink:href="#cite_note-134" xlink:type="simple">[10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gypt" xlink:type="simple">Egypt</text:a><text:a xlink:href="#cite_note-135" xlink:type="simple">[ab]</text:a> </text:p>
          </table:table-cell>
          <table:table-cell table:style-name="ce8" office:value-type="float" office:value="210.489" calcext:value-type="float">
            <text:p>210,489</text:p>
          </table:table-cell>
          <table:table-cell table:style-name="ce8" office:value-type="float" office:value="12.445" calcext:value-type="float">
            <text:p>12,445</text:p>
          </table:table-cell>
          <table:table-cell table:style-name="ce8" office:value-type="float" office:value="159.499" calcext:value-type="float">
            <text:p>159,499</text:p>
          </table:table-cell>
          <table:table-cell table:style-name="ce8" office:value-type="string" calcext:value-type="string">
            <text:p><text:a xlink:href="#cite_note-136" xlink:type="simple">[10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atemala" xlink:type="simple">Guatemala</text:a> </text:p>
          </table:table-cell>
          <table:table-cell table:style-name="ce8" office:value-type="float" office:value="203.071" calcext:value-type="float">
            <text:p>203,071</text:p>
          </table:table-cell>
          <table:table-cell table:style-name="ce8" office:value-type="float" office:value="7.016" calcext:value-type="float">
            <text:p>7,016</text:p>
          </table:table-cell>
          <table:table-cell table:style-name="ce8" office:value-type="float" office:value="185.549" calcext:value-type="float">
            <text:p>185,549</text:p>
          </table:table-cell>
          <table:table-cell table:style-name="ce8" office:value-type="string" calcext:value-type="string">
            <text:p><text:a xlink:href="#cite_note-137" xlink:type="simple">[10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rmenia" xlink:type="simple">Armenia</text:a> </text:p>
          </table:table-cell>
          <table:table-cell table:style-name="ce8" office:value-type="float" office:value="202.817" calcext:value-type="float">
            <text:p>202,817</text:p>
          </table:table-cell>
          <table:table-cell table:style-name="ce8" office:value-type="float" office:value="3.735" calcext:value-type="float">
            <text:p>3,735</text:p>
          </table:table-cell>
          <table:table-cell table:style-name="ce8" office:value-type="float" office:value="181.963" calcext:value-type="float">
            <text:p>181,963</text:p>
          </table:table-cell>
          <table:table-cell table:style-name="ce8" office:value-type="string" calcext:value-type="string">
            <text:p><text:a xlink:href="#cite_note-138" xlink:type="simple">[11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Honduras" xlink:type="simple">Honduras</text:a> </text:p>
          </table:table-cell>
          <table:table-cell table:style-name="ce8" office:value-type="float" office:value="195.78" calcext:value-type="float">
            <text:p>195,78</text:p>
          </table:table-cell>
          <table:table-cell table:style-name="ce8" office:value-type="float" office:value="4.804" calcext:value-type="float">
            <text:p>4,804</text:p>
          </table:table-cell>
          <table:table-cell table:style-name="ce8" office:value-type="float" office:value="75.796" calcext:value-type="float">
            <text:p>75,796</text:p>
          </table:table-cell>
          <table:table-cell table:style-name="ce8" office:value-type="string" calcext:value-type="string">
            <text:p><text:a xlink:href="#cite_note-139" xlink:type="simple">[111]</text:a><text:a xlink:href="#cite_note-140" xlink:type="simple">[11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Qatar" xlink:type="simple">Qatar</text:a> </text:p>
          </table:table-cell>
          <table:table-cell table:style-name="ce8" office:value-type="float" office:value="190.998" calcext:value-type="float">
            <text:p>190,998</text:p>
          </table:table-cell>
          <table:table-cell table:style-name="ce8" office:value-type="float" office:value="335" calcext:value-type="float">
            <text:p>335</text:p>
          </table:table-cell>
          <table:table-cell table:style-name="ce8" office:value-type="float" office:value="170.194" calcext:value-type="float">
            <text:p>170,194</text:p>
          </table:table-cell>
          <table:table-cell table:style-name="ce8" office:value-type="string" calcext:value-type="string">
            <text:p><text:a xlink:href="#cite_note-141" xlink:type="simple">[11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osnia_and_Herzegovina" xlink:type="simple">Bosnia and Herzegovina</text:a> </text:p>
          </table:table-cell>
          <table:table-cell table:style-name="ce8" office:value-type="float" office:value="184.698" calcext:value-type="float">
            <text:p>184,698</text:p>
          </table:table-cell>
          <table:table-cell table:style-name="ce8" office:value-type="float" office:value="7.587" calcext:value-type="float">
            <text:p>7,587</text:p>
          </table:table-cell>
          <table:table-cell table:style-name="ce8" office:value-type="float" office:value="141.602" calcext:value-type="float">
            <text:p>141,602</text:p>
          </table:table-cell>
          <table:table-cell table:style-name="ce8" office:value-type="string" calcext:value-type="string">
            <text:p><text:a xlink:href="#cite_note-142" xlink:type="simple">[11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Venezuela" xlink:type="simple">Venezuela</text:a> </text:p>
          </table:table-cell>
          <table:table-cell table:style-name="ce8" office:value-type="float" office:value="174.786" calcext:value-type="float">
            <text:p>174,786</text:p>
          </table:table-cell>
          <table:table-cell table:style-name="ce8" office:value-type="float" office:value="1.759" calcext:value-type="float">
            <text:p>1,759</text:p>
          </table:table-cell>
          <table:table-cell table:style-name="ce8" office:value-type="float" office:value="156.472" calcext:value-type="float">
            <text:p>156,472</text:p>
          </table:table-cell>
          <table:table-cell table:style-name="ce8" office:value-type="string" calcext:value-type="string">
            <text:p><text:a xlink:href="#cite_note-143" xlink:type="simple">[11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Oman" xlink:type="simple">Oman</text:a> </text:p>
          </table:table-cell>
          <table:table-cell table:style-name="ce8" office:value-type="float" office:value="171.549" calcext:value-type="float">
            <text:p>171,549</text:p>
          </table:table-cell>
          <table:table-cell table:style-name="ce8" office:value-type="float" office:value="1.776" calcext:value-type="float">
            <text:p>1,776</text:p>
          </table:table-cell>
          <table:table-cell table:style-name="ce8" office:value-type="float" office:value="152.784" calcext:value-type="float">
            <text:p>152,784</text:p>
          </table:table-cell>
          <table:table-cell table:style-name="ce8" office:value-type="string" calcext:value-type="string">
            <text:p><text:a xlink:href="#cite_note-144" xlink:type="simple">[11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ibya" xlink:type="simple">Libya</text:a> </text:p>
          </table:table-cell>
          <table:table-cell table:style-name="ce8" office:value-type="float" office:value="167.825" calcext:value-type="float">
            <text:p>167,825</text:p>
          </table:table-cell>
          <table:table-cell table:style-name="ce8" office:value-type="float" office:value="2.823" calcext:value-type="float">
            <text:p>2,823</text:p>
          </table:table-cell>
          <table:table-cell table:style-name="ce8" office:value-type="float" office:value="152.921" calcext:value-type="float">
            <text:p>152,921</text:p>
          </table:table-cell>
          <table:table-cell table:style-name="ce8" office:value-type="string" calcext:value-type="string">
            <text:p><text:a xlink:href="#cite_note-145" xlink:type="simple">[11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igeria" xlink:type="simple">Nigeria</text:a> </text:p>
          </table:table-cell>
          <table:table-cell table:style-name="ce8" office:value-type="float" office:value="163.793" calcext:value-type="float">
            <text:p>163,793</text:p>
          </table:table-cell>
          <table:table-cell table:style-name="ce8" office:value-type="float" office:value="2.06" calcext:value-type="float">
            <text:p>2,06</text:p>
          </table:table-cell>
          <table:table-cell table:style-name="ce8" office:value-type="float" office:value="154.107" calcext:value-type="float">
            <text:p>154,107</text:p>
          </table:table-cell>
          <table:table-cell table:style-name="ce8" office:value-type="string" calcext:value-type="string">
            <text:p><text:a xlink:href="#cite_note-146" xlink:type="simple">[11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ahrain" xlink:type="simple">Bahrain</text:a> </text:p>
          </table:table-cell>
          <table:table-cell table:style-name="ce8" office:value-type="float" office:value="156.462" calcext:value-type="float">
            <text:p>156,462</text:p>
          </table:table-cell>
          <table:table-cell table:style-name="ce8" office:value-type="float" office:value="557" calcext:value-type="float">
            <text:p>557</text:p>
          </table:table-cell>
          <table:table-cell table:style-name="ce8" office:value-type="float" office:value="144.917" calcext:value-type="float">
            <text:p>144,917</text:p>
          </table:table-cell>
          <table:table-cell table:style-name="ce8" office:value-type="string" calcext:value-type="string">
            <text:p><text:a xlink:href="#cite_note-147" xlink:type="simple">[11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enya" xlink:type="simple">Kenya</text:a> </text:p>
          </table:table-cell>
          <table:table-cell table:style-name="ce8" office:value-type="float" office:value="146.156" calcext:value-type="float">
            <text:p>146,156</text:p>
          </table:table-cell>
          <table:table-cell table:style-name="ce8" office:value-type="float" office:value="2.368" calcext:value-type="float">
            <text:p>2,368</text:p>
          </table:table-cell>
          <table:table-cell table:style-name="ce8" office:value-type="float" office:value="99.21" calcext:value-type="float">
            <text:p>99,21</text:p>
          </table:table-cell>
          <table:table-cell table:style-name="ce8" office:value-type="string" calcext:value-type="string">
            <text:p><text:a xlink:href="#cite_note-148" xlink:type="simple">[12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Uruguay" xlink:type="simple">Uruguay</text:a> </text:p>
          </table:table-cell>
          <table:table-cell table:style-name="ce8" office:value-type="float" office:value="144.642" calcext:value-type="float">
            <text:p>144,642</text:p>
          </table:table-cell>
          <table:table-cell table:style-name="ce8" office:value-type="float" office:value="1.462" calcext:value-type="float">
            <text:p>1,462</text:p>
          </table:table-cell>
          <table:table-cell table:style-name="ce8" office:value-type="float" office:value="110.277" calcext:value-type="float">
            <text:p>110,277</text:p>
          </table:table-cell>
          <table:table-cell table:style-name="ce8" office:value-type="string" calcext:value-type="string">
            <text:p><text:a xlink:href="#cite_note-149" xlink:type="simple">[121]</text:a><text:a xlink:href="#cite_note-150" xlink:type="simple">[12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yanmar" xlink:type="simple">Myanmar</text:a> </text:p>
          </table:table-cell>
          <table:table-cell table:style-name="ce8" office:value-type="float" office:value="142.587" calcext:value-type="float">
            <text:p>142,587</text:p>
          </table:table-cell>
          <table:table-cell table:style-name="ce8" office:value-type="float" office:value="3.206" calcext:value-type="float">
            <text:p>3,206</text:p>
          </table:table-cell>
          <table:table-cell table:style-name="ce8" office:value-type="float" office:value="131.856" calcext:value-type="float">
            <text:p>131,856</text:p>
          </table:table-cell>
          <table:table-cell table:style-name="ce8" office:value-type="string" calcext:value-type="string">
            <text:p><text:a xlink:href="#cite_note-151" xlink:type="simple">[12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orth_Macedonia" xlink:type="simple">North Macedonia</text:a> </text:p>
          </table:table-cell>
          <table:table-cell table:style-name="ce8" office:value-type="float" office:value="142.034" calcext:value-type="float">
            <text:p>142,034</text:p>
          </table:table-cell>
          <table:table-cell table:style-name="ce8" office:value-type="float" office:value="4.262" calcext:value-type="float">
            <text:p>4,262</text:p>
          </table:table-cell>
          <table:table-cell table:style-name="ce8" office:value-type="float" office:value="117.794" calcext:value-type="float">
            <text:p>117,794</text:p>
          </table:table-cell>
          <table:table-cell table:style-name="ce8" office:value-type="string" calcext:value-type="string">
            <text:p><text:a xlink:href="#cite_note-152" xlink:type="simple">[12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lbania" xlink:type="simple">Albania</text:a> </text:p>
          </table:table-cell>
          <table:table-cell table:style-name="ce8" office:value-type="float" office:value="128.393" calcext:value-type="float">
            <text:p>128,393</text:p>
          </table:table-cell>
          <table:table-cell table:style-name="ce8" office:value-type="float" office:value="2.317" calcext:value-type="float">
            <text:p>2,317</text:p>
          </table:table-cell>
          <table:table-cell table:style-name="ce8" office:value-type="float" office:value="97.723" calcext:value-type="float">
            <text:p>97,723</text:p>
          </table:table-cell>
          <table:table-cell table:style-name="ce8" office:value-type="string" calcext:value-type="string">
            <text:p><text:a xlink:href="#cite_note-153" xlink:type="simple">[125]</text:a><text:a xlink:href="#cite_note-154" xlink:type="simple">[12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lgeria" xlink:type="simple">Algeria</text:a> </text:p>
          </table:table-cell>
          <table:table-cell table:style-name="ce8" office:value-type="float" office:value="118.516" calcext:value-type="float">
            <text:p>118,516</text:p>
          </table:table-cell>
          <table:table-cell table:style-name="ce8" office:value-type="float" office:value="3.13" calcext:value-type="float">
            <text:p>3,13</text:p>
          </table:table-cell>
          <table:table-cell table:style-name="ce8" office:value-type="float" office:value="82.6" calcext:value-type="float">
            <text:p>82,6</text:p>
          </table:table-cell>
          <table:table-cell table:style-name="ce8" office:value-type="string" calcext:value-type="string">
            <text:p><text:a xlink:href="#cite_note-155" xlink:type="simple">[12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stonia" xlink:type="simple">Estonia</text:a> </text:p>
          </table:table-cell>
          <table:table-cell table:style-name="ce8" office:value-type="float" office:value="114.443" calcext:value-type="float">
            <text:p>114,443</text:p>
          </table:table-cell>
          <table:table-cell table:style-name="ce8" office:value-type="float" office:value="1.037" calcext:value-type="float">
            <text:p>1,037</text:p>
          </table:table-cell>
          <table:table-cell table:style-name="ce8" office:value-type="float" office:value="95.246" calcext:value-type="float">
            <text:p>95,246</text:p>
          </table:table-cell>
          <table:table-cell table:style-name="ce8" office:value-type="string" calcext:value-type="string">
            <text:p><text:a xlink:href="#cite_note-156" xlink:type="simple">[128]</text:a><text:a xlink:href="#cite_note-157" xlink:type="simple">[12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uth_Korea" xlink:type="simple">South Korea</text:a> </text:p>
          </table:table-cell>
          <table:table-cell table:style-name="ce8" office:value-type="float" office:value="110.146" calcext:value-type="float">
            <text:p>110,146</text:p>
          </table:table-cell>
          <table:table-cell table:style-name="ce8" office:value-type="float" office:value="1.77" calcext:value-type="float">
            <text:p>1,77</text:p>
          </table:table-cell>
          <table:table-cell table:style-name="ce8" office:value-type="float" office:value="100.804" calcext:value-type="float">
            <text:p>100,804</text:p>
          </table:table-cell>
          <table:table-cell table:style-name="ce8" office:value-type="string" calcext:value-type="string">
            <text:p><text:a xlink:href="#cite_note-158" xlink:type="simple">[130]</text:a><text:a xlink:href="#cite_note-159" xlink:type="simple">[13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atvia" xlink:type="simple">Latvia</text:a> </text:p>
          </table:table-cell>
          <table:table-cell table:style-name="ce8" office:value-type="float" office:value="107.608" calcext:value-type="float">
            <text:p>107,608</text:p>
          </table:table-cell>
          <table:table-cell table:style-name="ce8" office:value-type="float" office:value="1.986" calcext:value-type="float">
            <text:p>1,986</text:p>
          </table:table-cell>
          <table:table-cell table:style-name="ce8" office:value-type="float" office:value="99.162" calcext:value-type="float">
            <text:p>99,162</text:p>
          </table:table-cell>
          <table:table-cell table:style-name="ce8" office:value-type="string" calcext:value-type="string">
            <text:p><text:a xlink:href="#cite_note-160" xlink:type="simple">[132]</text:a><text:a xlink:href="#cite_note-161" xlink:type="simple">[13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orway" xlink:type="simple">Norway</text:a><text:a xlink:href="#cite_note-164" xlink:type="simple">[ac]</text:a> </text:p>
          </table:table-cell>
          <table:table-cell table:style-name="ce8" office:value-type="float" office:value="103.621" calcext:value-type="float">
            <text:p>103,621</text:p>
          </table:table-cell>
          <table:table-cell table:style-name="ce8" office:value-type="float" office:value="684" calcext:value-type="float">
            <text:p>684</text:p>
          </table:table-cell>
          <table:table-cell table:style-name="ce8" office:value-type="float" office:value="54.004" calcext:value-type="float">
            <text:p>54,004</text:p>
          </table:table-cell>
          <table:table-cell table:style-name="ce8" office:value-type="string" calcext:value-type="string">
            <text:p><text:a xlink:href="#cite_note-VG-165" xlink:type="simple">[13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uerto_Rico" xlink:type="simple">Puerto Rico</text:a> </text:p>
          </table:table-cell>
          <table:table-cell table:style-name="ce8" office:value-type="float" office:value="103.188" calcext:value-type="float">
            <text:p>103,188</text:p>
          </table:table-cell>
          <table:table-cell table:style-name="ce8" office:value-type="float" office:value="2.155" calcext:value-type="float">
            <text:p>2,155</text:p>
          </table:table-cell>
          <table:table-cell table:style-name="ce8" office:value-type="string" calcext:value-type="string">
            <text:p>No data</text:p>
          </table:table-cell>
          <table:table-cell table:style-name="ce8" office:value-type="string" calcext:value-type="string">
            <text:p><text:a xlink:href="#cite_note-166" xlink:type="simple">[137]</text:a><text:a xlink:href="#cite_note-167" xlink:type="simple">[13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osovo" xlink:type="simple">Kosovo</text:a> </text:p>
          </table:table-cell>
          <table:table-cell table:style-name="ce8" office:value-type="float" office:value="97.996" calcext:value-type="float">
            <text:p>97,996</text:p>
          </table:table-cell>
          <table:table-cell table:style-name="ce8" office:value-type="float" office:value="1.988" calcext:value-type="float">
            <text:p>1,988</text:p>
          </table:table-cell>
          <table:table-cell table:style-name="ce8" office:value-type="float" office:value="82.064" calcext:value-type="float">
            <text:p>82,064</text:p>
          </table:table-cell>
          <table:table-cell table:style-name="ce8" office:value-type="string" calcext:value-type="string">
            <text:p><text:a xlink:href="#cite_note-168" xlink:type="simple">[13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ri_Lanka" xlink:type="simple">Sri Lanka</text:a> </text:p>
          </table:table-cell>
          <table:table-cell table:style-name="ce8" office:value-type="float" office:value="95.394" calcext:value-type="float">
            <text:p>95,394</text:p>
          </table:table-cell>
          <table:table-cell table:style-name="ce8" office:value-type="float" office:value="598" calcext:value-type="float">
            <text:p>598</text:p>
          </table:table-cell>
          <table:table-cell table:style-name="ce8" office:value-type="float" office:value="91.775" calcext:value-type="float">
            <text:p>91,775</text:p>
          </table:table-cell>
          <table:table-cell table:style-name="ce8" office:value-type="string" calcext:value-type="string">
            <text:p><text:a xlink:href="#cite_note-169" xlink:type="simple">[140]</text:a><text:a xlink:href="#cite_note-170" xlink:type="simple">[14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ntenegro" xlink:type="simple">Montenegro</text:a> </text:p>
          </table:table-cell>
          <table:table-cell table:style-name="ce8" office:value-type="float" office:value="94.269" calcext:value-type="float">
            <text:p>94,269</text:p>
          </table:table-cell>
          <table:table-cell table:style-name="ce8" office:value-type="float" office:value="1.373" calcext:value-type="float">
            <text:p>1,373</text:p>
          </table:table-cell>
          <table:table-cell table:style-name="ce8" office:value-type="float" office:value="88.504" calcext:value-type="float">
            <text:p>88,504</text:p>
          </table:table-cell>
          <table:table-cell table:style-name="ce8" office:value-type="string" calcext:value-type="string">
            <text:p><text:a xlink:href="#cite_note-171" xlink:type="simple">[14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hana" xlink:type="simple">Ghana</text:a> </text:p>
          </table:table-cell>
          <table:table-cell table:style-name="ce8" office:value-type="float" office:value="91.26" calcext:value-type="float">
            <text:p>91,26</text:p>
          </table:table-cell>
          <table:table-cell table:style-name="ce8" office:value-type="float" office:value="754" calcext:value-type="float">
            <text:p>754</text:p>
          </table:table-cell>
          <table:table-cell table:style-name="ce8" office:value-type="float" office:value="89.092" calcext:value-type="float">
            <text:p>89,092</text:p>
          </table:table-cell>
          <table:table-cell table:style-name="ce8" office:value-type="string" calcext:value-type="string">
            <text:p><text:a xlink:href="#cite_note-172" xlink:type="simple">[14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inland_China" xlink:type="simple">China</text:a><text:a xlink:href="#cite_note-173" xlink:type="simple">[ad]</text:a> </text:p>
          </table:table-cell>
          <table:table-cell table:style-name="ce8" office:value-type="float" office:value="90.4" calcext:value-type="float">
            <text:p>90,4</text:p>
          </table:table-cell>
          <table:table-cell table:style-name="ce8" office:value-type="float" office:value="4.636" calcext:value-type="float">
            <text:p>4,636</text:p>
          </table:table-cell>
          <table:table-cell table:style-name="ce8" office:value-type="float" office:value="85.481" calcext:value-type="float">
            <text:p>85,481</text:p>
          </table:table-cell>
          <table:table-cell table:style-name="ce8" office:value-type="string" calcext:value-type="string">
            <text:p><text:a xlink:href="#cite_note-174" xlink:type="simple">[14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yrgyzstan" xlink:type="simple">Kyrgyzstan</text:a> </text:p>
          </table:table-cell>
          <table:table-cell table:style-name="ce8" office:value-type="float" office:value="90.372" calcext:value-type="float">
            <text:p>90,372</text:p>
          </table:table-cell>
          <table:table-cell table:style-name="ce8" office:value-type="float" office:value="1.528" calcext:value-type="float">
            <text:p>1,528</text:p>
          </table:table-cell>
          <table:table-cell table:style-name="ce8" office:value-type="float" office:value="86.028" calcext:value-type="float">
            <text:p>86,028</text:p>
          </table:table-cell>
          <table:table-cell table:style-name="ce8" office:value-type="string" calcext:value-type="string">
            <text:p><text:a xlink:href="#cite_note-175" xlink:type="simple">[14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Zambia" xlink:type="simple">Zambia</text:a> </text:p>
          </table:table-cell>
          <table:table-cell table:style-name="ce8" office:value-type="float" office:value="90.064" calcext:value-type="float">
            <text:p>90,064</text:p>
          </table:table-cell>
          <table:table-cell table:style-name="ce8" office:value-type="float" office:value="1.227" calcext:value-type="float">
            <text:p>1,227</text:p>
          </table:table-cell>
          <table:table-cell table:style-name="ce8" office:value-type="float" office:value="88.077" calcext:value-type="float">
            <text:p>88,077</text:p>
          </table:table-cell>
          <table:table-cell table:style-name="ce8" office:value-type="string" calcext:value-type="string">
            <text:p><text:a xlink:href="#cite_note-176" xlink:type="simple">[146]</text:a><text:a xlink:href="#cite_note-177" xlink:type="simple">[14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uba" xlink:type="simple">Cuba</text:a><text:a xlink:href="#cite_note-178" xlink:type="simple">[ae]</text:a> </text:p>
          </table:table-cell>
          <table:table-cell table:style-name="ce8" office:value-type="float" office:value="86.531" calcext:value-type="float">
            <text:p>86,531</text:p>
          </table:table-cell>
          <table:table-cell table:style-name="ce8" office:value-type="float" office:value="459" calcext:value-type="float">
            <text:p>459</text:p>
          </table:table-cell>
          <table:table-cell table:style-name="ce8" office:value-type="float" office:value="80.805" calcext:value-type="float">
            <text:p>80,805</text:p>
          </table:table-cell>
          <table:table-cell table:style-name="ce8" office:value-type="string" calcext:value-type="string">
            <text:p><text:a xlink:href="#cite_note-179" xlink:type="simple">[148]</text:a><text:a xlink:href="#cite_note-180" xlink:type="simple">[14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Uzbekistan" xlink:type="simple">Uzbekistan</text:a> </text:p>
          </table:table-cell>
          <table:table-cell table:style-name="ce8" office:value-type="float" office:value="85.114" calcext:value-type="float">
            <text:p>85,114</text:p>
          </table:table-cell>
          <table:table-cell table:style-name="ce8" office:value-type="float" office:value="634" calcext:value-type="float">
            <text:p>634</text:p>
          </table:table-cell>
          <table:table-cell table:style-name="ce8" office:value-type="float" office:value="82.943" calcext:value-type="float">
            <text:p>82,943</text:p>
          </table:table-cell>
          <table:table-cell table:style-name="ce8" office:value-type="string" calcext:value-type="string">
            <text:p><text:a xlink:href="#cite_note-181" xlink:type="simple">[15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Finland" xlink:type="simple">Finland</text:a><text:a xlink:href="#cite_note-184" xlink:type="simple">[af]</text:a> </text:p>
          </table:table-cell>
          <table:table-cell table:style-name="ce8" office:value-type="float" office:value="82.278" calcext:value-type="float">
            <text:p>82,278</text:p>
          </table:table-cell>
          <table:table-cell table:style-name="ce8" office:value-type="float" office:value="868" calcext:value-type="float">
            <text:p>868</text:p>
          </table:table-cell>
          <table:table-cell table:style-name="ce8" office:value-type="float" office:value="31" calcext:value-type="float">
            <text:p>31</text:p>
          </table:table-cell>
          <table:table-cell table:style-name="ce8" office:value-type="string" calcext:value-type="string">
            <text:p><text:a xlink:href="#cite_note-185" xlink:type="simple">[153]</text:a><text:a xlink:href="#cite_note-186" xlink:type="simple">[15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zambique" xlink:type="simple">Mozambique</text:a> </text:p>
          </table:table-cell>
          <table:table-cell table:style-name="ce8" office:value-type="float" office:value="68.758" calcext:value-type="float">
            <text:p>68,758</text:p>
          </table:table-cell>
          <table:table-cell table:style-name="ce8" office:value-type="float" office:value="791" calcext:value-type="float">
            <text:p>791</text:p>
          </table:table-cell>
          <table:table-cell table:style-name="ce8" office:value-type="float" office:value="58.904" calcext:value-type="float">
            <text:p>58,904</text:p>
          </table:table-cell>
          <table:table-cell table:style-name="ce8" office:value-type="string" calcext:value-type="string">
            <text:p><text:a xlink:href="#cite_note-187" xlink:type="simple">[15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l_Salvador" xlink:type="simple">El Salvador</text:a> </text:p>
          </table:table-cell>
          <table:table-cell table:style-name="ce8" office:value-type="float" office:value="66.489" calcext:value-type="float">
            <text:p>66,489</text:p>
          </table:table-cell>
          <table:table-cell table:style-name="ce8" office:value-type="float" office:value="2.054" calcext:value-type="float">
            <text:p>2,054</text:p>
          </table:table-cell>
          <table:table-cell table:style-name="ce8" office:value-type="float" office:value="62.958" calcext:value-type="float">
            <text:p>62,958</text:p>
          </table:table-cell>
          <table:table-cell table:style-name="ce8" office:value-type="string" calcext:value-type="string">
            <text:p><text:a xlink:href="#cite_note-188" xlink:type="simple">[15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uxembourg" xlink:type="simple">Luxembourg</text:a> </text:p>
          </table:table-cell>
          <table:table-cell table:style-name="ce8" office:value-type="float" office:value="63.65" calcext:value-type="float">
            <text:p>63,65</text:p>
          </table:table-cell>
          <table:table-cell table:style-name="ce8" office:value-type="float" office:value="768" calcext:value-type="float">
            <text:p>768</text:p>
          </table:table-cell>
          <table:table-cell table:style-name="ce8" office:value-type="float" office:value="58.874" calcext:value-type="float">
            <text:p>58,874</text:p>
          </table:table-cell>
          <table:table-cell table:style-name="ce8" office:value-type="string" calcext:value-type="string">
            <text:p><text:a xlink:href="#cite_note-189" xlink:type="simple">[15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ameroon" xlink:type="simple">Cameroon</text:a> </text:p>
          </table:table-cell>
          <table:table-cell table:style-name="ce8" office:value-type="float" office:value="61.731" calcext:value-type="float">
            <text:p>61,731</text:p>
          </table:table-cell>
          <table:table-cell table:style-name="ce8" office:value-type="float" office:value="919" calcext:value-type="float">
            <text:p>919</text:p>
          </table:table-cell>
          <table:table-cell table:style-name="ce8" office:value-type="float" office:value="56.926" calcext:value-type="float">
            <text:p>56,926</text:p>
          </table:table-cell>
          <table:table-cell table:style-name="ce8" office:value-type="string" calcext:value-type="string">
            <text:p><text:a xlink:href="#cite_note-190" xlink:type="simple">[158]</text:a><text:a xlink:href="#cite_note-191" xlink:type="simple">[15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ingapore" xlink:type="simple">Singapore</text:a> </text:p>
          </table:table-cell>
          <table:table-cell table:style-name="ce8" office:value-type="float" office:value="60.653" calcext:value-type="float">
            <text:p>60,653</text:p>
          </table:table-cell>
          <table:table-cell table:style-name="ce8" office:value-type="float" office:value="30" calcext:value-type="float">
            <text:p>30</text:p>
          </table:table-cell>
          <table:table-cell table:style-name="ce8" office:value-type="float" office:value="60.335" calcext:value-type="float">
            <text:p>60,335</text:p>
          </table:table-cell>
          <table:table-cell table:style-name="ce8" office:value-type="string" calcext:value-type="string">
            <text:p><text:a xlink:href="#cite_note-192" xlink:type="simple">[16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fghanistan" xlink:type="simple">Afghanistan</text:a> </text:p>
          </table:table-cell>
          <table:table-cell table:style-name="ce8" office:value-type="float" office:value="57.242" calcext:value-type="float">
            <text:p>57,242</text:p>
          </table:table-cell>
          <table:table-cell table:style-name="ce8" office:value-type="float" office:value="2.529" calcext:value-type="float">
            <text:p>2,529</text:p>
          </table:table-cell>
          <table:table-cell table:style-name="ce8" office:value-type="float" office:value="51.989" calcext:value-type="float">
            <text:p>51,989</text:p>
          </table:table-cell>
          <table:table-cell table:style-name="ce8" office:value-type="string" calcext:value-type="string">
            <text:p><text:a xlink:href="#cite_note-193" xlink:type="simple">[16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yprus" xlink:type="simple">Cyprus</text:a><text:a xlink:href="#cite_note-194" xlink:type="simple">[ag]</text:a> </text:p>
          </table:table-cell>
          <table:table-cell table:style-name="ce8" office:value-type="float" office:value="51.505" calcext:value-type="float">
            <text:p>51,505</text:p>
          </table:table-cell>
          <table:table-cell table:style-name="ce8" office:value-type="float" office:value="272" calcext:value-type="float">
            <text:p>272</text:p>
          </table:table-cell>
          <table:table-cell table:style-name="ce8" office:value-type="string" calcext:value-type="string">
            <text:p>No data</text:p>
          </table:table-cell>
          <table:table-cell table:style-name="ce8" office:value-type="string" calcext:value-type="string">
            <text:p><text:a xlink:href="#cite_note-195" xlink:type="simple">[162]</text:a><text:a xlink:href="#cite_note-196" xlink:type="simple">[16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amibia" xlink:type="simple">Namibia</text:a> </text:p>
          </table:table-cell>
          <table:table-cell table:style-name="ce8" office:value-type="float" office:value="45.527" calcext:value-type="float">
            <text:p>45,527</text:p>
          </table:table-cell>
          <table:table-cell table:style-name="ce8" office:value-type="float" office:value="570" calcext:value-type="float">
            <text:p>570</text:p>
          </table:table-cell>
          <table:table-cell table:style-name="ce8" office:value-type="float" office:value="43.64" calcext:value-type="float">
            <text:p>43,64</text:p>
          </table:table-cell>
          <table:table-cell table:style-name="ce8" office:value-type="string" calcext:value-type="string">
            <text:p><text:a xlink:href="#cite_note-197" xlink:type="simple">[16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vory_Coast" xlink:type="simple">Ivory Coast</text:a> </text:p>
          </table:table-cell>
          <table:table-cell table:style-name="ce8" office:value-type="float" office:value="45.145" calcext:value-type="float">
            <text:p>45,145</text:p>
          </table:table-cell>
          <table:table-cell table:style-name="ce8" office:value-type="float" office:value="261" calcext:value-type="float">
            <text:p>261</text:p>
          </table:table-cell>
          <table:table-cell table:style-name="ce8" office:value-type="float" office:value="44.473" calcext:value-type="float">
            <text:p>44,473</text:p>
          </table:table-cell>
          <table:table-cell table:style-name="ce8" office:value-type="string" calcext:value-type="string">
            <text:p><text:a xlink:href="#cite_note-198" xlink:type="simple">[16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Jamaica" xlink:type="simple">Jamaica</text:a> </text:p>
          </table:table-cell>
          <table:table-cell table:style-name="ce8" office:value-type="float" office:value="42.5" calcext:value-type="float">
            <text:p>42,5</text:p>
          </table:table-cell>
          <table:table-cell table:style-name="ce8" office:value-type="float" office:value="672" calcext:value-type="float">
            <text:p>672</text:p>
          </table:table-cell>
          <table:table-cell table:style-name="ce8" office:value-type="float" office:value="18.896" calcext:value-type="float">
            <text:p>18,896</text:p>
          </table:table-cell>
          <table:table-cell table:style-name="ce8" office:value-type="string" calcext:value-type="string">
            <text:p><text:a xlink:href="#cite_note-199" xlink:type="simple">[166]</text:a><text:a xlink:href="#cite_note-200" xlink:type="simple">[16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Uganda" xlink:type="simple">Uganda</text:a> </text:p>
          </table:table-cell>
          <table:table-cell table:style-name="ce8" office:value-type="float" office:value="41.14" calcext:value-type="float">
            <text:p>41,14</text:p>
          </table:table-cell>
          <table:table-cell table:style-name="ce8" office:value-type="float" office:value="337" calcext:value-type="float">
            <text:p>337</text:p>
          </table:table-cell>
          <table:table-cell table:style-name="ce8" office:value-type="float" office:value="40.685" calcext:value-type="float">
            <text:p>40,685</text:p>
          </table:table-cell>
          <table:table-cell table:style-name="ce8" office:value-type="string" calcext:value-type="string">
            <text:p><text:a xlink:href="#cite_note-201" xlink:type="simple">[168]</text:a><text:a xlink:href="#cite_note-202" xlink:type="simple">[16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enegal" xlink:type="simple">Senegal</text:a> </text:p>
          </table:table-cell>
          <table:table-cell table:style-name="ce8" office:value-type="float" office:value="39.307" calcext:value-type="float">
            <text:p>39,307</text:p>
          </table:table-cell>
          <table:table-cell table:style-name="ce8" office:value-type="float" office:value="1.074" calcext:value-type="float">
            <text:p>1,074</text:p>
          </table:table-cell>
          <table:table-cell table:style-name="ce8" office:value-type="float" office:value="38.031" calcext:value-type="float">
            <text:p>38,031</text:p>
          </table:table-cell>
          <table:table-cell table:style-name="ce8" office:value-type="string" calcext:value-type="string">
            <text:p><text:a xlink:href="#cite_note-203" xlink:type="simple">[17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otswana" xlink:type="simple">Botswana</text:a><text:a xlink:href="#cite_note-205" xlink:type="simple">[ah]</text:a> </text:p>
          </table:table-cell>
          <table:table-cell table:style-name="ce8" office:value-type="float" office:value="38.793" calcext:value-type="float">
            <text:p>38,793</text:p>
          </table:table-cell>
          <table:table-cell table:style-name="ce8" office:value-type="float" office:value="616" calcext:value-type="float">
            <text:p>616</text:p>
          </table:table-cell>
          <table:table-cell table:style-name="ce8" office:value-type="float" office:value="36.745" calcext:value-type="float">
            <text:p>36,745</text:p>
          </table:table-cell>
          <table:table-cell table:style-name="ce8" office:value-type="string" calcext:value-type="string">
            <text:p><text:a xlink:href="#cite_note-206" xlink:type="simple">[17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Zimbabwe" xlink:type="simple">Zimbabwe</text:a> </text:p>
          </table:table-cell>
          <table:table-cell table:style-name="ce8" office:value-type="float" office:value="37.288" calcext:value-type="float">
            <text:p>37,288</text:p>
          </table:table-cell>
          <table:table-cell table:style-name="ce8" office:value-type="float" office:value="1.538" calcext:value-type="float">
            <text:p>1,538</text:p>
          </table:table-cell>
          <table:table-cell table:style-name="ce8" office:value-type="float" office:value="34.873" calcext:value-type="float">
            <text:p>34,873</text:p>
          </table:table-cell>
          <table:table-cell table:style-name="ce8" office:value-type="string" calcext:value-type="string">
            <text:p><text:a xlink:href="#cite_note-207" xlink:type="simple">[17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lawi" xlink:type="simple">Malawi</text:a> </text:p>
          </table:table-cell>
          <table:table-cell table:style-name="ce8" office:value-type="float" office:value="33.859" calcext:value-type="float">
            <text:p>33,859</text:p>
          </table:table-cell>
          <table:table-cell table:style-name="ce8" office:value-type="float" office:value="1.132" calcext:value-type="float">
            <text:p>1,132</text:p>
          </table:table-cell>
          <table:table-cell table:style-name="ce8" office:value-type="float" office:value="31.572" calcext:value-type="float">
            <text:p>31,572</text:p>
          </table:table-cell>
          <table:table-cell table:style-name="ce8" office:value-type="string" calcext:value-type="string">
            <text:p><text:a xlink:href="#cite_note-208" xlink:type="simple">[17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ailand" xlink:type="simple">Thailand</text:a> </text:p>
          </table:table-cell>
          <table:table-cell table:style-name="ce8" office:value-type="float" office:value="33.61" calcext:value-type="float">
            <text:p>33,61</text:p>
          </table:table-cell>
          <table:table-cell table:style-name="ce8" office:value-type="float" office:value="97" calcext:value-type="float">
            <text:p>97</text:p>
          </table:table-cell>
          <table:table-cell table:style-name="ce8" office:value-type="float" office:value="28.248" calcext:value-type="float">
            <text:p>28,248</text:p>
          </table:table-cell>
          <table:table-cell table:style-name="ce8" office:value-type="string" calcext:value-type="string">
            <text:p><text:a xlink:href="#cite_note-209" xlink:type="simple">[175]</text:a><text:a xlink:href="#cite_note-210" xlink:type="simple">[17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udan" xlink:type="simple">Sudan</text:a> </text:p>
          </table:table-cell>
          <table:table-cell table:style-name="ce8" office:value-type="float" office:value="30.111" calcext:value-type="float">
            <text:p>30,111</text:p>
          </table:table-cell>
          <table:table-cell table:style-name="ce8" office:value-type="float" office:value="2.063" calcext:value-type="float">
            <text:p>2,063</text:p>
          </table:table-cell>
          <table:table-cell table:style-name="ce8" office:value-type="float" office:value="24.214" calcext:value-type="float">
            <text:p>24,214</text:p>
          </table:table-cell>
          <table:table-cell table:style-name="ce8" office:value-type="string" calcext:value-type="string">
            <text:p><text:a xlink:href="#cite_note-211" xlink:type="simple">[177]</text:a><text:a xlink:href="#cite_note-212" xlink:type="simple">[17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lta" xlink:type="simple">Malta</text:a> </text:p>
          </table:table-cell>
          <table:table-cell table:style-name="ce8" office:value-type="float" office:value="29.661" calcext:value-type="float">
            <text:p>29,661</text:p>
          </table:table-cell>
          <table:table-cell table:style-name="ce8" office:value-type="float" office:value="402" calcext:value-type="float">
            <text:p>402</text:p>
          </table:table-cell>
          <table:table-cell table:style-name="ce8" office:value-type="float" office:value="28.706" calcext:value-type="float">
            <text:p>28,706</text:p>
          </table:table-cell>
          <table:table-cell table:style-name="ce8" office:value-type="string" calcext:value-type="string">
            <text:p><text:a xlink:href="#cite_note-213" xlink:type="simple">[17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ustralia" xlink:type="simple">Australia</text:a><text:a xlink:href="#cite_note-214" xlink:type="simple">[ai]</text:a> </text:p>
          </table:table-cell>
          <table:table-cell table:style-name="ce8" office:value-type="float" office:value="29.405" calcext:value-type="float">
            <text:p>29,405</text:p>
          </table:table-cell>
          <table:table-cell table:style-name="ce8" office:value-type="float" office:value="909" calcext:value-type="float">
            <text:p>909</text:p>
          </table:table-cell>
          <table:table-cell table:style-name="ce8" office:value-type="string" calcext:value-type="string">
            <text:p>No data</text:p>
          </table:table-cell>
          <table:table-cell table:style-name="ce8" office:value-type="string" calcext:value-type="string">
            <text:p><text:a xlink:href="#cite_note-215" xlink:type="simple">[18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Democratic_Republic_of_the_Congo" xlink:type="simple">DR Congo</text:a><text:a xlink:href="#cite_note-216" xlink:type="simple">[aj]</text:a> </text:p>
          </table:table-cell>
          <table:table-cell table:style-name="ce8" office:value-type="float" office:value="26.737" calcext:value-type="float">
            <text:p>26,737</text:p>
          </table:table-cell>
          <table:table-cell table:style-name="ce8" office:value-type="float" office:value="712" calcext:value-type="float">
            <text:p>712</text:p>
          </table:table-cell>
          <table:table-cell table:style-name="ce8" office:value-type="float" office:value="22.432" calcext:value-type="float">
            <text:p>22,432</text:p>
          </table:table-cell>
          <table:table-cell table:style-name="ce8" office:value-type="string" calcext:value-type="string">
            <text:p><text:a xlink:href="#cite_note-217" xlink:type="simple">[18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Maldives" xlink:type="simple">Maldives</text:a> </text:p>
          </table:table-cell>
          <table:table-cell table:style-name="ce8" office:value-type="float" office:value="25.524" calcext:value-type="float">
            <text:p>25,524</text:p>
          </table:table-cell>
          <table:table-cell table:style-name="ce8" office:value-type="float" office:value="66" calcext:value-type="float">
            <text:p>66</text:p>
          </table:table-cell>
          <table:table-cell table:style-name="ce8" office:value-type="float" office:value="22.424" calcext:value-type="float">
            <text:p>22,424</text:p>
          </table:table-cell>
          <table:table-cell table:style-name="ce8" office:value-type="string" calcext:value-type="string">
            <text:p><text:a xlink:href="#cite_note-218" xlink:type="simple">[18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Donetsk_People%27s_Republic" xlink:type="simple">Donetsk PR</text:a><text:a xlink:href="#cite_note-DNR-LNR-219" xlink:type="simple">[ak]</text:a> </text:p>
          </table:table-cell>
          <table:table-cell table:style-name="ce8" office:value-type="float" office:value="25.517" calcext:value-type="float">
            <text:p>25,517</text:p>
          </table:table-cell>
          <table:table-cell table:style-name="ce8" office:value-type="float" office:value="2.092" calcext:value-type="float">
            <text:p>2,092</text:p>
          </table:table-cell>
          <table:table-cell table:style-name="ce8" office:value-type="float" office:value="17.28" calcext:value-type="float">
            <text:p>17,28</text:p>
          </table:table-cell>
          <table:table-cell table:style-name="ce8" office:value-type="string" calcext:value-type="string">
            <text:p><text:a xlink:href="#cite_note-220" xlink:type="simple">[18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dagascar" xlink:type="simple">Madagascar</text:a> </text:p>
          </table:table-cell>
          <table:table-cell table:style-name="ce8" office:value-type="float" office:value="24.968" calcext:value-type="float">
            <text:p>24,968</text:p>
          </table:table-cell>
          <table:table-cell table:style-name="ce8" office:value-type="float" office:value="444" calcext:value-type="float">
            <text:p>444</text:p>
          </table:table-cell>
          <table:table-cell table:style-name="ce8" office:value-type="float" office:value="22.415" calcext:value-type="float">
            <text:p>22,415</text:p>
          </table:table-cell>
          <table:table-cell table:style-name="ce8" office:value-type="string" calcext:value-type="string">
            <text:p><text:a xlink:href="#cite_note-221" xlink:type="simple">[184]</text:a><text:a xlink:href="#cite_note-222" xlink:type="simple">[18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ngola" xlink:type="simple">Angola</text:a> </text:p>
          </table:table-cell>
          <table:table-cell table:style-name="ce8" office:value-type="float" office:value="23.457" calcext:value-type="float">
            <text:p>23,457</text:p>
          </table:table-cell>
          <table:table-cell table:style-name="ce8" office:value-type="float" office:value="553" calcext:value-type="float">
            <text:p>553</text:p>
          </table:table-cell>
          <table:table-cell table:style-name="ce8" office:value-type="float" office:value="22.058" calcext:value-type="float">
            <text:p>22,058</text:p>
          </table:table-cell>
          <table:table-cell table:style-name="ce8" office:value-type="string" calcext:value-type="string">
            <text:p><text:a xlink:href="#cite_note-223" xlink:type="simple">[18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Rwanda" xlink:type="simple">Rwanda</text:a> </text:p>
          </table:table-cell>
          <table:table-cell table:style-name="ce8" office:value-type="float" office:value="23.426" calcext:value-type="float">
            <text:p>23,426</text:p>
          </table:table-cell>
          <table:table-cell table:style-name="ce8" office:value-type="float" office:value="315" calcext:value-type="float">
            <text:p>315</text:p>
          </table:table-cell>
          <table:table-cell table:style-name="ce8" office:value-type="float" office:value="21.243" calcext:value-type="float">
            <text:p>21,243</text:p>
          </table:table-cell>
          <table:table-cell table:style-name="ce8" office:value-type="string" calcext:value-type="string">
            <text:p><text:a xlink:href="#cite_note-224" xlink:type="simple">[187]</text:a><text:a xlink:href="#cite_note-225" xlink:type="simple">[18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inea" xlink:type="simple">Guinea</text:a> </text:p>
          </table:table-cell>
          <table:table-cell table:style-name="ce8" office:value-type="float" office:value="20.949" calcext:value-type="float">
            <text:p>20,949</text:p>
          </table:table-cell>
          <table:table-cell table:style-name="ce8" office:value-type="float" office:value="142" calcext:value-type="float">
            <text:p>142</text:p>
          </table:table-cell>
          <table:table-cell table:style-name="ce8" office:value-type="float" office:value="18.563" calcext:value-type="float">
            <text:p>18,563</text:p>
          </table:table-cell>
          <table:table-cell table:style-name="ce8" office:value-type="string" calcext:value-type="string">
            <text:p><text:a xlink:href="#cite_note-226" xlink:type="simple">[189]</text:a><text:a xlink:href="#cite_note-227" xlink:type="simple">[19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abon" xlink:type="simple">Gabon</text:a> </text:p>
          </table:table-cell>
          <table:table-cell table:style-name="ce8" office:value-type="float" office:value="20.636" calcext:value-type="float">
            <text:p>20,636</text:p>
          </table:table-cell>
          <table:table-cell table:style-name="ce8" office:value-type="float" office:value="127" calcext:value-type="float">
            <text:p>127</text:p>
          </table:table-cell>
          <table:table-cell table:style-name="ce8" office:value-type="float" office:value="17.456" calcext:value-type="float">
            <text:p>17,456</text:p>
          </table:table-cell>
          <table:table-cell table:style-name="ce8" office:value-type="string" calcext:value-type="string">
            <text:p><text:a xlink:href="#cite_note-228" xlink:type="simple">[19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ape_Verde" xlink:type="simple">Cape Verde</text:a> </text:p>
          </table:table-cell>
          <table:table-cell table:style-name="ce8" office:value-type="float" office:value="19.005" calcext:value-type="float">
            <text:p>19,005</text:p>
          </table:table-cell>
          <table:table-cell table:style-name="ce8" office:value-type="float" office:value="182" calcext:value-type="float">
            <text:p>182</text:p>
          </table:table-cell>
          <table:table-cell table:style-name="ce8" office:value-type="float" office:value="17.197" calcext:value-type="float">
            <text:p>17,197</text:p>
          </table:table-cell>
          <table:table-cell table:style-name="ce8" office:value-type="string" calcext:value-type="string">
            <text:p><text:a xlink:href="#cite_note-229" xlink:type="simple">[19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yria" xlink:type="simple">Syria</text:a><text:a xlink:href="#cite_note-230" xlink:type="simple">[al]</text:a> </text:p>
          </table:table-cell>
          <table:table-cell table:style-name="ce8" office:value-type="float" office:value="18.909" calcext:value-type="float">
            <text:p>18,909</text:p>
          </table:table-cell>
          <table:table-cell table:style-name="ce8" office:value-type="float" office:value="1.265" calcext:value-type="float">
            <text:p>1,265</text:p>
          </table:table-cell>
          <table:table-cell table:style-name="ce8" office:value-type="float" office:value="12.731" calcext:value-type="float">
            <text:p>12,731</text:p>
          </table:table-cell>
          <table:table-cell table:style-name="ce8" office:value-type="string" calcext:value-type="string">
            <text:p><text:a xlink:href="#cite_note-231" xlink:type="simple">[19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French_Polynesia" xlink:type="simple">French Polynesia</text:a> </text:p>
          </table:table-cell>
          <table:table-cell table:style-name="ce8" office:value-type="float" office:value="18.652" calcext:value-type="float">
            <text:p>18,652</text:p>
          </table:table-cell>
          <table:table-cell table:style-name="ce8" office:value-type="float" office:value="141" calcext:value-type="float">
            <text:p>141</text:p>
          </table:table-cell>
          <table:table-cell table:style-name="ce8" office:value-type="float" office:value="4.842" calcext:value-type="float">
            <text:p>4,842</text:p>
          </table:table-cell>
          <table:table-cell table:style-name="ce8" office:value-type="string" calcext:value-type="string">
            <text:p><text:a xlink:href="#cite_note-232" xlink:type="simple">[194]</text:a><text:a xlink:href="#cite_note-233" xlink:type="simple">[19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uritania" xlink:type="simple">Mauritania</text:a> </text:p>
          </table:table-cell>
          <table:table-cell table:style-name="ce8" office:value-type="float" office:value="17.756" calcext:value-type="float">
            <text:p>17,756</text:p>
          </table:table-cell>
          <table:table-cell table:style-name="ce8" office:value-type="float" office:value="448" calcext:value-type="float">
            <text:p>448</text:p>
          </table:table-cell>
          <table:table-cell table:style-name="ce8" office:value-type="float" office:value="16.989" calcext:value-type="float">
            <text:p>16,989</text:p>
          </table:table-cell>
          <table:table-cell table:style-name="ce8" office:value-type="string" calcext:value-type="string">
            <text:p><text:a xlink:href="#cite_note-234" xlink:type="simple">[19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swatini" xlink:type="simple">Eswatini</text:a> </text:p>
          </table:table-cell>
          <table:table-cell table:style-name="ce8" office:value-type="float" office:value="17.376" calcext:value-type="float">
            <text:p>17,376</text:p>
          </table:table-cell>
          <table:table-cell table:style-name="ce8" office:value-type="float" office:value="669" calcext:value-type="float">
            <text:p>669</text:p>
          </table:table-cell>
          <table:table-cell table:style-name="ce8" office:value-type="float" office:value="16.645" calcext:value-type="float">
            <text:p>16,645</text:p>
          </table:table-cell>
          <table:table-cell table:style-name="ce8" office:value-type="string" calcext:value-type="string">
            <text:p><text:a xlink:href="#cite_note-235" xlink:type="simple">[19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ngolia" xlink:type="simple">Mongolia</text:a> </text:p>
          </table:table-cell>
          <table:table-cell table:style-name="ce8" office:value-type="float" office:value="15.718" calcext:value-type="float">
            <text:p>15,718</text:p>
          </table:table-cell>
          <table:table-cell table:style-name="ce8" office:value-type="float" office:value="25" calcext:value-type="float">
            <text:p>25</text:p>
          </table:table-cell>
          <table:table-cell table:style-name="ce8" office:value-type="float" office:value="9.516" calcext:value-type="float">
            <text:p>9,516</text:p>
          </table:table-cell>
          <table:table-cell table:style-name="ce8" office:value-type="string" calcext:value-type="string">
            <text:p><text:a xlink:href="#cite_note-236" xlink:type="simple">[19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ajikistan" xlink:type="simple">Tajikistan</text:a> </text:p>
          </table:table-cell>
          <table:table-cell table:style-name="ce8" office:value-type="float" office:value="13.308" calcext:value-type="float">
            <text:p>13,308</text:p>
          </table:table-cell>
          <table:table-cell table:style-name="ce8" office:value-type="float" office:value="90" calcext:value-type="float">
            <text:p>90</text:p>
          </table:table-cell>
          <table:table-cell table:style-name="ce8" office:value-type="float" office:value="13.218" calcext:value-type="float">
            <text:p>13,218</text:p>
          </table:table-cell>
          <table:table-cell table:style-name="ce8" office:value-type="string" calcext:value-type="string">
            <text:p><text:a xlink:href="#cite_note-237" xlink:type="simple">[199]</text:a><text:a xlink:href="#cite_note-238" xlink:type="simple">[20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bkhazia" xlink:type="simple">Abkhazia</text:a><text:a xlink:href="#cite_note-Abkhazia-239" xlink:type="simple">[am]</text:a> </text:p>
          </table:table-cell>
          <table:table-cell table:style-name="ce8" office:value-type="float" office:value="12.931" calcext:value-type="float">
            <text:p>12,931</text:p>
          </table:table-cell>
          <table:table-cell table:style-name="ce8" office:value-type="float" office:value="203" calcext:value-type="float">
            <text:p>203</text:p>
          </table:table-cell>
          <table:table-cell table:style-name="ce8" office:value-type="float" office:value="12.39" calcext:value-type="float">
            <text:p>12,39</text:p>
          </table:table-cell>
          <table:table-cell table:style-name="ce8" office:value-type="string" calcext:value-type="string">
            <text:p><text:a xlink:href="#cite_note-240" xlink:type="simple">[20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Haiti" xlink:type="simple">Haiti</text:a> </text:p>
          </table:table-cell>
          <table:table-cell table:style-name="ce8" office:value-type="float" office:value="12.803" calcext:value-type="float">
            <text:p>12,803</text:p>
          </table:table-cell>
          <table:table-cell table:style-name="ce8" office:value-type="float" office:value="252" calcext:value-type="float">
            <text:p>252</text:p>
          </table:table-cell>
          <table:table-cell table:style-name="ce8" office:value-type="float" office:value="10.745" calcext:value-type="float">
            <text:p>10,745</text:p>
          </table:table-cell>
          <table:table-cell table:style-name="ce8" office:value-type="string" calcext:value-type="string">
            <text:p><text:a xlink:href="#cite_note-241" xlink:type="simple">[202]</text:a><text:a xlink:href="#cite_note-242" xlink:type="simple">[20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ndorra" xlink:type="simple">Andorra</text:a> </text:p>
          </table:table-cell>
          <table:table-cell table:style-name="ce8" office:value-type="float" office:value="12.545" calcext:value-type="float">
            <text:p>12,545</text:p>
          </table:table-cell>
          <table:table-cell table:style-name="ce8" office:value-type="float" office:value="120" calcext:value-type="float">
            <text:p>120</text:p>
          </table:table-cell>
          <table:table-cell table:style-name="ce8" office:value-type="float" office:value="11.825" calcext:value-type="float">
            <text:p>11,825</text:p>
          </table:table-cell>
          <table:table-cell table:style-name="ce8" office:value-type="string" calcext:value-type="string">
            <text:p><text:a xlink:href="#cite_note-243" xlink:type="simple">[20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lize" xlink:type="simple">Belize</text:a> </text:p>
          </table:table-cell>
          <table:table-cell table:style-name="ce8" office:value-type="float" office:value="12.487" calcext:value-type="float">
            <text:p>12,487</text:p>
          </table:table-cell>
          <table:table-cell table:style-name="ce8" office:value-type="float" office:value="318" calcext:value-type="float">
            <text:p>318</text:p>
          </table:table-cell>
          <table:table-cell table:style-name="ce8" office:value-type="float" office:value="12.12" calcext:value-type="float">
            <text:p>12,12</text:p>
          </table:table-cell>
          <table:table-cell table:style-name="ce8" office:value-type="string" calcext:value-type="string">
            <text:p><text:a xlink:href="#cite_note-244" xlink:type="simple">[20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urkina_Faso" xlink:type="simple">Burkina Faso</text:a> </text:p>
          </table:table-cell>
          <table:table-cell table:style-name="ce8" office:value-type="float" office:value="12.45" calcext:value-type="float">
            <text:p>12,45</text:p>
          </table:table-cell>
          <table:table-cell table:style-name="ce8" office:value-type="float" office:value="145" calcext:value-type="float">
            <text:p>145</text:p>
          </table:table-cell>
          <table:table-cell table:style-name="ce8" office:value-type="float" office:value="11.998" calcext:value-type="float">
            <text:p>11,998</text:p>
          </table:table-cell>
          <table:table-cell table:style-name="ce8" office:value-type="string" calcext:value-type="string">
            <text:p><text:a xlink:href="#cite_note-245" xlink:type="simple">[206]</text:a><text:a xlink:href="#cite_note-246" xlink:type="simple">[20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malia" xlink:type="simple">Somalia</text:a><text:a xlink:href="#cite_note-247" xlink:type="simple">[an]</text:a> </text:p>
          </table:table-cell>
          <table:table-cell table:style-name="ce8" office:value-type="float" office:value="12.271" calcext:value-type="float">
            <text:p>12,271</text:p>
          </table:table-cell>
          <table:table-cell table:style-name="ce8" office:value-type="float" office:value="605" calcext:value-type="float">
            <text:p>605</text:p>
          </table:table-cell>
          <table:table-cell table:style-name="ce8" office:value-type="float" office:value="4.973" calcext:value-type="float">
            <text:p>4,973</text:p>
          </table:table-cell>
          <table:table-cell table:style-name="ce8" office:value-type="string" calcext:value-type="string">
            <text:p><text:a xlink:href="#cite_note-248" xlink:type="simple">[20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ogo" xlink:type="simple">Togo</text:a> </text:p>
          </table:table-cell>
          <table:table-cell table:style-name="ce8" office:value-type="float" office:value="12.006" calcext:value-type="float">
            <text:p>12,006</text:p>
          </table:table-cell>
          <table:table-cell table:style-name="ce8" office:value-type="float" office:value="116" calcext:value-type="float">
            <text:p>116</text:p>
          </table:table-cell>
          <table:table-cell table:style-name="ce8" office:value-type="float" office:value="9.274" calcext:value-type="float">
            <text:p>9,274</text:p>
          </table:table-cell>
          <table:table-cell table:style-name="ce8" office:value-type="string" calcext:value-type="string">
            <text:p><text:a xlink:href="#cite_note-249" xlink:type="simple">[20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Hong_Kong" xlink:type="simple">Hong Kong</text:a> </text:p>
          </table:table-cell>
          <table:table-cell table:style-name="ce8" office:value-type="float" office:value="11.582" calcext:value-type="float">
            <text:p>11,582</text:p>
          </table:table-cell>
          <table:table-cell table:style-name="ce8" office:value-type="float" office:value="207" calcext:value-type="float">
            <text:p>207</text:p>
          </table:table-cell>
          <table:table-cell table:style-name="ce8" office:value-type="float" office:value="11.206" calcext:value-type="float">
            <text:p>11,206</text:p>
          </table:table-cell>
          <table:table-cell table:style-name="ce8" office:value-type="string" calcext:value-type="string">
            <text:p><text:a xlink:href="#cite_note-250" xlink:type="simple">[21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uraçao" xlink:type="simple">Curaçao</text:a> </text:p>
          </table:table-cell>
          <table:table-cell table:style-name="ce8" office:value-type="float" office:value="11.355" calcext:value-type="float">
            <text:p>11,355</text:p>
          </table:table-cell>
          <table:table-cell table:style-name="ce8" office:value-type="float" office:value="66" calcext:value-type="float">
            <text:p>66</text:p>
          </table:table-cell>
          <table:table-cell table:style-name="ce8" office:value-type="float" office:value="6.521" calcext:value-type="float">
            <text:p>6,521</text:p>
          </table:table-cell>
          <table:table-cell table:style-name="ce8" office:value-type="string" calcext:value-type="string">
            <text:p><text:a xlink:href="#cite_note-251" xlink:type="simple">[21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li" xlink:type="simple">Mali</text:a> </text:p>
          </table:table-cell>
          <table:table-cell table:style-name="ce8" office:value-type="float" office:value="11.254" calcext:value-type="float">
            <text:p>11,254</text:p>
          </table:table-cell>
          <table:table-cell table:style-name="ce8" office:value-type="float" office:value="402" calcext:value-type="float">
            <text:p>402</text:p>
          </table:table-cell>
          <table:table-cell table:style-name="ce8" office:value-type="float" office:value="6.8" calcext:value-type="float">
            <text:p>6,8</text:p>
          </table:table-cell>
          <table:table-cell table:style-name="ce8" office:value-type="string" calcext:value-type="string">
            <text:p><text:a xlink:href="#cite_note-252" xlink:type="simple">[212]</text:a><text:a xlink:href="#cite_note-253" xlink:type="simple">[21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yana" xlink:type="simple">Guyana</text:a> </text:p>
          </table:table-cell>
          <table:table-cell table:style-name="ce8" office:value-type="float" office:value="11.004" calcext:value-type="float">
            <text:p>11,004</text:p>
          </table:table-cell>
          <table:table-cell table:style-name="ce8" office:value-type="float" office:value="252" calcext:value-type="float">
            <text:p>252</text:p>
          </table:table-cell>
          <table:table-cell table:style-name="ce8" office:value-type="float" office:value="9.688" calcext:value-type="float">
            <text:p>9,688</text:p>
          </table:table-cell>
          <table:table-cell table:style-name="ce8" office:value-type="string" calcext:value-type="string">
            <text:p><text:a xlink:href="#cite_note-254" xlink:type="simple">[21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esotho" xlink:type="simple">Lesotho</text:a> </text:p>
          </table:table-cell>
          <table:table-cell table:style-name="ce8" office:value-type="float" office:value="10.707" calcext:value-type="float">
            <text:p>10,707</text:p>
          </table:table-cell>
          <table:table-cell table:style-name="ce8" office:value-type="float" office:value="315" calcext:value-type="float">
            <text:p>315</text:p>
          </table:table-cell>
          <table:table-cell table:style-name="ce8" office:value-type="float" office:value="4.674" calcext:value-type="float">
            <text:p>4,674</text:p>
          </table:table-cell>
          <table:table-cell table:style-name="ce8" office:value-type="string" calcext:value-type="string">
            <text:p><text:a xlink:href="#cite_note-255" xlink:type="simple">[215]</text:a><text:a xlink:href="#cite_note-256" xlink:type="simple">[21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Republic_of_the_Congo" xlink:type="simple">Congo</text:a><text:a xlink:href="#cite_note-257" xlink:type="simple">[ao]</text:a> </text:p>
          </table:table-cell>
          <table:table-cell table:style-name="ce8" office:value-type="float" office:value="10.084" calcext:value-type="float">
            <text:p>10,084</text:p>
          </table:table-cell>
          <table:table-cell table:style-name="ce8" office:value-type="float" office:value="137" calcext:value-type="float">
            <text:p>137</text:p>
          </table:table-cell>
          <table:table-cell table:style-name="ce8" office:value-type="float" office:value="7.514" calcext:value-type="float">
            <text:p>7,514</text:p>
          </table:table-cell>
          <table:table-cell table:style-name="ce8" office:value-type="string" calcext:value-type="string">
            <text:p><text:a xlink:href="#cite_note-258" xlink:type="simple">[217]</text:a><text:a xlink:href="#cite_note-259" xlink:type="simple">[21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uth_Sudan" xlink:type="simple">South Sudan</text:a> </text:p>
          </table:table-cell>
          <table:table-cell table:style-name="ce8" office:value-type="float" office:value="10.048" calcext:value-type="float">
            <text:p>10,048</text:p>
          </table:table-cell>
          <table:table-cell table:style-name="ce8" office:value-type="float" office:value="108" calcext:value-type="float">
            <text:p>108</text:p>
          </table:table-cell>
          <table:table-cell table:style-name="ce8" office:value-type="float" office:value="9.454" calcext:value-type="float">
            <text:p>9,454</text:p>
          </table:table-cell>
          <table:table-cell table:style-name="ce8" office:value-type="string" calcext:value-type="string">
            <text:p><text:a xlink:href="#cite_note-260" xlink:type="simple">[219]</text:a><text:a xlink:href="#cite_note-261" xlink:type="simple">[22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ruba" xlink:type="simple">Aruba</text:a> </text:p>
          </table:table-cell>
          <table:table-cell table:style-name="ce8" office:value-type="float" office:value="10.05" calcext:value-type="float">
            <text:p>10,05</text:p>
          </table:table-cell>
          <table:table-cell table:style-name="ce8" office:value-type="float" office:value="92" calcext:value-type="float">
            <text:p>92</text:p>
          </table:table-cell>
          <table:table-cell table:style-name="ce8" office:value-type="float" office:value="9.411" calcext:value-type="float">
            <text:p>9,411</text:p>
          </table:table-cell>
          <table:table-cell table:style-name="ce8" office:value-type="string" calcext:value-type="string">
            <text:p><text:a xlink:href="#cite_note-262" xlink:type="simple">[22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Djibouti" xlink:type="simple">Djibouti</text:a> </text:p>
          </table:table-cell>
          <table:table-cell table:style-name="ce8" office:value-type="float" office:value="9.876" calcext:value-type="float">
            <text:p>9,876</text:p>
          </table:table-cell>
          <table:table-cell table:style-name="ce8" office:value-type="float" office:value="96" calcext:value-type="float">
            <text:p>96</text:p>
          </table:table-cell>
          <table:table-cell table:style-name="ce8" office:value-type="float" office:value="7.985" calcext:value-type="float">
            <text:p>7,985</text:p>
          </table:table-cell>
          <table:table-cell table:style-name="ce8" office:value-type="string" calcext:value-type="string">
            <text:p><text:a xlink:href="#cite_note-263" xlink:type="simple">[222]</text:a><text:a xlink:href="#cite_note-264" xlink:type="simple">[22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Bahamas" xlink:type="simple">Bahamas</text:a><text:a xlink:href="#cite_note-265" xlink:type="simple">[ap]</text:a> </text:p>
          </table:table-cell>
          <table:table-cell table:style-name="ce8" office:value-type="float" office:value="9.364" calcext:value-type="float">
            <text:p>9,364</text:p>
          </table:table-cell>
          <table:table-cell table:style-name="ce8" office:value-type="float" office:value="189" calcext:value-type="float">
            <text:p>189</text:p>
          </table:table-cell>
          <table:table-cell table:style-name="ce8" office:value-type="float" office:value="8.837" calcext:value-type="float">
            <text:p>8,837</text:p>
          </table:table-cell>
          <table:table-cell table:style-name="ce8" office:value-type="string" calcext:value-type="string">
            <text:p><text:a xlink:href="#cite_note-266" xlink:type="simple">[224]</text:a><text:a xlink:href="#cite_note-267" xlink:type="simple">[22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uriname" xlink:type="simple">Suriname</text:a> </text:p>
          </table:table-cell>
          <table:table-cell table:style-name="ce8" office:value-type="float" office:value="9.316" calcext:value-type="float">
            <text:p>9,316</text:p>
          </table:table-cell>
          <table:table-cell table:style-name="ce8" office:value-type="float" office:value="182" calcext:value-type="float">
            <text:p>182</text:p>
          </table:table-cell>
          <table:table-cell table:style-name="ce8" office:value-type="float" office:value="8.7" calcext:value-type="float">
            <text:p>8,7</text:p>
          </table:table-cell>
          <table:table-cell table:style-name="ce8" office:value-type="string" calcext:value-type="string">
            <text:p><text:a xlink:href="#cite_note-268" xlink:type="simple">[22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rinidad_and_Tobago" xlink:type="simple">Trinidad and Tobago</text:a> </text:p>
          </table:table-cell>
          <table:table-cell table:style-name="ce8" office:value-type="float" office:value="8.404" calcext:value-type="float">
            <text:p>8,404</text:p>
          </table:table-cell>
          <table:table-cell table:style-name="ce8" office:value-type="float" office:value="146" calcext:value-type="float">
            <text:p>146</text:p>
          </table:table-cell>
          <table:table-cell table:style-name="ce8" office:value-type="float" office:value="7.74" calcext:value-type="float">
            <text:p>7,74</text:p>
          </table:table-cell>
          <table:table-cell table:style-name="ce8" office:value-type="string" calcext:value-type="string">
            <text:p><text:a xlink:href="#cite_note-269" xlink:type="simple">[227]</text:a><text:a xlink:href="#cite_note-270" xlink:type="simple">[22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apua_New_Guinea" xlink:type="simple">Papua New Guinea</text:a> </text:p>
          </table:table-cell>
          <table:table-cell table:style-name="ce8" office:value-type="float" office:value="8.342" calcext:value-type="float">
            <text:p>8,342</text:p>
          </table:table-cell>
          <table:table-cell table:style-name="ce8" office:value-type="float" office:value="69" calcext:value-type="float">
            <text:p>69</text:p>
          </table:table-cell>
          <table:table-cell table:style-name="ce8" office:value-type="float" office:value="846" calcext:value-type="float">
            <text:p>846</text:p>
          </table:table-cell>
          <table:table-cell table:style-name="ce8" office:value-type="string" calcext:value-type="string">
            <text:p><text:a xlink:href="#cite_note-271" xlink:type="simple">[229]</text:a><text:a xlink:href="#cite_note-272" xlink:type="simple">[23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am" xlink:type="simple">Guam</text:a><text:a xlink:href="#cite_note-TheodoreRoosevelt-273" xlink:type="simple">[aq]</text:a> </text:p>
          </table:table-cell>
          <table:table-cell table:style-name="ce8" office:value-type="float" office:value="7.751" calcext:value-type="float">
            <text:p>7,751</text:p>
          </table:table-cell>
          <table:table-cell table:style-name="ce8" office:value-type="float" office:value="133" calcext:value-type="float">
            <text:p>133</text:p>
          </table:table-cell>
          <table:table-cell table:style-name="ce8" office:value-type="float" office:value="6.707" calcext:value-type="float">
            <text:p>6,707</text:p>
          </table:table-cell>
          <table:table-cell table:style-name="ce8" office:value-type="string" calcext:value-type="string">
            <text:p><text:a xlink:href="#cite_note-:1p3a-15" xlink:type="simple">[9]</text:a><text:a xlink:href="#cite_note-274" xlink:type="simple">[23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nin" xlink:type="simple">Benin</text:a> </text:p>
          </table:table-cell>
          <table:table-cell table:style-name="ce8" office:value-type="float" office:value="7.515" calcext:value-type="float">
            <text:p>7,515</text:p>
          </table:table-cell>
          <table:table-cell table:style-name="ce8" office:value-type="float" office:value="93" calcext:value-type="float">
            <text:p>93</text:p>
          </table:table-cell>
          <table:table-cell table:style-name="ce8" office:value-type="float" office:value="5.552" calcext:value-type="float">
            <text:p>5,552</text:p>
          </table:table-cell>
          <table:table-cell table:style-name="ce8" office:value-type="string" calcext:value-type="string">
            <text:p><text:a xlink:href="#cite_note-275" xlink:type="simple">[232]</text:a><text:a xlink:href="#cite_note-276" xlink:type="simple">[23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quatorial_Guinea" xlink:type="simple">Equatorial Guinea</text:a> </text:p>
          </table:table-cell>
          <table:table-cell table:style-name="ce8" office:value-type="float" office:value="7.219" calcext:value-type="float">
            <text:p>7,219</text:p>
          </table:table-cell>
          <table:table-cell table:style-name="ce8" office:value-type="float" office:value="106" calcext:value-type="float">
            <text:p>106</text:p>
          </table:table-cell>
          <table:table-cell table:style-name="ce8" office:value-type="float" office:value="6.799" calcext:value-type="float">
            <text:p>6,799</text:p>
          </table:table-cell>
          <table:table-cell table:style-name="ce8" office:value-type="string" calcext:value-type="string">
            <text:p><text:a xlink:href="#cite_note-277" xlink:type="simple">[23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icaragua" xlink:type="simple">Nicaragua</text:a> </text:p>
          </table:table-cell>
          <table:table-cell table:style-name="ce8" office:value-type="float" office:value="6.727" calcext:value-type="float">
            <text:p>6,727</text:p>
          </table:table-cell>
          <table:table-cell table:style-name="ce8" office:value-type="float" office:value="179" calcext:value-type="float">
            <text:p>179</text:p>
          </table:table-cell>
          <table:table-cell table:style-name="ce8" office:value-type="string" calcext:value-type="string">
            <text:p>No data</text:p>
          </table:table-cell>
          <table:table-cell table:style-name="ce8" office:value-type="string" calcext:value-type="string">
            <text:p><text:a xlink:href="#cite_note-278" xlink:type="simple">[23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celand" xlink:type="simple">Iceland</text:a> </text:p>
          </table:table-cell>
          <table:table-cell table:style-name="ce8" office:value-type="float" office:value="6.267" calcext:value-type="float">
            <text:p>6,267</text:p>
          </table:table-cell>
          <table:table-cell table:style-name="ce8" office:value-type="float" office:value="29" calcext:value-type="float">
            <text:p>29</text:p>
          </table:table-cell>
          <table:table-cell table:style-name="ce8" office:value-type="float" office:value="6.14" calcext:value-type="float">
            <text:p>6,14</text:p>
          </table:table-cell>
          <table:table-cell table:style-name="ce8" office:value-type="string" calcext:value-type="string">
            <text:p><text:a xlink:href="#cite_note-279" xlink:type="simple">[23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Gambia" xlink:type="simple">The Gambia</text:a> </text:p>
          </table:table-cell>
          <table:table-cell table:style-name="ce8" office:value-type="float" office:value="5.564" calcext:value-type="float">
            <text:p>5,564</text:p>
          </table:table-cell>
          <table:table-cell table:style-name="ce8" office:value-type="float" office:value="166" calcext:value-type="float">
            <text:p>166</text:p>
          </table:table-cell>
          <table:table-cell table:style-name="ce8" office:value-type="float" office:value="5.111" calcext:value-type="float">
            <text:p>5,111</text:p>
          </table:table-cell>
          <table:table-cell table:style-name="ce8" office:value-type="string" calcext:value-type="string">
            <text:p><text:a xlink:href="#cite_note-280" xlink:type="simple">[23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Central_African_Republic" xlink:type="simple">Central African Republic</text:a> </text:p>
          </table:table-cell>
          <table:table-cell table:style-name="ce8" office:value-type="float" office:value="5.465" calcext:value-type="float">
            <text:p>5,465</text:p>
          </table:table-cell>
          <table:table-cell table:style-name="ce8" office:value-type="float" office:value="74" calcext:value-type="float">
            <text:p>74</text:p>
          </table:table-cell>
          <table:table-cell table:style-name="ce8" office:value-type="float" office:value="1.924" calcext:value-type="float">
            <text:p>1,924</text:p>
          </table:table-cell>
          <table:table-cell table:style-name="ce8" office:value-type="string" calcext:value-type="string">
            <text:p><text:a xlink:href="#cite_note-281" xlink:type="simple">[238]</text:a><text:a xlink:href="#cite_note-282" xlink:type="simple">[23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n_Marino" xlink:type="simple">San Marino</text:a> </text:p>
          </table:table-cell>
          <table:table-cell table:style-name="ce8" office:value-type="float" office:value="4.962" calcext:value-type="float">
            <text:p>4,962</text:p>
          </table:table-cell>
          <table:table-cell table:style-name="ce8" office:value-type="float" office:value="86" calcext:value-type="float">
            <text:p>86</text:p>
          </table:table-cell>
          <table:table-cell table:style-name="ce8" office:value-type="float" office:value="4.51" calcext:value-type="float">
            <text:p>4,51</text:p>
          </table:table-cell>
          <table:table-cell table:style-name="ce8" office:value-type="string" calcext:value-type="string">
            <text:p><text:a xlink:href="#cite_note-283" xlink:type="simple">[24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Yemen" xlink:type="simple">Yemen</text:a> </text:p>
          </table:table-cell>
          <table:table-cell table:style-name="ce8" office:value-type="float" office:value="4.881" calcext:value-type="float">
            <text:p>4,881</text:p>
          </table:table-cell>
          <table:table-cell table:style-name="ce8" office:value-type="float" office:value="955" calcext:value-type="float">
            <text:p>955</text:p>
          </table:table-cell>
          <table:table-cell table:style-name="ce8" office:value-type="float" office:value="1.772" calcext:value-type="float">
            <text:p>1,772</text:p>
          </table:table-cell>
          <table:table-cell table:style-name="ce8" office:value-type="string" calcext:value-type="string">
            <text:p><text:a xlink:href="#cite_note-284" xlink:type="simple">[24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iger" xlink:type="simple">Niger</text:a> </text:p>
          </table:table-cell>
          <table:table-cell table:style-name="ce8" office:value-type="float" office:value="4.74" calcext:value-type="float">
            <text:p>4,74</text:p>
          </table:table-cell>
          <table:table-cell table:style-name="ce8" office:value-type="float" office:value="172" calcext:value-type="float">
            <text:p>172</text:p>
          </table:table-cell>
          <table:table-cell table:style-name="ce8" office:value-type="float" office:value="4.25" calcext:value-type="float">
            <text:p>4,25</text:p>
          </table:table-cell>
          <table:table-cell table:style-name="ce8" office:value-type="string" calcext:value-type="string">
            <text:p><text:a xlink:href="#cite_note-285" xlink:type="simple">[242]</text:a><text:a xlink:href="#cite_note-286" xlink:type="simple">[24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had" xlink:type="simple">Chad</text:a> </text:p>
          </table:table-cell>
          <table:table-cell table:style-name="ce8" office:value-type="float" office:value="4.636" calcext:value-type="float">
            <text:p>4,636</text:p>
          </table:table-cell>
          <table:table-cell table:style-name="ce8" office:value-type="float" office:value="167" calcext:value-type="float">
            <text:p>167</text:p>
          </table:table-cell>
          <table:table-cell table:style-name="ce8" office:value-type="float" office:value="4.286" calcext:value-type="float">
            <text:p>4,286</text:p>
          </table:table-cell>
          <table:table-cell table:style-name="ce8" office:value-type="string" calcext:value-type="string">
            <text:p><text:a xlink:href="#cite_note-287" xlink:type="simple">[244]</text:a><text:a xlink:href="#cite_note-288" xlink:type="simple">[24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ambodia" xlink:type="simple">Cambodia</text:a> </text:p>
          </table:table-cell>
          <table:table-cell table:style-name="ce8" office:value-type="float" office:value="4.515" calcext:value-type="float">
            <text:p>4,515</text:p>
          </table:table-cell>
          <table:table-cell table:style-name="ce8" office:value-type="float" office:value="30" calcext:value-type="float">
            <text:p>30</text:p>
          </table:table-cell>
          <table:table-cell table:style-name="ce8" office:value-type="float" office:value="2.212" calcext:value-type="float">
            <text:p>2,212</text:p>
          </table:table-cell>
          <table:table-cell table:style-name="ce8" office:value-type="string" calcext:value-type="string">
            <text:p><text:a xlink:href="#cite_note-289" xlink:type="simple">[24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eychelles" xlink:type="simple">Seychelles</text:a> </text:p>
          </table:table-cell>
          <table:table-cell table:style-name="ce8" office:value-type="float" office:value="4.395" calcext:value-type="float">
            <text:p>4,395</text:p>
          </table:table-cell>
          <table:table-cell table:style-name="ce8" office:value-type="float" office:value="24" calcext:value-type="float">
            <text:p>24</text:p>
          </table:table-cell>
          <table:table-cell table:style-name="ce8" office:value-type="float" office:value="4.091" calcext:value-type="float">
            <text:p>4,091</text:p>
          </table:table-cell>
          <table:table-cell table:style-name="ce8" office:value-type="string" calcext:value-type="string">
            <text:p><text:a xlink:href="#cite_note-290" xlink:type="simple">[247]</text:a><text:a xlink:href="#cite_note-291" xlink:type="simple">[24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int_Lucia" xlink:type="simple">Saint Lucia</text:a> </text:p>
          </table:table-cell>
          <table:table-cell table:style-name="ce8" office:value-type="float" office:value="4.355" calcext:value-type="float">
            <text:p>4,355</text:p>
          </table:table-cell>
          <table:table-cell table:style-name="ce8" office:value-type="float" office:value="64" calcext:value-type="float">
            <text:p>64</text:p>
          </table:table-cell>
          <table:table-cell table:style-name="ce8" office:value-type="float" office:value="4.179" calcext:value-type="float">
            <text:p>4,179</text:p>
          </table:table-cell>
          <table:table-cell table:style-name="ce8" office:value-type="string" calcext:value-type="string">
            <text:p><text:a xlink:href="#cite_note-292" xlink:type="simple">[24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ibraltar" xlink:type="simple">Gibraltar</text:a> </text:p>
          </table:table-cell>
          <table:table-cell table:style-name="ce8" office:value-type="float" office:value="4.277" calcext:value-type="float">
            <text:p>4,277</text:p>
          </table:table-cell>
          <table:table-cell table:style-name="ce8" office:value-type="float" office:value="94" calcext:value-type="float">
            <text:p>94</text:p>
          </table:table-cell>
          <table:table-cell table:style-name="ce8" office:value-type="float" office:value="4.18" calcext:value-type="float">
            <text:p>4,18</text:p>
          </table:table-cell>
          <table:table-cell table:style-name="ce8" office:value-type="string" calcext:value-type="string">
            <text:p><text:a xlink:href="#cite_note-293" xlink:type="simple">[25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ierra_Leone" xlink:type="simple">Sierra Leone</text:a> </text:p>
          </table:table-cell>
          <table:table-cell table:style-name="ce8" office:value-type="float" office:value="4.005" calcext:value-type="float">
            <text:p>4,005</text:p>
          </table:table-cell>
          <table:table-cell table:style-name="ce8" office:value-type="float" office:value="79" calcext:value-type="float">
            <text:p>79</text:p>
          </table:table-cell>
          <table:table-cell table:style-name="ce8" office:value-type="float" office:value="2.831" calcext:value-type="float">
            <text:p>2,831</text:p>
          </table:table-cell>
          <table:table-cell table:style-name="ce8" office:value-type="string" calcext:value-type="string">
            <text:p><text:a xlink:href="#cite_note-294" xlink:type="simple">[251]</text:a><text:a xlink:href="#cite_note-295" xlink:type="simple">[25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orthern_Cyprus" xlink:type="simple">Northern Cyprus</text:a><text:a xlink:href="#cite_note-TRNC-296" xlink:type="simple">[ar]</text:a> </text:p>
          </table:table-cell>
          <table:table-cell table:style-name="ce8" office:value-type="float" office:value="3.913" calcext:value-type="float">
            <text:p>3,913</text:p>
          </table:table-cell>
          <table:table-cell table:style-name="ce8" office:value-type="float" office:value="24" calcext:value-type="float">
            <text:p>24</text:p>
          </table:table-cell>
          <table:table-cell table:style-name="ce8" office:value-type="float" office:value="3.509" calcext:value-type="float">
            <text:p>3,509</text:p>
          </table:table-cell>
          <table:table-cell table:style-name="ce8" office:value-type="string" calcext:value-type="string">
            <text:p><text:a xlink:href="#cite_note-297" xlink:type="simple">[25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arbados" xlink:type="simple">Barbados</text:a> </text:p>
          </table:table-cell>
          <table:table-cell table:style-name="ce8" office:value-type="float" office:value="3.73" calcext:value-type="float">
            <text:p>3,73</text:p>
          </table:table-cell>
          <table:table-cell table:style-name="ce8" office:value-type="float" office:value="44" calcext:value-type="float">
            <text:p>44</text:p>
          </table:table-cell>
          <table:table-cell table:style-name="ce8" office:value-type="float" office:value="3.607" calcext:value-type="float">
            <text:p>3,607</text:p>
          </table:table-cell>
          <table:table-cell table:style-name="ce8" office:value-type="string" calcext:value-type="string">
            <text:p><text:a xlink:href="#cite_note-298" xlink:type="simple">[25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inea-Bissau" xlink:type="simple">Guinea-Bissau</text:a> </text:p>
          </table:table-cell>
          <table:table-cell table:style-name="ce8" office:value-type="float" office:value="3.678" calcext:value-type="float">
            <text:p>3,678</text:p>
          </table:table-cell>
          <table:table-cell table:style-name="ce8" office:value-type="float" office:value="66" calcext:value-type="float">
            <text:p>66</text:p>
          </table:table-cell>
          <table:table-cell table:style-name="ce8" office:value-type="float" office:value="2.426" calcext:value-type="float">
            <text:p>2,426</text:p>
          </table:table-cell>
          <table:table-cell table:style-name="ce8" office:value-type="string" calcext:value-type="string">
            <text:p><text:a xlink:href="#cite_note-299" xlink:type="simple">[255]</text:a><text:a xlink:href="#cite_note-300" xlink:type="simple">[25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Comoros" xlink:type="simple">Comoros</text:a> </text:p>
          </table:table-cell>
          <table:table-cell table:style-name="ce8" office:value-type="float" office:value="3.601" calcext:value-type="float">
            <text:p>3,601</text:p>
          </table:table-cell>
          <table:table-cell table:style-name="ce8" office:value-type="float" office:value="146" calcext:value-type="float">
            <text:p>146</text:p>
          </table:table-cell>
          <table:table-cell table:style-name="ce8" office:value-type="float" office:value="3.423" calcext:value-type="float">
            <text:p>3,423</text:p>
          </table:table-cell>
          <table:table-cell table:style-name="ce8" office:value-type="string" calcext:value-type="string">
            <text:p><text:a xlink:href="#cite_note-301" xlink:type="simple">[25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Jersey" xlink:type="simple">Jersey</text:a> </text:p>
          </table:table-cell>
          <table:table-cell table:style-name="ce8" office:value-type="float" office:value="3.23" calcext:value-type="float">
            <text:p>3,23</text:p>
          </table:table-cell>
          <table:table-cell table:style-name="ce8" office:value-type="float" office:value="69" calcext:value-type="float">
            <text:p>69</text:p>
          </table:table-cell>
          <table:table-cell table:style-name="ce8" office:value-type="float" office:value="3.167" calcext:value-type="float">
            <text:p>3,167</text:p>
          </table:table-cell>
          <table:table-cell table:style-name="ce8" office:value-type="string" calcext:value-type="string">
            <text:p><text:a xlink:href="#cite_note-302" xlink:type="simple">[25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Luhansk_People%27s_Republic" xlink:type="simple">Luhansk PR</text:a><text:a xlink:href="#cite_note-DNR-LNR-219" xlink:type="simple">[ak]</text:a> </text:p>
          </table:table-cell>
          <table:table-cell table:style-name="ce8" office:value-type="float" office:value="3.215" calcext:value-type="float">
            <text:p>3,215</text:p>
          </table:table-cell>
          <table:table-cell table:style-name="ce8" office:value-type="float" office:value="281" calcext:value-type="float">
            <text:p>281</text:p>
          </table:table-cell>
          <table:table-cell table:style-name="ce8" office:value-type="float" office:value="2.7" calcext:value-type="float">
            <text:p>2,7</text:p>
          </table:table-cell>
          <table:table-cell table:style-name="ce8" office:value-type="string" calcext:value-type="string">
            <text:p><text:a xlink:href="#cite_note-303" xlink:type="simple">[25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ritrea" xlink:type="simple">Eritrea</text:a> </text:p>
          </table:table-cell>
          <table:table-cell table:style-name="ce8" office:value-type="float" office:value="3.192" calcext:value-type="float">
            <text:p>3,192</text:p>
          </table:table-cell>
          <table:table-cell table:style-name="ce8" office:value-type="float" office:value="9" calcext:value-type="float">
            <text:p>9</text:p>
          </table:table-cell>
          <table:table-cell table:style-name="ce8" office:value-type="float" office:value="2.962" calcext:value-type="float">
            <text:p>2,962</text:p>
          </table:table-cell>
          <table:table-cell table:style-name="ce8" office:value-type="string" calcext:value-type="string">
            <text:p><text:a xlink:href="#cite_note-304" xlink:type="simple">[26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urundi" xlink:type="simple">Burundi</text:a> </text:p>
          </table:table-cell>
          <table:table-cell table:style-name="ce8" office:value-type="float" office:value="3.154" calcext:value-type="float">
            <text:p>3,154</text:p>
          </table:table-cell>
          <table:table-cell table:style-name="ce8" office:value-type="float" office:value="6" calcext:value-type="float">
            <text:p>6</text:p>
          </table:table-cell>
          <table:table-cell table:style-name="ce8" office:value-type="float" office:value="773" calcext:value-type="float">
            <text:p>773</text:p>
          </table:table-cell>
          <table:table-cell table:style-name="ce8" office:value-type="string" calcext:value-type="string">
            <text:p><text:a xlink:href="#cite_note-305" xlink:type="simple">[261]</text:a><text:a xlink:href="#cite_note-306" xlink:type="simple">[26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uth_Ossetia" xlink:type="simple">South Ossetia</text:a><text:a xlink:href="#cite_note-South_Ossetia-307" xlink:type="simple">[as]</text:a> </text:p>
          </table:table-cell>
          <table:table-cell table:style-name="ce8" office:value-type="float" office:value="3.081" calcext:value-type="float">
            <text:p>3,081</text:p>
          </table:table-cell>
          <table:table-cell table:style-name="ce8" office:value-type="float" office:value="60" calcext:value-type="float">
            <text:p>60</text:p>
          </table:table-cell>
          <table:table-cell table:style-name="ce8" office:value-type="float" office:value="2.591" calcext:value-type="float">
            <text:p>2,591</text:p>
          </table:table-cell>
          <table:table-cell table:style-name="ce8" office:value-type="string" calcext:value-type="string">
            <text:p><text:a xlink:href="#cite_note-308" xlink:type="simple">[26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United_States_Virgin_Islands" xlink:type="simple">U.S. Virgin Islands</text:a> </text:p>
          </table:table-cell>
          <table:table-cell table:style-name="ce8" office:value-type="float" office:value="2.945" calcext:value-type="float">
            <text:p>2,945</text:p>
          </table:table-cell>
          <table:table-cell table:style-name="ce8" office:value-type="float" office:value="26" calcext:value-type="float">
            <text:p>26</text:p>
          </table:table-cell>
          <table:table-cell table:style-name="ce8" office:value-type="float" office:value="2.857" calcext:value-type="float">
            <text:p>2,857</text:p>
          </table:table-cell>
          <table:table-cell table:style-name="ce8" office:value-type="string" calcext:value-type="string">
            <text:p><text:a xlink:href="#cite_note-309" xlink:type="simple">[26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iechtenstein" xlink:type="simple">Liechtenstein</text:a> </text:p>
          </table:table-cell>
          <table:table-cell table:style-name="ce8" office:value-type="float" office:value="2.754" calcext:value-type="float">
            <text:p>2,754</text:p>
          </table:table-cell>
          <table:table-cell table:style-name="ce8" office:value-type="float" office:value="56" calcext:value-type="float">
            <text:p>56</text:p>
          </table:table-cell>
          <table:table-cell table:style-name="ce8" office:value-type="float" office:value="2.625" calcext:value-type="float">
            <text:p>2,625</text:p>
          </table:table-cell>
          <table:table-cell table:style-name="ce8" office:value-type="string" calcext:value-type="string">
            <text:p><text:a xlink:href="#cite_note-310" xlink:type="simple">[26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Vietnam" xlink:type="simple">Vietnam</text:a> </text:p>
          </table:table-cell>
          <table:table-cell table:style-name="ce8" office:value-type="float" office:value="2.696" calcext:value-type="float">
            <text:p>2,696</text:p>
          </table:table-cell>
          <table:table-cell table:style-name="ce8" office:value-type="float" office:value="35" calcext:value-type="float">
            <text:p>35</text:p>
          </table:table-cell>
          <table:table-cell table:style-name="ce8" office:value-type="float" office:value="2.429" calcext:value-type="float">
            <text:p>2,429</text:p>
          </table:table-cell>
          <table:table-cell table:style-name="ce8" office:value-type="string" calcext:value-type="string">
            <text:p><text:a xlink:href="#cite_note-311" xlink:type="simple">[26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Republic_of_Artsakh" xlink:type="simple">Artsakh</text:a><text:a xlink:href="#cite_note-Nagorno-Karabakh-312" xlink:type="simple">[at]</text:a> </text:p>
          </table:table-cell>
          <table:table-cell table:style-name="ce8" office:value-type="float" office:value="2.395" calcext:value-type="float">
            <text:p>2,395</text:p>
          </table:table-cell>
          <table:table-cell table:style-name="ce8" office:value-type="float" office:value="31" calcext:value-type="float">
            <text:p>31</text:p>
          </table:table-cell>
          <table:table-cell table:style-name="ce8" office:value-type="float" office:value="337" calcext:value-type="float">
            <text:p>337</text:p>
          </table:table-cell>
          <table:table-cell table:style-name="ce8" office:value-type="string" calcext:value-type="string">
            <text:p><text:a xlink:href="#cite_note-313" xlink:type="simple">[267]</text:a><text:a xlink:href="#cite_note-314" xlink:type="simple">[26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Turks_and_Caicos_Islands" xlink:type="simple">Turks and Caicos Islands</text:a> </text:p>
          </table:table-cell>
          <table:table-cell table:style-name="ce8" office:value-type="float" office:value="2.357" calcext:value-type="float">
            <text:p>2,357</text:p>
          </table:table-cell>
          <table:table-cell table:style-name="ce8" office:value-type="float" office:value="17" calcext:value-type="float">
            <text:p>17</text:p>
          </table:table-cell>
          <table:table-cell table:style-name="ce8" office:value-type="float" office:value="2.28" calcext:value-type="float">
            <text:p>2,28</text:p>
          </table:table-cell>
          <table:table-cell table:style-name="ce8" office:value-type="string" calcext:value-type="string">
            <text:p><text:a xlink:href="#cite_note-315" xlink:type="simple">[26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ão_Tomé_and_Príncipe" xlink:type="simple">São Tomé and Príncipe</text:a> </text:p>
          </table:table-cell>
          <table:table-cell table:style-name="ce8" office:value-type="float" office:value="2.266" calcext:value-type="float">
            <text:p>2,266</text:p>
          </table:table-cell>
          <table:table-cell table:style-name="ce8" office:value-type="float" office:value="35" calcext:value-type="float">
            <text:p>35</text:p>
          </table:table-cell>
          <table:table-cell table:style-name="ce8" office:value-type="float" office:value="2.184" calcext:value-type="float">
            <text:p>2,184</text:p>
          </table:table-cell>
          <table:table-cell table:style-name="ce8" office:value-type="string" calcext:value-type="string">
            <text:p><text:a xlink:href="#cite_note-316" xlink:type="simple">[27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ew_Zealand" xlink:type="simple">New Zealand</text:a> </text:p>
          </table:table-cell>
          <table:table-cell table:style-name="ce8" office:value-type="float" office:value="2.227" calcext:value-type="float">
            <text:p>2,227</text:p>
          </table:table-cell>
          <table:table-cell table:style-name="ce8" office:value-type="float" office:value="26" calcext:value-type="float">
            <text:p>26</text:p>
          </table:table-cell>
          <table:table-cell table:style-name="ce8" office:value-type="float" office:value="2.075" calcext:value-type="float">
            <text:p>2,075</text:p>
          </table:table-cell>
          <table:table-cell table:style-name="ce8" office:value-type="string" calcext:value-type="string">
            <text:p><text:a xlink:href="#cite_note-317" xlink:type="simple">[271]</text:a><text:a xlink:href="#cite_note-318" xlink:type="simple">[27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int_Maarten" xlink:type="simple">Sint Maarten</text:a> </text:p>
          </table:table-cell>
          <table:table-cell table:style-name="ce8" office:value-type="float" office:value="2.185" calcext:value-type="float">
            <text:p>2,185</text:p>
          </table:table-cell>
          <table:table-cell table:style-name="ce8" office:value-type="float" office:value="27" calcext:value-type="float">
            <text:p>27</text:p>
          </table:table-cell>
          <table:table-cell table:style-name="ce8" office:value-type="float" office:value="2.118" calcext:value-type="float">
            <text:p>2,118</text:p>
          </table:table-cell>
          <table:table-cell table:style-name="ce8" office:value-type="string" calcext:value-type="string">
            <text:p><text:a xlink:href="#cite_note-319" xlink:type="simple">[27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iberia" xlink:type="simple">Liberia</text:a> </text:p>
          </table:table-cell>
          <table:table-cell table:style-name="ce8" office:value-type="float" office:value="2.042" calcext:value-type="float">
            <text:p>2,042</text:p>
          </table:table-cell>
          <table:table-cell table:style-name="ce8" office:value-type="float" office:value="85" calcext:value-type="float">
            <text:p>85</text:p>
          </table:table-cell>
          <table:table-cell table:style-name="ce8" office:value-type="float" office:value="1.899" calcext:value-type="float">
            <text:p>1,899</text:p>
          </table:table-cell>
          <table:table-cell table:style-name="ce8" office:value-type="string" calcext:value-type="string">
            <text:p><text:a xlink:href="#cite_note-320" xlink:type="simple">[27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naco" xlink:type="simple">Monaco</text:a> </text:p>
          </table:table-cell>
          <table:table-cell table:style-name="ce8" office:value-type="float" office:value="1.981" calcext:value-type="float">
            <text:p>1,981</text:p>
          </table:table-cell>
          <table:table-cell table:style-name="ce8" office:value-type="float" office:value="26" calcext:value-type="float">
            <text:p>26</text:p>
          </table:table-cell>
          <table:table-cell table:style-name="ce8" office:value-type="float" office:value="1.754" calcext:value-type="float">
            <text:p>1,754</text:p>
          </table:table-cell>
          <table:table-cell table:style-name="ce8" office:value-type="string" calcext:value-type="string">
            <text:p><text:a xlink:href="#cite_note-321" xlink:type="simple">[27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rmuda" xlink:type="simple">Bermuda</text:a> </text:p>
          </table:table-cell>
          <table:table-cell table:style-name="ce8" office:value-type="float" office:value="1.891" calcext:value-type="float">
            <text:p>1,891</text:p>
          </table:table-cell>
          <table:table-cell table:style-name="ce8" office:value-type="float" office:value="16" calcext:value-type="float">
            <text:p>16</text:p>
          </table:table-cell>
          <table:table-cell table:style-name="ce8" office:value-type="float" office:value="998" calcext:value-type="float">
            <text:p>998</text:p>
          </table:table-cell>
          <table:table-cell table:style-name="ce8" office:value-type="string" calcext:value-type="string">
            <text:p><text:a xlink:href="#cite_note-322" xlink:type="simple">[27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maliland" xlink:type="simple">Somaliland</text:a><text:a xlink:href="#cite_note-323" xlink:type="simple">[au]</text:a> </text:p>
          </table:table-cell>
          <table:table-cell table:style-name="ce8" office:value-type="float" office:value="1.808" calcext:value-type="float">
            <text:p>1,808</text:p>
          </table:table-cell>
          <table:table-cell table:style-name="ce8" office:value-type="float" office:value="66" calcext:value-type="float">
            <text:p>66</text:p>
          </table:table-cell>
          <table:table-cell table:style-name="ce8" office:value-type="float" office:value="1.431" calcext:value-type="float">
            <text:p>1,431</text:p>
          </table:table-cell>
          <table:table-cell table:style-name="ce8" office:value-type="string" calcext:value-type="string">
            <text:p><text:a xlink:href="#cite_note-324" xlink:type="simple">[277]</text:a><text:a xlink:href="#cite_note-325" xlink:type="simple">[27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int_Vincent_and_the_Grenadines" xlink:type="simple">Saint Vincent and The Grenadines</text:a> </text:p>
          </table:table-cell>
          <table:table-cell table:style-name="ce8" office:value-type="float" office:value="1.792" calcext:value-type="float">
            <text:p>1,792</text:p>
          </table:table-cell>
          <table:table-cell table:style-name="ce8" office:value-type="float" office:value="10" calcext:value-type="float">
            <text:p>10</text:p>
          </table:table-cell>
          <table:table-cell table:style-name="ce8" office:value-type="float" office:value="1.665" calcext:value-type="float">
            <text:p>1,665</text:p>
          </table:table-cell>
          <table:table-cell table:style-name="ce8" office:value-type="string" calcext:value-type="string">
            <text:p><text:a xlink:href="#cite_note-326" xlink:type="simple">[27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Isle_of_Man" xlink:type="simple">Isle of Man</text:a><text:a xlink:href="#cite_note-328" xlink:type="simple">[av]</text:a> </text:p>
          </table:table-cell>
          <table:table-cell table:style-name="ce8" office:value-type="float" office:value="1.574" calcext:value-type="float">
            <text:p>1,574</text:p>
          </table:table-cell>
          <table:table-cell table:style-name="ce8" office:value-type="float" office:value="29" calcext:value-type="float">
            <text:p>29</text:p>
          </table:table-cell>
          <table:table-cell table:style-name="ce8" office:value-type="float" office:value="1.445" calcext:value-type="float">
            <text:p>1,445</text:p>
          </table:table-cell>
          <table:table-cell table:style-name="ce8" office:value-type="string" calcext:value-type="string">
            <text:p><text:a xlink:href="#cite_note-329" xlink:type="simple">[28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onaire" xlink:type="simple">Bonaire</text:a> </text:p>
          </table:table-cell>
          <table:table-cell table:style-name="ce8" office:value-type="float" office:value="1.493" calcext:value-type="float">
            <text:p>1,493</text:p>
          </table:table-cell>
          <table:table-cell table:style-name="ce8" office:value-type="float" office:value="14" calcext:value-type="float">
            <text:p>14</text:p>
          </table:table-cell>
          <table:table-cell table:style-name="ce8" office:value-type="float" office:value="1.37" calcext:value-type="float">
            <text:p>1,37</text:p>
          </table:table-cell>
          <table:table-cell table:style-name="ce8" office:value-type="string" calcext:value-type="string">
            <text:p><text:a xlink:href="#cite_note-330" xlink:type="simple">[28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ntigua_and_Barbuda" xlink:type="simple">Antigua and Barbuda</text:a> </text:p>
          </table:table-cell>
          <table:table-cell table:style-name="ce8" office:value-type="float" office:value="1.198" calcext:value-type="float">
            <text:p>1,198</text:p>
          </table:table-cell>
          <table:table-cell table:style-name="ce8" office:value-type="float" office:value="30" calcext:value-type="float">
            <text:p>30</text:p>
          </table:table-cell>
          <table:table-cell table:style-name="ce8" office:value-type="float" office:value="938" calcext:value-type="float">
            <text:p>938</text:p>
          </table:table-cell>
          <table:table-cell table:style-name="ce8" office:value-type="string" calcext:value-type="string">
            <text:p><text:a xlink:href="#cite_note-331" xlink:type="simple">[28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uritius" xlink:type="simple">Mauritius</text:a> </text:p>
          </table:table-cell>
          <table:table-cell table:style-name="ce8" office:value-type="float" office:value="1.192" calcext:value-type="float">
            <text:p>1,192</text:p>
          </table:table-cell>
          <table:table-cell table:style-name="ce8" office:value-type="float" office:value="12" calcext:value-type="float">
            <text:p>12</text:p>
          </table:table-cell>
          <table:table-cell table:style-name="ce8" office:value-type="float" office:value="775" calcext:value-type="float">
            <text:p>775</text:p>
          </table:table-cell>
          <table:table-cell table:style-name="ce8" office:value-type="string" calcext:value-type="string">
            <text:p><text:a xlink:href="#cite_note-332" xlink:type="simple">[284]</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USS_Theodore_Roosevelt" xlink:type="simple">USS Theodore Roosevelt</text:a><text:a xlink:href="#cite_note-TheodoreRoosevelt-273" xlink:type="simple">[aq]</text:a> </text:p>
          </table:table-cell>
          <table:table-cell table:style-name="ce8" office:value-type="float" office:value="1.102" calcext:value-type="float">
            <text:p>1,102</text:p>
          </table:table-cell>
          <table:table-cell table:style-name="ce8" office:value-type="float" office:value="1" calcext:value-type="float">
            <text:p>1</text:p>
          </table:table-cell>
          <table:table-cell table:style-name="ce8" office:value-type="float" office:value="751" calcext:value-type="float">
            <text:p>751</text:p>
          </table:table-cell>
          <table:table-cell table:style-name="ce8" office:value-type="string" calcext:value-type="string">
            <text:p><text:a xlink:href="#cite_note-US_Navy-333" xlink:type="simple">[285]</text:a><text:a xlink:href="#cite_note-334" xlink:type="simple">[286]</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harles_de_Gaulle" xlink:type="simple">Charles de Gaulle</text:a><text:a xlink:href="#cite_note-339" xlink:type="simple">[aw]</text:a> </text:p>
          </table:table-cell>
          <table:table-cell table:style-name="ce8" office:value-type="float" office:value="1.081" calcext:value-type="float">
            <text:p>1,081</text:p>
          </table:table-cell>
          <table:table-cell table:number-columns-repeated="2" table:style-name="ce8" office:value-type="float" office:value="0" calcext:value-type="float">
            <text:p>0</text:p>
          </table:table-cell>
          <table:table-cell table:style-name="ce8" office:value-type="string" calcext:value-type="string">
            <text:p><text:a xlink:href="#cite_note-groupe.aeronaval.defense-335" xlink:type="simple">[28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aiwan" xlink:type="simple">Taiwan</text:a><text:a xlink:href="#cite_note-341" xlink:type="simple">[ax]</text:a> </text:p>
          </table:table-cell>
          <table:table-cell table:style-name="ce8" office:value-type="float" office:value="1.058" calcext:value-type="float">
            <text:p>1,058</text:p>
          </table:table-cell>
          <table:table-cell table:style-name="ce8" office:value-type="float" office:value="11" calcext:value-type="float">
            <text:p>11</text:p>
          </table:table-cell>
          <table:table-cell table:style-name="ce8" office:value-type="float" office:value="1.026" calcext:value-type="float">
            <text:p>1,026</text:p>
          </table:table-cell>
          <table:table-cell table:style-name="ce8" office:value-type="string" calcext:value-type="string">
            <text:p><text:a xlink:href="#cite_note-342" xlink:type="simple">[29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ast_Timor" xlink:type="simple">East Timor</text:a> </text:p>
          </table:table-cell>
          <table:table-cell table:style-name="ce8" office:value-type="float" office:value="1.046" calcext:value-type="float">
            <text:p>1,046</text:p>
          </table:table-cell>
          <table:table-cell table:style-name="ce8" office:value-type="float" office:value="1" calcext:value-type="float">
            <text:p>1</text:p>
          </table:table-cell>
          <table:table-cell table:style-name="ce8" office:value-type="float" office:value="550" calcext:value-type="float">
            <text:p>550</text:p>
          </table:table-cell>
          <table:table-cell table:style-name="ce8" office:value-type="string" calcext:value-type="string">
            <text:p><text:a xlink:href="#cite_note-343" xlink:type="simple">[293]</text:a><text:a xlink:href="#cite_note-344" xlink:type="simple">[29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hutan" xlink:type="simple">Bhutan</text:a> </text:p>
          </table:table-cell>
          <table:table-cell table:style-name="ce8" office:value-type="float" office:value="910" calcext:value-type="float">
            <text:p>910</text:p>
          </table:table-cell>
          <table:table-cell table:style-name="ce8" office:value-type="float" office:value="1" calcext:value-type="float">
            <text:p>1</text:p>
          </table:table-cell>
          <table:table-cell table:style-name="ce8" office:value-type="float" office:value="875" calcext:value-type="float">
            <text:p>875</text:p>
          </table:table-cell>
          <table:table-cell table:style-name="ce8" office:value-type="string" calcext:value-type="string">
            <text:p><text:a xlink:href="#cite_note-345" xlink:type="simple">[29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ernsey" xlink:type="simple">Guernsey</text:a> </text:p>
          </table:table-cell>
          <table:table-cell table:style-name="ce8" office:value-type="float" office:value="821" calcext:value-type="float">
            <text:p>821</text:p>
          </table:table-cell>
          <table:table-cell table:style-name="ce8" office:value-type="float" office:value="14" calcext:value-type="float">
            <text:p>14</text:p>
          </table:table-cell>
          <table:table-cell table:style-name="ce8" office:value-type="float" office:value="807" calcext:value-type="float">
            <text:p>807</text:p>
          </table:table-cell>
          <table:table-cell table:style-name="ce8" office:value-type="string" calcext:value-type="string">
            <text:p><text:a xlink:href="#cite_note-346" xlink:type="simple">[296]</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Diamond_Princess" xlink:type="simple">Diamond Princess</text:a><text:a xlink:href="#cite_note-DiamondPrincess-91" xlink:type="simple">[v]</text:a> </text:p>
          </table:table-cell>
          <table:table-cell table:style-name="ce8" office:value-type="float" office:value="712" calcext:value-type="float">
            <text:p>712</text:p>
          </table:table-cell>
          <table:table-cell table:style-name="ce8" office:value-type="float" office:value="14" calcext:value-type="float">
            <text:p>14</text:p>
          </table:table-cell>
          <table:table-cell table:style-name="ce8" office:value-type="float" office:value="653" calcext:value-type="float">
            <text:p>653</text:p>
          </table:table-cell>
          <table:table-cell table:style-name="ce8" office:value-type="string" calcext:value-type="string">
            <text:p><text:a xlink:href="#cite_note-NHK-347" xlink:type="simple">[297]</text:a><text:a xlink:href="#cite_note-348" xlink:type="simple">[29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Faroe_Islands" xlink:type="simple">Faroe Islands</text:a> </text:p>
          </table:table-cell>
          <table:table-cell table:style-name="ce8" office:value-type="float" office:value="661" calcext:value-type="float">
            <text:p>661</text:p>
          </table:table-cell>
          <table:table-cell table:style-name="ce8" office:value-type="float" office:value="1" calcext:value-type="float">
            <text:p>1</text:p>
          </table:table-cell>
          <table:table-cell table:style-name="ce8" office:value-type="float" office:value="660" calcext:value-type="float">
            <text:p>660</text:p>
          </table:table-cell>
          <table:table-cell table:style-name="ce8" office:value-type="string" calcext:value-type="string">
            <text:p><text:a xlink:href="#cite_note-349" xlink:type="simple">[299]</text:a><text:a xlink:href="#cite_note-350" xlink:type="simple">[30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Cayman_Islands" xlink:type="simple">Cayman Islands</text:a> </text:p>
          </table:table-cell>
          <table:table-cell table:style-name="ce8" office:value-type="float" office:value="516" calcext:value-type="float">
            <text:p>516</text:p>
          </table:table-cell>
          <table:table-cell table:style-name="ce8" office:value-type="float" office:value="2" calcext:value-type="float">
            <text:p>2</text:p>
          </table:table-cell>
          <table:table-cell table:style-name="ce8" office:value-type="float" office:value="487" calcext:value-type="float">
            <text:p>487</text:p>
          </table:table-cell>
          <table:table-cell table:style-name="ce8" office:value-type="string" calcext:value-type="string">
            <text:p><text:a xlink:href="#cite_note-351" xlink:type="simple">[30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Wallis_and_Futuna" xlink:type="simple">Wallis and Futuna</text:a> </text:p>
          </table:table-cell>
          <table:table-cell table:style-name="ce8" office:value-type="float" office:value="441" calcext:value-type="float">
            <text:p>441</text:p>
          </table:table-cell>
          <table:table-cell table:style-name="ce8" office:value-type="float" office:value="5" calcext:value-type="float">
            <text:p>5</text:p>
          </table:table-cell>
          <table:table-cell table:style-name="ce8" office:value-type="float" office:value="11" calcext:value-type="float">
            <text:p>11</text:p>
          </table:table-cell>
          <table:table-cell table:style-name="ce8" office:value-type="string" calcext:value-type="string">
            <text:p><text:a xlink:href="#cite_note-352" xlink:type="simple">[302]</text:a><text:a xlink:href="#cite_note-353" xlink:type="simple">[30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runei" xlink:type="simple">Brunei</text:a> </text:p>
          </table:table-cell>
          <table:table-cell table:style-name="ce8" office:value-type="float" office:value="219" calcext:value-type="float">
            <text:p>219</text:p>
          </table:table-cell>
          <table:table-cell table:style-name="ce8" office:value-type="float" office:value="3" calcext:value-type="float">
            <text:p>3</text:p>
          </table:table-cell>
          <table:table-cell table:style-name="ce8" office:value-type="float" office:value="206" calcext:value-type="float">
            <text:p>206</text:p>
          </table:table-cell>
          <table:table-cell table:style-name="ce8" office:value-type="string" calcext:value-type="string">
            <text:p><text:a xlink:href="#cite_note-354" xlink:type="simple">[304]</text:a><text:a xlink:href="#cite_note-355" xlink:type="simple">[30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Dominica" xlink:type="simple">Dominica</text:a> </text:p>
          </table:table-cell>
          <table:table-cell table:style-name="ce8" office:value-type="float" office:value="165" calcext:value-type="float">
            <text:p>165</text:p>
          </table:table-cell>
          <table:table-cell table:style-name="ce8" office:value-type="float" office:value="0" calcext:value-type="float">
            <text:p>0</text:p>
          </table:table-cell>
          <table:table-cell table:style-name="ce8" office:value-type="float" office:value="161" calcext:value-type="float">
            <text:p>161</text:p>
          </table:table-cell>
          <table:table-cell table:style-name="ce8" office:value-type="string" calcext:value-type="string">
            <text:p><text:a xlink:href="#cite_note-356" xlink:type="simple">[30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Northern_Mariana_Islands" xlink:type="simple">Northern Mariana Islands </text:a> </text:p>
          </table:table-cell>
          <table:table-cell table:style-name="ce8" office:value-type="float" office:value="160" calcext:value-type="float">
            <text:p>160</text:p>
          </table:table-cell>
          <table:table-cell table:style-name="ce8" office:value-type="float" office:value="2" calcext:value-type="float">
            <text:p>2</text:p>
          </table:table-cell>
          <table:table-cell table:style-name="ce8" office:value-type="float" office:value="32" calcext:value-type="float">
            <text:p>32</text:p>
          </table:table-cell>
          <table:table-cell table:style-name="ce8" office:value-type="string" calcext:value-type="string">
            <text:p><text:a xlink:href="#cite_note-357" xlink:type="simple">[307]</text:a><text:a xlink:href="#cite_note-358" xlink:type="simple">[30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British_Virgin_Islands" xlink:type="simple">British Virgin Islands</text:a> </text:p>
          </table:table-cell>
          <table:table-cell table:style-name="ce8" office:value-type="float" office:value="153" calcext:value-type="float">
            <text:p>153</text:p>
          </table:table-cell>
          <table:table-cell table:style-name="ce8" office:value-type="float" office:value="1" calcext:value-type="float">
            <text:p>1</text:p>
          </table:table-cell>
          <table:table-cell table:style-name="ce8" office:value-type="float" office:value="131" calcext:value-type="float">
            <text:p>131</text:p>
          </table:table-cell>
          <table:table-cell table:style-name="ce8" office:value-type="string" calcext:value-type="string">
            <text:p><text:a xlink:href="#cite_note-359" xlink:type="simple">[309]</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Costa_Atlantica" xlink:type="simple">Costa Atlantica</text:a> </text:p>
          </table:table-cell>
          <table:table-cell table:style-name="ce8" office:value-type="float" office:value="148" calcext:value-type="float">
            <text:p>148</text:p>
          </table:table-cell>
          <table:table-cell table:style-name="ce8" office:value-type="float" office:value="0" calcext:value-type="float">
            <text:p>0</text:p>
          </table:table-cell>
          <table:table-cell table:style-name="ce8" office:value-type="float" office:value="148" calcext:value-type="float">
            <text:p>148</text:p>
          </table:table-cell>
          <table:table-cell table:style-name="ce8" office:value-type="string" calcext:value-type="string">
            <text:p><text:a xlink:href="#cite_note-360" xlink:type="simple">[310]</text:a><text:a xlink:href="#cite_note-361" xlink:type="simple">[31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renada" xlink:type="simple">Grenada</text:a> </text:p>
          </table:table-cell>
          <table:table-cell table:style-name="ce8" office:value-type="float" office:value="148" calcext:value-type="float">
            <text:p>148</text:p>
          </table:table-cell>
          <table:table-cell table:style-name="ce8" office:value-type="float" office:value="1" calcext:value-type="float">
            <text:p>1</text:p>
          </table:table-cell>
          <table:table-cell table:style-name="ce8" office:value-type="float" office:value="147" calcext:value-type="float">
            <text:p>147</text:p>
          </table:table-cell>
          <table:table-cell table:style-name="ce8" office:value-type="string" calcext:value-type="string">
            <text:p><text:a xlink:href="#cite_note-362" xlink:type="simple">[312]</text:a><text:a xlink:href="#cite_note-363" xlink:type="simple">[313]</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Greg_Mortimer" xlink:type="simple">Greg Mortimer</text:a> </text:p>
          </table:table-cell>
          <table:table-cell table:style-name="ce8" office:value-type="float" office:value="128" calcext:value-type="float">
            <text:p>128</text:p>
          </table:table-cell>
          <table:table-cell table:style-name="ce8" office:value-type="float" office:value="1" calcext:value-type="float">
            <text:p>1</text:p>
          </table:table-cell>
          <table:table-cell table:style-name="ce8" office:value-type="string" calcext:value-type="string">
            <text:p>No data</text:p>
          </table:table-cell>
          <table:table-cell table:style-name="ce8" office:value-type="string" calcext:value-type="string">
            <text:p><text:a xlink:href="#cite_note-364" xlink:type="simple">[314]</text:a><text:a xlink:href="#cite_note-365" xlink:type="simple">[31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ew_Caledonia" xlink:type="simple">New Caledonia</text:a> </text:p>
          </table:table-cell>
          <table:table-cell table:style-name="ce8" office:value-type="float" office:value="121" calcext:value-type="float">
            <text:p>121</text:p>
          </table:table-cell>
          <table:table-cell table:style-name="ce8" office:value-type="float" office:value="0" calcext:value-type="float">
            <text:p>0</text:p>
          </table:table-cell>
          <table:table-cell table:style-name="ce8" office:value-type="float" office:value="30" calcext:value-type="float">
            <text:p>30</text:p>
          </table:table-cell>
          <table:table-cell table:style-name="ce8" office:value-type="string" calcext:value-type="string">
            <text:p><text:a xlink:href="#cite_note-366" xlink:type="simple">[31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Fiji" xlink:type="simple">Fiji</text:a> </text:p>
          </table:table-cell>
          <table:table-cell table:style-name="ce8" office:value-type="float" office:value="67" calcext:value-type="float">
            <text:p>67</text:p>
          </table:table-cell>
          <table:table-cell table:style-name="ce8" office:value-type="float" office:value="2" calcext:value-type="float">
            <text:p>2</text:p>
          </table:table-cell>
          <table:table-cell table:style-name="ce8" office:value-type="float" office:value="64" calcext:value-type="float">
            <text:p>64</text:p>
          </table:table-cell>
          <table:table-cell table:style-name="ce8" office:value-type="string" calcext:value-type="string">
            <text:p><text:a xlink:href="#cite_note-367" xlink:type="simple">[317]</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in_Antarctica" xlink:type="simple">Antarctica</text:a> </text:p>
          </table:table-cell>
          <table:table-cell table:style-name="ce8" office:value-type="float" office:value="58" calcext:value-type="float">
            <text:p>58</text:p>
          </table:table-cell>
          <table:table-cell table:number-columns-repeated="2" table:style-name="ce8" office:value-type="float" office:value="0" calcext:value-type="float">
            <text:p>0</text:p>
          </table:table-cell>
          <table:table-cell table:style-name="ce8" office:value-type="string" calcext:value-type="string">
            <text:p><text:a xlink:href="#cite_note-368" xlink:type="simple">[31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Falkland_Islands" xlink:type="simple">Falkland Islands</text:a> </text:p>
          </table:table-cell>
          <table:table-cell table:style-name="ce8" office:value-type="float" office:value="54" calcext:value-type="float">
            <text:p>54</text:p>
          </table:table-cell>
          <table:table-cell table:style-name="ce8" office:value-type="float" office:value="0" calcext:value-type="float">
            <text:p>0</text:p>
          </table:table-cell>
          <table:table-cell table:style-name="ce8" office:value-type="float" office:value="54" calcext:value-type="float">
            <text:p>54</text:p>
          </table:table-cell>
          <table:table-cell table:style-name="ce8" office:value-type="string" calcext:value-type="string">
            <text:p><text:a xlink:href="#cite_note-369" xlink:type="simple">[31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aos" xlink:type="simple">Laos</text:a> </text:p>
          </table:table-cell>
          <table:table-cell table:style-name="ce8" office:value-type="float" office:value="52" calcext:value-type="float">
            <text:p>52</text:p>
          </table:table-cell>
          <table:table-cell table:style-name="ce8" office:value-type="float" office:value="0" calcext:value-type="float">
            <text:p>0</text:p>
          </table:table-cell>
          <table:table-cell table:style-name="ce8" office:value-type="float" office:value="49" calcext:value-type="float">
            <text:p>49</text:p>
          </table:table-cell>
          <table:table-cell table:style-name="ce8" office:value-type="string" calcext:value-type="string">
            <text:p><text:a xlink:href="#cite_note-370" xlink:type="simple">[320]</text:a><text:a xlink:href="#cite_note-371" xlink:type="simple">[32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cau" xlink:type="simple">Macau</text:a> </text:p>
          </table:table-cell>
          <table:table-cell table:style-name="ce8" office:value-type="float" office:value="48" calcext:value-type="float">
            <text:p>48</text:p>
          </table:table-cell>
          <table:table-cell table:style-name="ce8" office:value-type="float" office:value="0" calcext:value-type="float">
            <text:p>0</text:p>
          </table:table-cell>
          <table:table-cell table:style-name="ce8" office:value-type="float" office:value="46" calcext:value-type="float">
            <text:p>46</text:p>
          </table:table-cell>
          <table:table-cell table:style-name="ce8" office:value-type="string" calcext:value-type="string">
            <text:p><text:a xlink:href="#cite_note-372" xlink:type="simple">[32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int_Kitts_and_Nevis" xlink:type="simple">Saint Kitts and Nevis</text:a> </text:p>
          </table:table-cell>
          <table:table-cell table:style-name="ce8" office:value-type="float" office:value="44" calcext:value-type="float">
            <text:p>44</text:p>
          </table:table-cell>
          <table:table-cell table:style-name="ce8" office:value-type="float" office:value="0" calcext:value-type="float">
            <text:p>0</text:p>
          </table:table-cell>
          <table:table-cell table:style-name="ce8" office:value-type="float" office:value="44" calcext:value-type="float">
            <text:p>44</text:p>
          </table:table-cell>
          <table:table-cell table:style-name="ce8" office:value-type="string" calcext:value-type="string">
            <text:p><text:a xlink:href="#cite_note-373" xlink:type="simple">[323]</text:a><text:a xlink:href="#cite_note-374" xlink:type="simple">[32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reenland" xlink:type="simple">Greenland</text:a> </text:p>
          </table:table-cell>
          <table:table-cell table:style-name="ce8" office:value-type="float" office:value="31" calcext:value-type="float">
            <text:p>31</text:p>
          </table:table-cell>
          <table:table-cell table:style-name="ce8" office:value-type="float" office:value="0" calcext:value-type="float">
            <text:p>0</text:p>
          </table:table-cell>
          <table:table-cell table:style-name="ce8" office:value-type="float" office:value="31" calcext:value-type="float">
            <text:p>31</text:p>
          </table:table-cell>
          <table:table-cell table:style-name="ce8" office:value-type="string" calcext:value-type="string">
            <text:p><text:a xlink:href="#cite_note-375" xlink:type="simple">[325]</text:a><text:a xlink:href="#cite_note-376" xlink:type="simple">[32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Sahrawi_Arab_Democratic_Republic" xlink:type="simple">Sahrawi Arab DR</text:a><text:a xlink:href="#cite_note-377" xlink:type="simple">[ay]</text:a> </text:p>
          </table:table-cell>
          <table:table-cell table:style-name="ce8" office:value-type="float" office:value="31" calcext:value-type="float">
            <text:p>31</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text:a xlink:href="#cite_note-378" xlink:type="simple">[32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Vatican_City" xlink:type="simple">Vatican City</text:a> </text:p>
          </table:table-cell>
          <table:table-cell table:style-name="ce8" office:value-type="float" office:value="29" calcext:value-type="float">
            <text:p>29</text:p>
          </table:table-cell>
          <table:table-cell table:style-name="ce8" office:value-type="float" office:value="0" calcext:value-type="float">
            <text:p>0</text:p>
          </table:table-cell>
          <table:table-cell table:style-name="ce8" office:value-type="float" office:value="27" calcext:value-type="float">
            <text:p>27</text:p>
          </table:table-cell>
          <table:table-cell table:style-name="ce8" office:value-type="string" calcext:value-type="string">
            <text:p><text:a xlink:href="#cite_note-379" xlink:type="simple">[328]</text:a><text:a xlink:href="#cite_note-380" xlink:type="simple">[32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nguilla" xlink:type="simple">Anguilla</text:a> </text:p>
          </table:table-cell>
          <table:table-cell table:style-name="ce8" office:value-type="float" office:value="25" calcext:value-type="float">
            <text:p>25</text:p>
          </table:table-cell>
          <table:table-cell table:style-name="ce8" office:value-type="float" office:value="0" calcext:value-type="float">
            <text:p>0</text:p>
          </table:table-cell>
          <table:table-cell table:style-name="ce8" office:value-type="float" office:value="22" calcext:value-type="float">
            <text:p>22</text:p>
          </table:table-cell>
          <table:table-cell table:style-name="ce8" office:value-type="string" calcext:value-type="string">
            <text:p><text:a xlink:href="#cite_note-381" xlink:type="simple">[33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int_Pierre_and_Miquelon" xlink:type="simple">Saint Pierre and Miquelon</text:a> </text:p>
          </table:table-cell>
          <table:table-cell table:style-name="ce8" office:value-type="float" office:value="24" calcext:value-type="float">
            <text:p>24</text:p>
          </table:table-cell>
          <table:table-cell table:style-name="ce8" office:value-type="float" office:value="0" calcext:value-type="float">
            <text:p>0</text:p>
          </table:table-cell>
          <table:table-cell table:style-name="ce8" office:value-type="float" office:value="12" calcext:value-type="float">
            <text:p>12</text:p>
          </table:table-cell>
          <table:table-cell table:style-name="ce8" office:value-type="string" calcext:value-type="string">
            <text:p><text:a xlink:href="#cite_note-382" xlink:type="simple">[331]</text:a><text:a xlink:href="#cite_note-383" xlink:type="simple">[33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ntserrat" xlink:type="simple">Montserrat</text:a> </text:p>
          </table:table-cell>
          <table:table-cell table:style-name="ce8" office:value-type="float" office:value="20" calcext:value-type="float">
            <text:p>20</text:p>
          </table:table-cell>
          <table:table-cell table:style-name="ce8" office:value-type="float" office:value="1" calcext:value-type="float">
            <text:p>1</text:p>
          </table:table-cell>
          <table:table-cell table:style-name="ce8" office:value-type="float" office:value="18" calcext:value-type="float">
            <text:p>18</text:p>
          </table:table-cell>
          <table:table-cell table:style-name="ce8" office:value-type="string" calcext:value-type="string">
            <text:p><text:a xlink:href="#cite_note-384" xlink:type="simple">[33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int_Eustatius" xlink:type="simple">Sint Eustatius</text:a> </text:p>
          </table:table-cell>
          <table:table-cell table:style-name="ce8" office:value-type="float" office:value="20" calcext:value-type="float">
            <text:p>20</text:p>
          </table:table-cell>
          <table:table-cell table:style-name="ce8" office:value-type="float" office:value="0" calcext:value-type="float">
            <text:p>0</text:p>
          </table:table-cell>
          <table:table-cell table:style-name="ce8" office:value-type="float" office:value="20" calcext:value-type="float">
            <text:p>20</text:p>
          </table:table-cell>
          <table:table-cell table:style-name="ce8" office:value-type="string" calcext:value-type="string">
            <text:p><text:a xlink:href="#cite_note-385" xlink:type="simple">[33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Solomon_Islands" xlink:type="simple">Solomon Islands</text:a> </text:p>
          </table:table-cell>
          <table:table-cell table:style-name="ce8" office:value-type="float" office:value="18" calcext:value-type="float">
            <text:p>18</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string" calcext:value-type="string">
            <text:p><text:a xlink:href="#cite_note-386" xlink:type="simple">[335]</text:a><text:a xlink:href="#cite_note-387" xlink:type="simple">[336]</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Zaandam" xlink:type="simple">MS Zaandam</text:a><text:a xlink:href="#cite_note-390" xlink:type="simple">[az]</text:a> </text:p>
          </table:table-cell>
          <table:table-cell table:style-name="ce8" office:value-type="float" office:value="13" calcext:value-type="float">
            <text:p>13</text:p>
          </table:table-cell>
          <table:table-cell table:style-name="ce8" office:value-type="float" office:value="4" calcext:value-type="float">
            <text:p>4</text:p>
          </table:table-cell>
          <table:table-cell table:style-name="ce8" office:value-type="string" calcext:value-type="string">
            <text:p>No data</text:p>
          </table:table-cell>
          <table:table-cell table:style-name="ce8" office:value-type="string" calcext:value-type="string">
            <text:p><text:a xlink:href="#cite_note-391" xlink:type="simple">[339]</text:a><text:a xlink:href="#cite_note-392" xlink:type="simple">[340]</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Coral_Princess" xlink:type="simple">Coral Princess</text:a><text:a xlink:href="#cite_note-394" xlink:type="simple">[ba]</text:a> </text:p>
          </table:table-cell>
          <table:table-cell table:style-name="ce8" office:value-type="float" office:value="12" calcext:value-type="float">
            <text:p>12</text:p>
          </table:table-cell>
          <table:table-cell table:style-name="ce8" office:value-type="float" office:value="3" calcext:value-type="float">
            <text:p>3</text:p>
          </table:table-cell>
          <table:table-cell table:style-name="ce8" office:value-type="string" calcext:value-type="string">
            <text:p>No data</text:p>
          </table:table-cell>
          <table:table-cell table:style-name="ce8" office:value-type="string" calcext:value-type="string">
            <text:p><text:a xlink:href="#cite_note-395" xlink:type="simple">[342]</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SeaDream_I" xlink:type="simple">SeaDream I</text:a><text:a xlink:href="#cite_note-396" xlink:type="simple">[bb]</text:a> </text:p>
          </table:table-cell>
          <table:table-cell table:style-name="ce8" office:value-type="float" office:value="9" calcext:value-type="float">
            <text:p>9</text:p>
          </table:table-cell>
          <table:table-cell table:style-name="ce8" office:value-type="float" office:value="0" calcext:value-type="float">
            <text:p>0</text:p>
          </table:table-cell>
          <table:table-cell table:style-name="ce8" office:value-type="string" calcext:value-type="string">
            <text:p>No data</text:p>
          </table:table-cell>
          <table:table-cell table:style-name="ce8" office:value-type="string" calcext:value-type="string">
            <text:p><text:a xlink:href="#cite_note-GIS141120-397" xlink:type="simple">[343]</text:a><text:a xlink:href="#cite_note-CNN171120-398" xlink:type="simple">[344]</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naval_ships#HNLMS_Dolfijn" xlink:type="simple">HNLMS Dolfijn</text:a><text:a xlink:href="#cite_note-402" xlink:type="simple">[bc]</text:a> </text:p>
          </table:table-cell>
          <table:table-cell table:style-name="ce8" office:value-type="float" office:value="8" calcext:value-type="float">
            <text:p>8</text:p>
          </table:table-cell>
          <table:table-cell table:style-name="ce8" office:value-type="float" office:value="0" calcext:value-type="float">
            <text:p>0</text:p>
          </table:table-cell>
          <table:table-cell table:style-name="ce8" office:value-type="float" office:value="8" calcext:value-type="float">
            <text:p>8</text:p>
          </table:table-cell>
          <table:table-cell table:style-name="ce8" office:value-type="string" calcext:value-type="string">
            <text:p><text:a xlink:href="#cite_note-dolfijn.defensie-399" xlink:type="simple">[345]</text:a><text:a xlink:href="#cite_note-403" xlink:type="simple">[34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ba" xlink:type="simple">Saba</text:a> </text:p>
          </table:table-cell>
          <table:table-cell table:style-name="ce8" office:value-type="float" office:value="6" calcext:value-type="float">
            <text:p>6</text:p>
          </table:table-cell>
          <table:table-cell table:style-name="ce8" office:value-type="float" office:value="0" calcext:value-type="float">
            <text:p>0</text:p>
          </table:table-cell>
          <table:table-cell table:style-name="ce8" office:value-type="float" office:value="6" calcext:value-type="float">
            <text:p>6</text:p>
          </table:table-cell>
          <table:table-cell table:style-name="ce8" office:value-type="string" calcext:value-type="string">
            <text:p><text:a xlink:href="#cite_note-404" xlink:type="simple">[34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int_Helena,_Ascension_and_Tristan_da_Cunha" xlink:type="simple">Saint Helena, Ascension and Tristan da Cunha</text:a> </text:p>
          </table:table-cell>
          <table:table-cell table:style-name="ce8" office:value-type="float" office:value="5" calcext:value-type="float">
            <text:p>5</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string" calcext:value-type="string">
            <text:p><text:a xlink:href="#cite_note-405" xlink:type="simple">[350]</text:a><text:a xlink:href="#cite_note-406" xlink:type="simple">[35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Marshall_Islands" xlink:type="simple">Marshall Islands</text:a> </text:p>
          </table:table-cell>
          <table:table-cell table:style-name="ce8" office:value-type="float" office:value="4" calcext:value-type="float">
            <text:p>4</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string" calcext:value-type="string">
            <text:p><text:a xlink:href="#cite_note-407" xlink:type="simple">[352]</text:a><text:a xlink:href="#cite_note-408" xlink:type="simple">[35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merican_Samoa" xlink:type="simple">American Samoa</text:a> </text:p>
          </table:table-cell>
          <table:table-cell table:style-name="ce8" office:value-type="float" office:value="4" calcext:value-type="float">
            <text:p>4</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string" calcext:value-type="string">
            <text:p><text:a xlink:href="#cite_note-409" xlink:type="simple">[35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moa" xlink:type="simple">Samoa</text:a> </text:p>
          </table:table-cell>
          <table:table-cell table:style-name="ce8" office:value-type="float" office:value="4" calcext:value-type="float">
            <text:p>4</text:p>
          </table:table-cell>
          <table:table-cell table:style-name="ce8" office:value-type="float" office:value="0" calcext:value-type="float">
            <text:p>0</text:p>
          </table:table-cell>
          <table:table-cell table:style-name="ce8" office:value-type="float" office:value="2" calcext:value-type="float">
            <text:p>2</text:p>
          </table:table-cell>
          <table:table-cell table:style-name="ce8" office:value-type="string" calcext:value-type="string">
            <text:p><text:a xlink:href="#cite_note-410" xlink:type="simple">[355]</text:a><text:a xlink:href="#cite_note-411" xlink:type="simple">[35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Vanuatu" xlink:type="simple">Vanuatu</text:a> </text:p>
          </table:table-cell>
          <table:table-cell table:style-name="ce8" office:value-type="float" office:value="3" calcext:value-type="float">
            <text:p>3</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string" calcext:value-type="string">
            <text:p><text:a xlink:href="#cite_note-412" xlink:type="simple">[35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Federated_States_of_Micronesia" xlink:type="simple">Federated States of Micronesia</text:a> </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string" calcext:value-type="string">
            <text:p><text:a xlink:href="#cite_note-413" xlink:type="simple">[35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anzania" xlink:type="simple">Tanzania</text:a><text:a xlink:href="#cite_note-417" xlink:type="simple">[bd]</text:a> </text:p>
          </table:table-cell>
          <table:table-cell table:number-columns-repeated="3" table:style-name="ce8" office:value-type="string" calcext:value-type="string">
            <text:p>No data</text:p>
          </table:table-cell>
          <table:table-cell table:style-name="ce8" office:value-type="string" calcext:value-type="string">
            <text:p><text:a xlink:href="#cite_note-thecitizen-415" xlink:type="simple">[360]</text:a><text:a xlink:href="#cite_note-ippmedia-416" xlink:type="simple">[361]</text:a> </text:p>
          </table:table-cell>
        </table:table-row>
        <table:table-row table:style-name="ro1">
          <table:table-cell table:style-name="ce3" office:value-type="string" calcext:value-type="string">
            <text:p>As of 12 April 2021 (<text:a xlink:href="https://en.wikipedia.org/wiki/Coordinated_Universal_Time" xlink:type="simple">UTC</text:a>) · History of <text:a xlink:href="https://en.wikipedia.org/wiki/COVID-19_pandemic_cases" xlink:type="simple">cases</text:a> · History of <text:a xlink:href="https://en.wikipedia.org/wiki/COVID-19_pandemic_deaths" xlink:type="simple">deaths</text:a> </text:p>
          </table:table-cell>
          <table:table-cell table:number-columns-repeated="5"/>
        </table:table-row>
        <table:table-row table:style-name="ro1">
          <table:table-cell table:style-name="ce4" office:value-type="string" calcext:value-type="string">
            <text:p>Not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 xlink:type="simple">^</text:a> Location: Countries, territories, and international conveyances where cases were diagnosed. The nationality of the infected and the origin of infection may vary. For some countries, cases are split into respective territories and noted accordingly.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ccc_3-0" xlink:type="simple">^</text:a> Cases: This number shows the cumulative number of confirmed human cases reported to date. The actual number of infections and cases is likely to be higher than reported.<text:a xlink:href="#cite_note-2" xlink:type="simple">[1]</text:a> Reporting criteria and <text:a xlink:href="https://en.wikipedia.org/wiki/COVID-19_testing" xlink:type="simple">testing capacity</text:a> vary between locations.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4" xlink:type="simple">^</text:a> Deaths: Reporting criteria vary between locations.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5" xlink:type="simple">^</text:a> Recoveries: May not correspond to actual current figures and not all recoveries may be reported. Reporting criteria vary between locations and some countries do not report recoveries.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6" xlink:type="simple">^</text:a> The worldwide totals for cases, deaths and recoveries are taken from the Johns Hopkins University Coronavirus Resource Center. They are not sums of the figures for the listed countries and territories.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4" xlink:type="simple">^</text:a> United Stat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include cases identified on the <text:a xlink:href="https://en.wikipedia.org/wiki/COVID-19_pandemic_on_cruise_ships#Grand_Princess" xlink:type="simple">Grand Princes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do not include the <text:a xlink:href="https://en.wikipedia.org/wiki/Unincorporated_territories_of_the_United_States" xlink:type="simple">unincorporated territories</text:a> of <text:a xlink:href="https://en.wikipedia.org/wiki/COVID-19_pandemic_in_Puerto_Rico" xlink:type="simple">Puerto Rico</text:a>, <text:a xlink:href="https://en.wikipedia.org/wiki/COVID-19_pandemic_in_the_United_States_Virgin_Islands" xlink:type="simple">U.S Virgin Islands</text:a>, <text:a xlink:href="https://en.wikipedia.org/wiki/COVID-19_pandemic_in_Guam" xlink:type="simple">Guam</text:a>, <text:a xlink:href="https://en.wikipedia.org/wiki/COVID-19_pandemic_in_the_Northern_Mariana_Islands" xlink:type="simple">Northern Mariana Islands</text:a>, and <text:a xlink:href="https://en.wikipedia.org/wiki/COVID-19_pandemic_in_American_Samoa" xlink:type="simple">American Samoa</text:a>, all of which are listed separatel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Not all states or overseas territories report recovery da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include clinically diagnosed cases as per CDC guidelines.<text:a xlink:href="#cite_note-8" xlink:type="simple">[3]</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and deaths include probable deaths and people released from quarantine as per CDC guidelines.<text:a xlink:href="#cite_note-9" xlink:type="simple">[4]</text:a><text:a xlink:href="#cite_note-10" xlink:type="simple">[5]</text:a><text:a xlink:href="#cite_note-11" xlink:type="simple">[6]</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from the <text:a xlink:href="https://en.wikipedia.org/wiki/United_States_Department_of_Defense" xlink:type="simple">United States Department of Defense</text:a> are only released on a branch-by branch basis since April 2020, without distinction between domestic and foreign deployment, and cases may be reported to local health authorities.<text:a xlink:href="#cite_note-DoD_stop-12" xlink:type="simple">[7]</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or the <text:a xlink:href="https://en.wikipedia.org/wiki/COVID-19_pandemic_on_USS_Theodore_Roosevelt" xlink:type="simple">USS Theodore Roosevelt</text:a>, currently docked at Guam, are reported separate from national figures but included in the Navy's total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re is also one case reported from <text:a xlink:href="https://en.wikipedia.org/wiki/Guantanamo_Bay_Naval_Base" xlink:type="simple">Guantanamo Bay Naval Base</text:a> not included in any other nation or territory's counts.<text:a xlink:href="#cite_note-13" xlink:type="simple">[8]</text:a> Since April 2020, the <text:a xlink:href="https://en.wikipedia.org/wiki/United_States_Department_of_Defense" xlink:type="simple">United States Department of Defense</text:a> has directed all bases, including Guantanamo Bay, to not publish case statistics.<text:a xlink:href="#cite_note-DoD_stop-12" xlink:type="simple">[7]</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0" xlink:type="simple">^</text:a> Franc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ext:a xlink:href="https://en.wikipedia.org/wiki/Overseas_department_and_region" xlink:type="simple">overseas regions</text:a> of <text:a xlink:href="https://en.wikipedia.org/wiki/COVID-19_pandemic_in_French_Guiana" xlink:type="simple">French Guiana</text:a>, <text:a xlink:href="https://en.wikipedia.org/wiki/COVID-19_pandemic_in_Guadeloupe" xlink:type="simple">Guadeloupe</text:a>, <text:a xlink:href="https://en.wikipedia.org/wiki/COVID-19_pandemic_in_Martinique" xlink:type="simple">Martinique</text:a>, <text:a xlink:href="https://en.wikipedia.org/wiki/COVID-19_pandemic_in_Mayotte" xlink:type="simple">Mayotte</text:a> and <text:a xlink:href="https://en.wikipedia.org/wiki/COVID-19_pandemic_in_Réunion" xlink:type="simple">Réunion</text:a>, and collectivities of <text:a xlink:href="https://en.wikipedia.org/wiki/COVID-19_pandemic_in_Saint_Barthélemy" xlink:type="simple">Saint Barthélemy</text:a> and <text:a xlink:href="https://en.wikipedia.org/wiki/COVID-19_pandemic_in_French_Saint_Martin" xlink:type="simple">Saint Martin</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ollectivities of <text:a xlink:href="https://en.wikipedia.org/wiki/COVID-19_pandemic_in_New_Caledonia" xlink:type="simple">New Caledonia</text:a>, <text:a xlink:href="https://en.wikipedia.org/wiki/COVID-19_pandemic_in_French_Polynesia" xlink:type="simple">French Polynesia</text:a>, <text:a xlink:href="https://en.wikipedia.org/wiki/COVID-19_pandemic_in_Saint_Pierre_and_Miquelon" xlink:type="simple">Saint Pierre and Miquelon</text:a> and <text:a xlink:href="https://en.wikipedia.org/wiki/COVID-19_pandemic_in_Wallis_and_Futuna" xlink:type="simple">Wallis and Futun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only include hospitalized cases.<text:a xlink:href="#cite_note-gov-fr-19" xlink:type="simple">[13]</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for total confirmed cases and total deaths include data from both hospital and nursing home (ESMS: établissements sociaux et médico-sociaux).<text:a xlink:href="#cite_note-gov-fr-19" xlink:type="simple">[13]</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2" xlink:type="simple">^</text:a> Russ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from the <text:a xlink:href="https://en.wikipedia.org/wiki/Political_status_of_Crimea" xlink:type="simple">disputed</text:a> <text:a xlink:href="https://en.wikipedia.org/wiki/COVID-19_pandemic_in_Crimea" xlink:type="simple">Crimea</text:a> and <text:a xlink:href="https://en.wikipedia.org/wiki/COVID-19_pandemic_in_Sevastopol" xlink:type="simple">Sevastopol</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COVID-19_pandemic_on_Diamond_Princess" xlink:type="simple">Diamond Princess</text:a> cruise ship, which are classified as "on an international conveyanc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5" xlink:type="simple">^</text:a> United Kingdom</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all <text:a xlink:href="https://en.wikipedia.org/wiki/COVID-19_pandemic_in_the_British_Overseas_Territories" xlink:type="simple">British Overseas Territories</text:a> and <text:a xlink:href="https://en.wikipedia.org/wiki/COVID-19_pandemic_in_Crown_dependencies" xlink:type="simple">Crown dependencie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 of 23 March 2020, the UK government does not publish the number of recoveries. The last update on 22 March reported 135 recovered patients.<text:a xlink:href="#cite_note-24" xlink:type="simple">[16]</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0" xlink:type="simple">^</text:a> Turke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rom 29 July to 24 November 2020, the Ministry of Health did not publish the total number of positive cases. Instead, symptomatic coronavirus cases were shown as "patients".<text:a xlink:href="#cite_note-27" xlink:type="simple">[18]</text:a><text:a xlink:href="#cite_note-28" xlink:type="simple">[19]</text:a> The ministry began to report the daily numbers of previously unreported cases on 25 November, announced the total number of cases in the country on 10 December, and started to include asymptomatic and mildly symptomatic cases (who are usually considered recovered after 10 days of isolation<text:a xlink:href="#cite_note-29" xlink:type="simple">[20]</text:a>) in the number of recoveries on 12 December.</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3" xlink:type="simple">^</text:a> Spai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figure for cases excludes serology–confirmed cas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 of 19 May 2020, the Spanish government does not publish the number of recoveries. The last update on 18 May reported 150,376 recovered patient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7" xlink:type="simple">^</text:a> German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Not all state authorities count recoveries.<text:a xlink:href="#cite_note-zeit-35" xlink:type="simple">[24]</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include estimations by the <text:a xlink:href="https://en.wikipedia.org/wiki/Robert_Koch_Institute" xlink:type="simple">Robert Koch Institute</text:a>.<text:a xlink:href="#cite_note-zeit-35" xlink:type="simple">[24]</text:a><text:a xlink:href="#cite_note-tagesspiegel-36" xlink:type="simple">[25]</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41" xlink:type="simple">^</text:a> Argentin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onfirmed cases on the <text:a xlink:href="https://en.wikipedia.org/wiki/Falkland_Islands_sovereignty_dispute" xlink:type="simple">claimed territory</text:a> of the <text:a xlink:href="https://en.wikipedia.org/wiki/COVID-19_pandemic_in_the_Falkland_Islands" xlink:type="simple">Falkland Islands</text:a>. Since 11 April, the Argentine Ministry of Health includes them in their official reports.<text:a xlink:href="#cite_note-40" xlink:type="simple">[28]</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45" xlink:type="simple">^</text:a> Ukrain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Political_status_of_Crimea" xlink:type="simple">disputed</text:a> <text:a xlink:href="https://en.wikipedia.org/wiki/COVID-19_pandemic_in_Crimea" xlink:type="simple">Crimea</text:a> and <text:a xlink:href="https://en.wikipedia.org/wiki/COVID-19_pandemic_in_Sevastopol" xlink:type="simple">Sevastopol</text:a>. Cases in these territories are included in the Russian total.</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unrecognized <text:a xlink:href="https://en.wikipedia.org/wiki/COVID-19_pandemic_in_the_Donetsk_People%27s_Republic" xlink:type="simple">Donetsk</text:a> and <text:a xlink:href="https://en.wikipedia.org/wiki/COVID-19_pandemic_in_the_Luhansk_People%27s_Republic" xlink:type="simple">Lugansk</text:a> People's Republic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55" xlink:type="simple">^</text:a> Netherland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text:a xlink:href="https://en.wikipedia.org/wiki/Kingdom_of_the_Netherlands" xlink:type="simple">Kingdom of the Netherlands</text:a> consists of a) the <text:a xlink:href="https://en.wikipedia.org/wiki/COVID-19_pandemic_in_the_Netherlands" xlink:type="simple">Netherlands</text:a>* [the country as opposed to the kingdom; listed here], which in turn includes the <text:a xlink:href="https://en.wikipedia.org/wiki/Caribbean_Netherlands" xlink:type="simple">Caribbean Netherlands</text:a>, that are made up of the special municipalities <text:a xlink:href="https://en.wikipedia.org/wiki/COVID-19_pandemic_in_Bonaire" xlink:type="simple">Bonaire</text:a>*, <text:a xlink:href="https://en.wikipedia.org/wiki/COVID-19_pandemic_in_Saba" xlink:type="simple">Saba</text:a>* and <text:a xlink:href="https://en.wikipedia.org/wiki/COVID-19_pandemic_in_Sint_Eustatius" xlink:type="simple">Sint Eustatius</text:a>*; b) <text:a xlink:href="https://en.wikipedia.org/wiki/COVID-19_pandemic_in_Aruba" xlink:type="simple">Aruba</text:a>*; c) <text:a xlink:href="https://en.wikipedia.org/wiki/COVID-19_pandemic_in_Curaçao" xlink:type="simple">Curaçao</text:a>*; and d) <text:a xlink:href="https://en.wikipedia.org/wiki/COVID-19_pandemic_in_Sint_Maarten" xlink:type="simple">Sint Maarten</text:a>*. All regions marked with an asterisk are listed separatel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Dutch Government agency RIVM, responsible for the constituent country the Netherlands, does not count its number of recoveries.<text:a xlink:href="#cite_note-54" xlink:type="simple">[40]</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61" xlink:type="simple">^</text:a> Chile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he special territory of <text:a xlink:href="https://en.wikipedia.org/wiki/COVID-19_pandemic_in_Easter_Island" xlink:type="simple">Easter Island</text:a> and cases reported in the <text:a xlink:href="https://en.wikipedia.org/wiki/COVID-19_pandemic_in_Antarctica" xlink:type="simple">Chilean Antarctic Territory</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Chilean Ministry of Health considered all cases as "recovered" after 14 days since the initial symptoms of the virus, regardless of the health situation of the infected or if succeeding tests indicate the continuing presence of the virus. The only exceptions are casualties, which are not included as recovered.<text:a xlink:href="#cite_note-58" xlink:type="simple">[43]</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Deaths include only cases with positive <text:a xlink:href="https://en.wikipedia.org/wiki/Polymerase_chain_reaction" xlink:type="simple">PCR tests</text:a> and catalogued as a "COVID-19 related death" by the <text:a xlink:href="https://en.wikipedia.org/wiki/Civil_Registry_and_Identification_Service_of_Chile" xlink:type="simple">Civil Registry and Identification Service</text:a>. This number is indicated in the daily reports of the Ministry of Health. A report with the total number of deaths, including suspected cases without PCR test, is released at least weekly since 20 June 2020.<text:a xlink:href="#cite_note-59" xlink:type="simple">[44]</text:a> In the latest report (5 April 2021), the total number of deaths is 31,513.<text:a xlink:href="#cite_note-epidem-60" xlink:type="simple">[45]</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65" xlink:type="simple">^</text:a> Canada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On 17 July 2020, <text:a xlink:href="https://en.wikipedia.org/wiki/COVID-19_pandemic_in_Quebec" xlink:type="simple">Quebec</text:a>, Canada, revised its criteria on recoveries. The Institut national de santé publique claims that "the previous method resulted in 'significant underestimations' of recovered cases."<text:a xlink:href="#cite_note-63" xlink:type="simple">[47]</text:a> This change resulted in a drop of active cases nationwide, from a total of 27,603 on 16 July to 4,058 on 17 July.<text:a xlink:href="#cite_note-64" xlink:type="simple">[48]</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69" xlink:type="simple">^</text:a> Belgium</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number of deaths also includes untested cases and cases in retirement homes that presumably died because of COVID-19, whilst most countries only include deaths of tested cases in hospitals.<text:a xlink:href="#cite_note-68" xlink:type="simple">[51]</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76" xlink:type="simple">^</text:a> Israel</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from the <text:a xlink:href="https://en.wikipedia.org/wiki/Status_of_the_Golan_Heights" xlink:type="simple">disputed</text:a> <text:a xlink:href="https://en.wikipedia.org/wiki/Golan_Heights" xlink:type="simple">Golan Height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COVID-19_pandemic_in_the_State_of_Palestine" xlink:type="simple">Occupied Palestinian Territorie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85" xlink:type="simple">^</text:a> Serb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Political_status_of_Kosovo" xlink:type="simple">disputed</text:a> territory of <text:a xlink:href="https://en.wikipedia.org/wiki/COVID-19_pandemic_in_Kosovo" xlink:type="simple">Kosovo</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87" xlink:type="simple">^</text:a> Switzerland</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are estimates by the Tribune de Genèv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 <text:a xlink:href="#cite_ref-DiamondPrincess_91-0" xlink:type="simple">a</text:a> <text:a xlink:href="#cite_ref-DiamondPrincess_91-1" xlink:type="simple">b</text:a> Diamond Princess and Japa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British cruise ship <text:a xlink:href="https://en.wikipedia.org/wiki/COVID-19_pandemic_on_Diamond_Princess" xlink:type="simple">Diamond Princess</text:a> was in Japanese waters, and the Japanese administration was asked to manage its quarantine, with the passengers having not entered Japan. Therefore, this case is included in neither the Japanese nor British official counts. The World Health Organization classifies the cases as being located "on an international conveyanc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93" xlink:type="simple">^</text:a> Morocco</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in the <text:a xlink:href="https://en.wikipedia.org/wiki/Political_status_of_Western_Sahara" xlink:type="simple">disputed</text:a> <text:a xlink:href="https://en.wikipedia.org/wiki/COVID-19_pandemic_in_Western_Sahara" xlink:type="simple">Western Sahara</text:a> territory controlled by Morocco.</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text:a xlink:href="https://en.wikipedia.org/wiki/List_of_states_with_limited_recognition" xlink:type="simple">de facto state</text:a> of the <text:a xlink:href="https://en.wikipedia.org/wiki/COVID-19_pandemic_in_the_Sahrawi_Arab_Democratic_Republic" xlink:type="simple">Sahrawi Arab Democratic Republic</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08" xlink:type="simple">^</text:a> Georg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text:a xlink:href="https://en.wikipedia.org/wiki/List_of_states_with_limited_recognition" xlink:type="simple">de facto states</text:a> of <text:a xlink:href="https://en.wikipedia.org/wiki/COVID-19_pandemic_in_Abkhazia" xlink:type="simple">Abkhazia</text:a> and <text:a xlink:href="https://en.wikipedia.org/wiki/COVID-19_pandemic_in_South_Ossetia" xlink:type="simple">South Osset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10" xlink:type="simple">^</text:a> Azerbaija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text:a xlink:href="https://en.wikipedia.org/wiki/List_of_states_with_limited_recognition" xlink:type="simple">self-declared state</text:a> of <text:a xlink:href="https://en.wikipedia.org/wiki/COVID-19_pandemic_in_the_Republic_of_Artsakh" xlink:type="simple">Artsakh</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20" xlink:type="simple">^</text:a> Moldov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he <text:a xlink:href="https://en.wikipedia.org/wiki/Transnistria_autonomous_territorial_unit" xlink:type="simple">disputed</text:a> territory of <text:a xlink:href="https://en.wikipedia.org/wiki/COVID-19_pandemic_in_Transnistria" xlink:type="simple">Transnistr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23" xlink:type="simple">^</text:a> Denmark</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autonomous territories of the <text:a xlink:href="https://en.wikipedia.org/wiki/COVID-19_pandemic_in_the_Faroe_Islands" xlink:type="simple">Faroe Islands</text:a> and <text:a xlink:href="https://en.wikipedia.org/wiki/COVID-19_pandemic_in_Greenland" xlink:type="simple">Greenland</text:a> are listed separatel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35" xlink:type="simple">^</text:a> Egypt</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es cases identified on the <text:a xlink:href="https://en.wikipedia.org/wiki/COVID-19_pandemic_on_cruise_ships#MS_River_Anuket" xlink:type="simple">MS River Anuket</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64" xlink:type="simple">^</text:a> Norwa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stimation of the number of infected:</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 of 23 March 2020, according to figures from just over 40 per cent of all GPs in Norway, 20,200 patients have been registered with the "corona code" R991. The figure includes both cases where the patient has been diagnosed with coronavirus infection through testing, and where the GP has used the "corona code" after assessing the patient's symptoms against the criteria by the Norwegian Institute of Public Health.<text:a xlink:href="#cite_note-162" xlink:type="simple">[134]</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 of 24 March 2020, the Norwegian Institute of Public Health estimates that between 7,120 and 23,140 Norwegians are infected with the coronavirus.<text:a xlink:href="#cite_note-163" xlink:type="simple">[135]</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73" xlink:type="simple">^</text:a> Chin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205 <text:a xlink:href="https://en.wikipedia.org/wiki/Asymptomatic" xlink:type="simple">asymptomatic</text:a> cases under medical observation as of 19 December 2020<text:a xlink:href="https://en.wikipedia.org/w/index.php?title=COVID-19_pandemic_data&amp;action=edit" xlink:type="simple">[update]</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ymptomatic cases were not reported before 31 March 2020.</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ext:a xlink:href="https://en.wikipedia.org/wiki/Special_administrative_regions_of_China" xlink:type="simple">Special Administrative Regions</text:a> of <text:a xlink:href="https://en.wikipedia.org/wiki/COVID-19_pandemic_in_Hong_Kong" xlink:type="simple">Hong Kong</text:a> and <text:a xlink:href="https://en.wikipedia.org/wiki/COVID-19_pandemic_in_Macau" xlink:type="simple">Macau</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Does not include <text:a xlink:href="https://en.wikipedia.org/wiki/COVID-19_pandemic_in_Taiwan" xlink:type="simple">Taiwan</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78" xlink:type="simple">^</text:a> Cub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es cases on the <text:a xlink:href="https://en.wikipedia.org/wiki/COVID-19_pandemic_on_cruise_ships#MS_Braemar" xlink:type="simple">MS Braemar</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ext:a xlink:href="https://en.wikipedia.org/wiki/COVID-19_pandemic_in_the_Guantanamo_Bay_Naval_Base" xlink:type="simple">Guantanamo Bay</text:a>, which is governed by the United Stat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84" xlink:type="simple">^</text:a> Finland</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he autonomous region of the <text:a xlink:href="https://en.wikipedia.org/wiki/COVID-19_pandemic_in_the_Åland_Islands" xlink:type="simple">Åland Island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number of recoveries is an estimate based on reported cases which were reported at least two weeks ago and there is no other monitoring data on the course of the disease.<text:a xlink:href="#cite_note-182" xlink:type="simple">[151]</text:a> The exact number of recoveries is not known, as only a small proportion of patients have been hospitalised.<text:a xlink:href="#cite_note-183" xlink:type="simple">[152]</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94" xlink:type="simple">^</text:a> Cypru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he <text:a xlink:href="https://en.wikipedia.org/wiki/British_Overseas_Territories" xlink:type="simple">British Overseas Territory</text:a> of <text:a xlink:href="https://en.wikipedia.org/wiki/COVID-19_pandemic_in_Akrotiri_and_Dhekelia" xlink:type="simple">Akrotiri and Dhekel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ext:a xlink:href="https://en.wikipedia.org/wiki/List_of_states_with_limited_recognition" xlink:type="simple">de facto state</text:a> of <text:a xlink:href="https://en.wikipedia.org/wiki/COVID-19_pandemic_in_Northern_Cyprus" xlink:type="simple">Northern Cypru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05" xlink:type="simple">^</text:a> Botswan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2,399 people who tested positive have been voluntarily repatriated to their respective countries and are not part of the confirmed case count as a result the Government of Botswana does not include the transferred-out cases.<text:a xlink:href="#cite_note-bwcasereport-204" xlink:type="simple">[171]</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14" xlink:type="simple">^</text:a> Austral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cases from <text:a xlink:href="https://en.wikipedia.org/wiki/COVID-19_pandemic_on_Diamond_Princess" xlink:type="simple">Diamond Princess</text:a> cruise ship which are classified as "on an international conveyance". Ten cases, including one fatality recorded by the Australian government.</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16" xlink:type="simple">^</text:a> DR Congo</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text:a xlink:href="https://en.wikipedia.org/wiki/Democratic_Republic_of_the_Congo" xlink:type="simple">Democratic Republic of the Congo</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 <text:a xlink:href="#cite_ref-DNR-LNR_219-0" xlink:type="simple">a</text:a> <text:a xlink:href="#cite_ref-DNR-LNR_219-1" xlink:type="simple">b</text:a> Donetsk and Luhansk People's Republic</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Note that these territories are distinct from the Ukraine-administered regions of the <text:a xlink:href="https://en.wikipedia.org/wiki/Donetsk_Oblast" xlink:type="simple">Donetsk</text:a> and <text:a xlink:href="https://en.wikipedia.org/wiki/Luhansk_Oblast" xlink:type="simple">Luhansk</text:a> Oblast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30" xlink:type="simple">^</text:a> Syr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Status_of_the_Golan_Heights" xlink:type="simple">disputed</text:a> <text:a xlink:href="https://en.wikipedia.org/wiki/Golan_Heights" xlink:type="simple">Golan Height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Abkhazia_239-0" xlink:type="simple">^</text:a> Abkhaz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Georgia_(country)" xlink:type="simple">Georg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47" xlink:type="simple">^</text:a> Somal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text:a xlink:href="https://en.wikipedia.org/wiki/List_of_states_with_limited_recognition" xlink:type="simple">de facto state</text:a> of <text:a xlink:href="https://en.wikipedia.org/wiki/Somaliland" xlink:type="simple">Somaliland</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57" xlink:type="simple">^</text:a> Congo</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lso known as the <text:a xlink:href="https://en.wikipedia.org/wiki/Republic_of_the_Congo" xlink:type="simple">Republic of the Congo</text:a> and not to be confused with the <text:a xlink:href="https://en.wikipedia.org/wiki/Democratic_Republic_of_the_Congo" xlink:type="simple">DR Congo</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65" xlink:type="simple">^</text:a> Bahama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Some of these deaths may still be under investigation as stated in the Ministry's press releas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 <text:a xlink:href="#cite_ref-TheodoreRoosevelt_273-0" xlink:type="simple">a</text:a> <text:a xlink:href="#cite_ref-TheodoreRoosevelt_273-1" xlink:type="simple">b</text:a> Guam and USS Theodore Roosevelt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or the <text:a xlink:href="https://en.wikipedia.org/wiki/COVID-19_pandemic_on_USS_Theodore_Roosevelt" xlink:type="simple">USS Theodore Roosevelt</text:a>, currently docked at Guam, are reported separatel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TRNC_296-0" xlink:type="simple">^</text:a> Northern Cypru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Cyprus" xlink:type="simple">Cypru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South_Ossetia_307-0" xlink:type="simple">^</text:a> South Osset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Georgia_(country)" xlink:type="simple">Georg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Nagorno-Karabakh_312-0" xlink:type="simple">^</text:a> Artsakh</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Azerbaijan" xlink:type="simple">Azerbaijan</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23" xlink:type="simple">^</text:a> Somaliland</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Somalia" xlink:type="simple">Somal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28" xlink:type="simple">^</text:a> Isle of Ma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are presumed. Defined as "An individual testing positive for coronavirus who completes the 14 day self-isolation period from the onset of symptoms who is at home on day 15, or an individual who is discharged from hospital following more severe symptoms."<text:a xlink:href="#cite_note-isle-of-man-327" xlink:type="simple">[280]</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39" xlink:type="simple">^</text:a> Charles de Gaull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on the escort frigate <text:a xlink:href="https://en.wikipedia.org/wiki/COVID-19_pandemic_on_naval_ships#Chevalier_Paul" xlink:type="simple">Chevalier Paul</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ext:a xlink:href="https://en.wikipedia.org/wiki/Florence_Parly" xlink:type="simple">Florence Parly</text:a>, <text:a xlink:href="https://en.wikipedia.org/wiki/Minister_of_the_Armed_Forces_(France)" xlink:type="simple">Minister of the Armed Forces</text:a>, reported to the <text:a xlink:href="https://en.wikipedia.org/wiki/National_Assembly_(France)" xlink:type="simple">National Assembly</text:a>'s <text:a xlink:href="https://en.wikipedia.org/w/index.php?title=National_Defense_and_Armed_Forces_Committee&amp;action=edit&amp;redlink=1" xlink:type="simple">National Defense and Armed Forces Committee</text:a> [<text:a xlink:href="https://fr.wikipedia.org/wiki/Commission_de_la_Défense_nationale_et_des_Forces_armées" xlink:type="simple">fr</text:a>] that 2010 sailors of the <text:a xlink:href="https://en.wikipedia.org/wiki/Carrier_battle_group#France" xlink:type="simple">carrier battle group</text:a> led by <text:a xlink:href="https://en.wikipedia.org/wiki/COVID-19_pandemic_on_Charles_de_Gaulle" xlink:type="simple">Charles de Gaulle</text:a> had been tested, with 1081 tests returning positive so far.<text:a xlink:href="#cite_note-groupe.aeronaval.defense-335" xlink:type="simple">[287]</text:a> Many of these cases were aboard Charles de Gaulle, some of the cases were reportedly aboard French <text:a xlink:href="https://en.wikipedia.org/wiki/Frigate" xlink:type="simple">frigate</text:a> <text:a xlink:href="https://en.wikipedia.org/wiki/French_frigate_Chevalier_Paul" xlink:type="simple">Chevalier Paul</text:a>, and it is unclear if any other ships in the battle group had cases on board.<text:a xlink:href="#cite_note-groupe.aeronaval.mda.twitter-336" xlink:type="simple">[288]</text:a><text:a xlink:href="#cite_note-groupe.aeronaval.bleu-337" xlink:type="simple">[289]</text:a><text:a xlink:href="#cite_note-groupe.aeronaval.rfi-338" xlink:type="simple">[290]</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41" xlink:type="simple">^</text:a> Taiwa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from the <text:a xlink:href="https://en.wikipedia.org/wiki/COVID-19_pandemic_on_naval_ships#ROCS_Pan_Shi" xlink:type="simple">ROCS Pan Shi</text:a>.<text:a xlink:href="#cite_note-340" xlink:type="simple">[291]</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77" xlink:type="simple">^</text:a> Sahrawi Arab Democratic Republic</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Morocco" xlink:type="simple">Morocco</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90" xlink:type="simple">^</text:a> MS Zaandam</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from <text:a xlink:href="https://en.wikipedia.org/wiki/MS_Rotterdam" xlink:type="simple">MS Rotterdam</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MS Rotterdam rendezvoused with the Zaandam on 26 March off the coast of Panama City to provide support and evacuate healthy passengers. Both have since docked in Florida.<text:a xlink:href="#cite_note-388" xlink:type="simple">[337]</text:a><text:a xlink:href="#cite_note-hollandamerica-389" xlink:type="simple">[338]</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MS Zaandam and Rotterdam's numbers are currently not counted in any national figur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94" xlink:type="simple">^</text:a> Coral Princes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cruise ship <text:a xlink:href="https://en.wikipedia.org/wiki/COVID-19_pandemic_on_cruise_ships#Coral_Princess" xlink:type="simple">Coral Princess</text:a> has tested positive cases since early April 2020 and has since docked in Miami.<text:a xlink:href="#cite_note-393" xlink:type="simple">[341]</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5" office:value-type="string" calcext:value-type="string">
            <text:p>Coral Princess's numbers are currently not counted in any national figur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96" xlink:type="simple">^</text:a> SeaDream I</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5" office:value-type="string" calcext:value-type="string">
            <text:p>SeaDream I's numbers are currently not counted in any national figur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402" xlink:type="simple">^</text:a> HNLMS Dolfijn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ll 8 cases currently associated with <text:a xlink:href="https://en.wikipedia.org/wiki/HNLMS_Dolfijn_(1990)" xlink:type="simple">Dolfijn</text:a> were reported while the submarine was at sea in the waters between Scotland and the Netherlands.<text:a xlink:href="#cite_note-dolfijn.defensie-399" xlink:type="simple">[345]</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t is unclear whether the <text:a xlink:href="https://en.wikipedia.org/wiki/National_Institute_for_Public_Health_and_the_Environment" xlink:type="simple">National Institute for Public Health and the Environment</text:a> (RIVM) is including these cases in their total count, but neither their daily update details nor their daily epidemiological situation reports appear to have mentioned the ship, with a breakdown of cases listing the <text:a xlink:href="https://en.wikipedia.org/wiki/Provinces_of_the_Netherlands" xlink:type="simple">twelve provinces</text:a> of the <text:a xlink:href="https://en.wikipedia.org/wiki/Netherlands" xlink:type="simple">country of the Netherlands</text:a> (as opposed to the <text:a xlink:href="https://en.wikipedia.org/wiki/Kingdom_of_the_Netherlands" xlink:type="simple">kingdom</text:a>) accounting for all the cases in the total count.<text:a xlink:href="#cite_note-400" xlink:type="simple">[346]</text:a><text:a xlink:href="#cite_note-401" xlink:type="simple">[347]</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417" xlink:type="simple">^</text:a> Tanzan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for Tanzania are "No data" as the country stopped publishing figures on coronavirus cases on 29 April 2020.<text:a xlink:href="#cite_note-414" xlink:type="simple">[359]</text:a> Figures as of that date were 509 cases, 21 deaths, and 183 recoveries.<text:a xlink:href="#cite_note-thecitizen-415" xlink:type="simple">[360]</text:a><text:a xlink:href="#cite_note-ippmedia-416" xlink:type="simple">[361]</text:a></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21:47:28.1790299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7T18:31:29.926228348</meta:creation-date>
    <dc:date>2021-04-12T21:48:51.128300793</dc:date>
    <meta:editing-duration>PT55M31S</meta:editing-duration>
    <meta:editing-cycles>4</meta:editing-cycles>
    <meta:generator>LibreOffice/6.4.6.2$Linux_X86_64 LibreOffice_project/40$Build-2</meta:generator>
    <meta:document-statistic meta:table-count="1" meta:cell-count="1726" meta:object-count="0"/>
  </office:meta>
</office:document-meta>
</file>